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in"/>
    </style:style>
    <style:style style:name="co2" style:family="table-column">
      <style:table-column-properties fo:break-before="auto" style:column-width="0.4638in"/>
    </style:style>
    <style:style style:name="co3" style:family="table-column">
      <style:table-column-properties fo:break-before="auto" style:column-width="0.6146in"/>
    </style:style>
    <style:style style:name="co4" style:family="table-column">
      <style:table-column-properties fo:break-before="auto" style:column-width="6.8516in"/>
    </style:style>
    <style:style style:name="co5" style:family="table-column">
      <style:table-column-properties fo:break-before="auto" style:column-width="1.3992in"/>
    </style:style>
    <style:style style:name="co6" style:family="table-column">
      <style:table-column-properties fo:break-before="auto" style:column-width="1.072in"/>
    </style:style>
    <style:style style:name="co7" style:family="table-column">
      <style:table-column-properties fo:break-before="auto" style:column-width="3.928in"/>
    </style:style>
    <style:style style:name="co8" style:family="table-column">
      <style:table-column-properties fo:break-before="auto" style:column-width="7.5173in"/>
    </style:style>
    <style:style style:name="co9" style:family="table-column">
      <style:table-column-properties fo:break-before="auto" style:column-width="7.9811in"/>
    </style:style>
    <style:style style:name="co10" style:family="table-column">
      <style:table-column-properties fo:break-before="auto" style:column-width="8.1744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1.5752in" fo:break-before="auto" style:use-optimal-row-height="true"/>
    </style:style>
    <style:style style:name="ro9" style:family="table-row">
      <style:table-row-properties style:row-height="1.4945in" fo:break-before="auto" style:use-optimal-row-height="true"/>
    </style:style>
    <style:style style:name="ro10" style:family="table-row">
      <style:table-row-properties style:row-height="1.6583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1.00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erif" style:font-name-asian="DejaVu Sans" style:font-name-complex="Noto Sans Arabic"/>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1zeNxqzlexbtNByIQ1e95d7UXMyFf2Y_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volume</text:p>
          </table:table-cell>
          <table:table-cell office:value-type="string" calcext:value-type="string">
            <text:p>canto</text:p>
          </table:table-cell>
          <table:table-cell office:value-type="string" calcext:value-type="string">
            <text:p>verse</text:p>
          </table:table-cell>
          <table:table-cell office:value-type="string" calcext:value-type="string">
            <text:p>dante</text:p>
          </table:table-cell>
          <table:table-cell office:value-type="string" calcext:value-type="string">
            <text:p>singleton</text:p>
          </table:table-cell>
          <table:table-cell office:value-type="string" calcext:value-type="string">
            <text:p>musa</text:p>
          </table:table-cell>
          <table:table-cell office:value-type="string" calcext:value-type="string">
            <text:p>kirkpatrick</text:p>
          </table:table-cell>
          <table:table-cell office:value-type="string" calcext:value-type="string">
            <text:p>durling</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3</text:p>
          </table:table-cell>
          <table:table-cell office:value-type="string" calcext:value-type="string">
            <text:p>Nel mezzo del cammin di nostra vita mi ritrovai per una selva oscura, ché la diritta via era smarrita.</text:p>
          </table:table-cell>
          <table:table-cell office:value-type="string" calcext:value-type="string">
            <text:p>Midway in the journey of our life I found</text:p>
            <text:p>myself in a dark wood, for the straight way</text:p>
            <text:p>was lost.</text:p>
          </table:table-cell>
          <table:table-cell office:value-type="string" calcext:value-type="string">
            <text:p>Midway along the journey of our life</text:p>
            <text:p>I woke to find myself in a dark wood,</text:p>
            <text:p>for I had wandered off from the straight path.</text:p>
          </table:table-cell>
          <table:table-cell office:value-type="string" calcext:value-type="string">
            <text:p>At one point midway on our path in life,</text:p>
            <text:p>I came around and found myself now searching</text:p>
            <text:p>through a dark wood, the right way blurred and lost.</text:p>
          </table:table-cell>
          <table:table-cell office:value-type="string" calcext:value-type="string">
            <text:p>In the middle of the journey of our life, I came to</text:p>
            <text:p>myself in a dark wood, for the straight way was lost.</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4-6</text:p>
          </table:table-cell>
          <table:table-cell office:value-type="string" calcext:value-type="string">
            <text:p>Ahi quanto a dir qual era è cosa dura esta selva selvaggia e aspra e forte che nel pensier rinova la paura!</text:p>
          </table:table-cell>
          <table:table-cell office:value-type="string" calcext:value-type="string">
            <text:p>Ah, how hard it is to tell what that</text:p>
            <text:p>wood was, wild, rugged, harsh; the very</text:p>
            <text:p>thought of it renews the fear!</text:p>
          </table:table-cell>
          <table:table-cell office:value-type="string" calcext:value-type="string">
            <text:p>How hard it is to tell what it was like,</text:p>
            <text:p>this wood of wilderness, savage and stubborn</text:p>
            <text:p>(the thought of it brings back all my old fears),</text:p>
          </table:table-cell>
          <table:table-cell office:value-type="string" calcext:value-type="string">
            <text:p>How hard it is to say what that wood was,</text:p>
            <text:p>a wilderness, savage, brute, harsh and wild.</text:p>
            <text:p>Only to think of it renews my fear!</text:p>
          </table:table-cell>
          <table:table-cell office:value-type="string" calcext:value-type="string">
            <text:p>Ah, how hard a thing it is to say what that wood</text:p>
            <text:p>was, so savage and harsh and strong that the</text:p>
            <text:p>thought of it renews my fear!</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7-9</text:p>
          </table:table-cell>
          <table:table-cell office:value-type="string" calcext:value-type="string">
            <text:p>Tant' è amara che poco è più morte; ma per trattar del ben ch'i' vi trovai, dirò de l'altre cose ch'i' v'ho scorte.</text:p>
          </table:table-cell>
          <table:table-cell office:value-type="string" calcext:value-type="string">
            <text:p>It is so bitter</text:p>
            <text:p>that death is hardly more so. But, to treat of</text:p>
            <text:p>the good that I found in it, I will tell of the</text:p>
            <text:p>other things I saw there.</text:p>
          </table:table-cell>
          <table:table-cell office:value-type="string" calcext:value-type="string">
            <text:p>a bitter place! Death could scarce be bitterer.</text:p>
            <text:p>But if I would show the good that came of it</text:p>
            <text:p>I must talk about things other than the good.</text:p>
          </table:table-cell>
          <table:table-cell office:value-type="string" calcext:value-type="string">
            <text:p>So bitter, that thought, that death is hardly more so.</text:p>
            <text:p>But since my theme will be the good I found there, I mean</text:p>
            <text:p>to speak of other things I saw.</text:p>
          </table:table-cell>
          <table:table-cell office:value-type="string" calcext:value-type="string">
            <text:p>It is so bitter that death is little more so! But to</text:p>
            <text:p>treat of the good that I found there, I will tell of</text:p>
            <text:p>the other things I saw.</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0-12</text:p>
          </table:table-cell>
          <table:table-cell office:value-type="string" calcext:value-type="string">
            <text:p>Io non so ben ridir com' i' v'intrai, tant' era pien di sonno a quel punto che la verace via abbandonai.</text:p>
          </table:table-cell>
          <table:table-cell office:value-type="string" calcext:value-type="string">
            <text:p>I cannot rightly say how I entered it, I was</text:p>
            <text:p>so full of sleep at the moment I left the true</text:p>
            <text:p>way;</text:p>
          </table:table-cell>
          <table:table-cell office:value-type="string" calcext:value-type="string">
            <text:p>How I entered there I cannot truly say,</text:p>
            <text:p>I had become so sleepy at the moment</text:p>
            <text:p>when I first strayed, leaving the path of truth;</text:p>
          </table:table-cell>
          <table:table-cell office:value-type="string" calcext:value-type="string">
            <text:p>I do not know, I cannot rightly say,</text:p>
            <text:p>how first I came to be here – so full of sleep,</text:p>
            <text:p>that moment, abandoning the true way on.</text:p>
          </table:table-cell>
          <table:table-cell office:value-type="string" calcext:value-type="string">
            <text:p>I cannot really say how I entered there, so full of</text:p>
            <text:p>sleep was I at the point when I abandoned the true</text:p>
            <text:p>way.</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3-15</text:p>
          </table:table-cell>
          <table:table-cell office:value-type="string" calcext:value-type="string">
            <text:p>Ma poi ch'i' fui al piè d'un colle giunto, là dove terminava quella valle che m'avea di paura il cor compunto,</text:p>
          </table:table-cell>
          <table:table-cell office:value-type="string" calcext:value-type="string">
            <text:p>but when I had reached the foot of a</text:p>
            <text:p>hill, there at the end of the valley that had</text:p>
            <text:p>pierced my heart with fear,</text:p>
          </table:table-cell>
          <table:table-cell office:value-type="string" calcext:value-type="string">
            <text:p>but when I found myself at the foot of a hill,</text:p>
            <text:p>at the edge of the wood’s beginning, down in the valley,</text:p>
            <text:p>where I first felt my heart plunged deep in fear,</text:p>
          </table:table-cell>
          <table:table-cell office:value-type="string" calcext:value-type="string">
            <text:p>But then, on reaching the foot of a hill</text:p>
            <text:p>which marked the limit of the dark ravine</text:p>
            <text:p>that had before so pierced my heart with panic,</text:p>
          </table:table-cell>
          <table:table-cell office:value-type="string" calcext:value-type="string">
            <text:p>But when I had reached the foot of a hill, where</text:p>
            <text:p>the valley ended that had pierced my heart with fear,</text:p>
            <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6-18</text:p>
          </table:table-cell>
          <table:table-cell office:value-type="string" calcext:value-type="string">
            <text:p>guardai in alto e vidi le sue spalle vestite già de' raggi del pianeta che mena dritto altrui per ogne calle.</text:p>
          </table:table-cell>
          <table:table-cell office:value-type="string" calcext:value-type="string">
            <text:p>I looked up and</text:p>
            <text:p>saw its shoulders already clad in the rays of</text:p>
            <text:p>the planet that leads men aright by every path.</text:p>
          </table:table-cell>
          <table:table-cell office:value-type="string" calcext:value-type="string">
            <text:p>I raised my head and saw the hilltop shawled</text:p>
            <text:p>in morning rays of light sent from the planet</text:p>
            <text:p>that leads men straight ahead on every road.</text:p>
          </table:table-cell>
          <table:table-cell office:value-type="string" calcext:value-type="string">
            <text:p>I looked to that height and saw its shoulders</text:p>
            <text:p>already clothed in rays from the planet</text:p>
            <text:p>that leads all others, on any road, aright.</text:p>
          </table:table-cell>
          <table:table-cell office:value-type="string" calcext:value-type="string">
            <text:p>I looked on high and saw its shoulders clothed</text:p>
            <text:p>already with the rays of the planet that leads us</text:p>
            <text:p>straight on every path.</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9-21</text:p>
          </table:table-cell>
          <table:table-cell office:value-type="string" calcext:value-type="string">
            <text:p>Allor fu la paura un poco queta, che nel lago del cor m'era durata la notte ch'i' passai con tanta pieta.</text:p>
          </table:table-cell>
          <table:table-cell office:value-type="string" calcext:value-type="string">
            <text:p>Then the fear was somewhat quieted that had</text:p>
            <text:p>continued in the lake of my heart through the</text:p>
            <text:p>night I had passed so piteously.</text:p>
          </table:table-cell>
          <table:table-cell office:value-type="string" calcext:value-type="string">
            <text:p>And then only did terror start subsiding</text:p>
            <text:p>in my heart’s lake, which rose to heights of fear</text:p>
            <text:p>that night I spent in deepest desperation.</text:p>
          </table:table-cell>
          <table:table-cell office:value-type="string" calcext:value-type="string">
            <text:p>My fears, at this, were somewhat quieted,</text:p>
            <text:p>though terror, awash in the lake of my heart,</text:p>
            <text:p>had lasted all the night I’d passed in anguish.</text:p>
          </table:table-cell>
          <table:table-cell office:value-type="string" calcext:value-type="string">
            <text:p>Then was the fear a little quieted that in the lake</text:p>
            <text:p>of my heart had lasted through the night I passed</text:p>
            <text:p>with so much anguish.</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22-24</text:p>
          </table:table-cell>
          <table:table-cell office:value-type="string" calcext:value-type="string">
            <text:p>E come quei che con lena affannata, uscito fuor del pelago a la riva, si volge a l'acqua perigliosa e guata,</text:p>
          </table:table-cell>
          <table:table-cell office:value-type="string" calcext:value-type="string">
            <text:p>And as he</text:p>
            <text:p>who with laboring breath has escaped from</text:p>
            <text:p>the deep to the shore turns to look back on</text:p>
            <text:p>the dangerous waters,</text:p>
          </table:table-cell>
          <table:table-cell office:value-type="string" calcext:value-type="string">
            <text:p>Just as a swimmer, still with panting breath,</text:p>
            <text:p>now safe upon the shore, out of the deep,</text:p>
            <text:p>might turn for one last look at the dangerous waters,</text:p>
          </table:table-cell>
          <table:table-cell office:value-type="string" calcext:value-type="string">
            <text:p>And then, like someone labouring for breath</text:p>
            <text:p>who, safely reaching shore from open sea,</text:p>
            <text:p>still turns and stares across those perilous waves,</text:p>
          </table:table-cell>
          <table:table-cell office:value-type="string" calcext:value-type="string">
            <text:p>And like one with laboring breath, come forth out</text:p>
            <text:p>of the deep onto the shore, who turns back to the</text:p>
            <text:p>perilous water and stares:</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25-27</text:p>
          </table:table-cell>
          <table:table-cell office:value-type="string" calcext:value-type="string">
            <text:p>così l'animo mio, ch'ancor fuggiva, si volse a retro a rimirar lo passo che non lasciò già mai persona viva.</text:p>
          </table:table-cell>
          <table:table-cell office:value-type="string" calcext:value-type="string">
            <text:p>so my mind which was</text:p>
            <text:p>still fleeing turned back to gaze upon the pass</text:p>
            <text:p>that never left anyone alive.</text:p>
          </table:table-cell>
          <table:table-cell office:value-type="string" calcext:value-type="string">
            <text:p>so I, although my mind was turned to flee,</text:p>
            <text:p>turned round to gaze once more upon the pass</text:p>
            <text:p>that never let a living soul escape.</text:p>
          </table:table-cell>
          <table:table-cell office:value-type="string" calcext:value-type="string">
            <text:p>so in my mind – my thoughts all fleeing still –</text:p>
            <text:p>I turned around to marvel at that strait</text:p>
            <text:p>that let no living soul pass through till now.</text:p>
          </table:table-cell>
          <table:table-cell office:value-type="string" calcext:value-type="string">
            <text:p>so my spirit, still fleeing, turned back to gaze</text:p>
            <text:p>again at the pass that has never yet left anyone aliv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28-30</text:p>
          </table:table-cell>
          <table:table-cell office:value-type="string" calcext:value-type="string">
            <text:p>Poi ch'èi posato un poco il corpo lasso, ripresi via per la piaggia diserta, sì che 'l piè fermo sempre era 'l più basso.</text:p>
          </table:table-cell>
          <table:table-cell office:value-type="string" calcext:value-type="string">
            <text:p>After I had rested my tired body a little, I</text:p>
            <text:p>again took up my way across the desert</text:p>
            <text:p>strand, so that the firm foot was always the</text:p>
            <text:p>lower.</text:p>
          </table:table-cell>
          <table:table-cell office:value-type="string" calcext:value-type="string">
            <text:p>I rested my tired body there awhile</text:p>
            <text:p>and then began to climb the barren slope</text:p>
            <text:p>(I dragged my stronger foot and limped along).</text:p>
          </table:table-cell>
          <table:table-cell office:value-type="string" calcext:value-type="string">
            <text:p>And then – my weary limbs a little rested –</text:p>
            <text:p>I started up the lonely scree once more,</text:p>
            <text:p>the foot that drives me always set the lower.</text:p>
          </table:table-cell>
          <table:table-cell office:value-type="string" calcext:value-type="string">
            <text:p>After I had a little rested my weary body, I took</text:p>
            <text:p>my way again along that deserted slope, so that my</text:p>
            <text:p>halted foot was always the lower.</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31-33</text:p>
          </table:table-cell>
          <table:table-cell office:value-type="string" calcext:value-type="string">
            <text:p>Ed ecco, quasi al cominciar de l'erta, una lonza leggiera e presta molto, che di pel macolato era coverta;</text:p>
          </table:table-cell>
          <table:table-cell office:value-type="string" calcext:value-type="string">
            <text:p>And behold, near the beginning of the</text:p>
            <text:p>steep, a leopard light-footed and very fleet,</text:p>
            <text:p>covered with a spotted hide!</text:p>
          </table:table-cell>
          <table:table-cell office:value-type="string" calcext:value-type="string">
            <text:p>Beyond the point the slope begins to rise</text:p>
            <text:p>sprang up a leopard, trim and very swift!</text:p>
            <text:p>It was covered by a pelt of many spots.</text:p>
          </table:table-cell>
          <table:table-cell office:value-type="string" calcext:value-type="string">
            <text:p>But look now! Almost as the scarp begins,</text:p>
            <text:p>a leopard, light and lively, svelte and quick,</text:p>
            <text:p>its coat displaying a dappled marking.</text:p>
          </table:table-cell>
          <table:table-cell office:value-type="string" calcext:value-type="string">
            <text:p>And behold, almost at the beginning of the steep,</text:p>
            <text:p>a leopard, light and very swift, covered with spotted</text:p>
            <text:p>fur;</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34-36</text:p>
          </table:table-cell>
          <table:table-cell office:value-type="string" calcext:value-type="string">
            <text:p>e non mi si partia dinanzi al volto, anzi 'mpediva tanto il mio cammino, ch'i' fui per ritornar più volte vòlto.</text:p>
          </table:table-cell>
          <table:table-cell office:value-type="string" calcext:value-type="string">
            <text:p>And it did not</text:p>
            <text:p>depart from before my eyes, but did so im-</text:p>
            <text:p>pede my way that more than once I turned</text:p>
            <text:p>round to go back.</text:p>
          </table:table-cell>
          <table:table-cell office:value-type="string" calcext:value-type="string">
            <text:p>And, everywhere I looked, the beast was there</text:p>
            <text:p>blocking my way, so time and time again</text:p>
            <text:p>I was about to turn and go back down.</text:p>
          </table:table-cell>
          <table:table-cell office:value-type="string" calcext:value-type="string">
            <text:p>This never ceased to dance before my face.</text:p>
            <text:p>No. On it came, so bothering my tread</text:p>
            <text:p>I’d half a mind at every turn to turn.</text:p>
          </table:table-cell>
          <table:table-cell office:value-type="string" calcext:value-type="string">
            <text:p>and it did not depart from before my face but</text:p>
            <text:p>rather so impeded my way that I was at several</text:p>
            <text:p>turns turned to go back.</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37-39</text:p>
          </table:table-cell>
          <table:table-cell office:value-type="string" calcext:value-type="string">
            <text:p>Temp' era dal principio del mattino, e 'l sol montava 'n sù con quelle stelle ch'eran con lui quando l'amor divino</text:p>
          </table:table-cell>
          <table:table-cell office:value-type="string" calcext:value-type="string">
            <text:p>It was the beginning of the morning, and</text:p>
            <text:p>the sun was mounting with the stars that were</text:p>
            <text:p>with it when Divine Love </text:p>
          </table:table-cell>
          <table:table-cell office:value-type="string" calcext:value-type="string">
            <text:p>The hour was early in the morning then,</text:p>
            <text:p>the sun was climbing up with those same stars</text:p>
            <text:p>that had accompanied it on the world’s first day, the day Divine Love </text:p>
          </table:table-cell>
          <table:table-cell office:value-type="string" calcext:value-type="string">
            <text:p>The time, however, was the hour of dawn.</text:p>
            <text:p>The sun was mounting, and those springtime stars</text:p>
            <text:p>that rose along with it when Holy Love</text:p>
          </table:table-cell>
          <table:table-cell office:value-type="string" calcext:value-type="string">
            <text:p>The time was the beginning of the morning, and</text:p>
            <text:p>the sun was mounting up with those stars that were</text:p>
            <text:p>with it when God’s love</text:p>
            <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40-42</text:p>
          </table:table-cell>
          <table:table-cell office:value-type="string" calcext:value-type="string">
            <text:p>mosse di prima quelle cose belle <text:s/>sì ch'a bene sperar m'era cagione di quella fiera a la gaetta pelle</text:p>
          </table:table-cell>
          <table:table-cell office:value-type="string" calcext:value-type="string">
            <text:p>first set those beautiful things in motion, so that the hour of the</text:p>
            <text:p>day and the sweet season gave me cause for</text:p>
            <text:p>good hope of that beast with the gay skin;</text:p>
          </table:table-cell>
          <table:table-cell office:value-type="string" calcext:value-type="string">
            <text:p>set their beauty turning;</text:p>
            <text:p>so the hour and sweet season of creation</text:p>
            <text:p>encouraged me to think I could get past</text:p>
          </table:table-cell>
          <table:table-cell office:value-type="string" calcext:value-type="string">
            <text:p>first moved to being all these lovely things.</text:p>
            <text:p>So these – the morning hour, the gentle season –</text:p>
            <text:p>led me to find good reason for my hopes,</text:p>
          </table:table-cell>
          <table:table-cell office:value-type="string" calcext:value-type="string">
            <text:p>first set those lovely things in motion; so that I</text:p>
            <text:p>took reason to have good hope of that beast with its</text:p>
            <text:p>gaily painted hid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43-45</text:p>
          </table:table-cell>
          <table:table-cell office:value-type="string" calcext:value-type="string">
            <text:p>l'ora del tempo e la dolce stagione <text:s/>ma non sì che paura non mi desse la vista che m'apparve d'un leone.</text:p>
          </table:table-cell>
          <table:table-cell office:value-type="string" calcext:value-type="string">
            <text:p>yet not so much that I did not feel afraid</text:p>
            <text:p>at the sight of a lion </text:p>
          </table:table-cell>
          <table:table-cell office:value-type="string" calcext:value-type="string">
            <text:p>that gaudy beast, wild in its spotted pelt,</text:p>
            <text:p>but then good hope gave way and fear returned</text:p>
            <text:p>when the figure of a lion loomed up before me,</text:p>
          </table:table-cell>
          <table:table-cell office:value-type="string" calcext:value-type="string">
            <text:p>seeing that creature with its sparkling hide.</text:p>
            <text:p>Yet not so far that no fear pressed on me,</text:p>
            <text:p>to see, appearing now, a lion face.</text:p>
          </table:table-cell>
          <table:table-cell office:value-type="string" calcext:value-type="string">
            <text:p>from the hour of the morning and the sweet</text:p>
            <text:p>season; but not so that I did not fear the sight of a</text:p>
            <text:p>lion that appeared to m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46-48</text:p>
          </table:table-cell>
          <table:table-cell office:value-type="string" calcext:value-type="string">
            <text:p>Questi parea che contra me venisse con la test' alta e con rabbiosa fame, sì che parea che l'aere ne tremesse.</text:p>
          </table:table-cell>
          <table:table-cell office:value-type="string" calcext:value-type="string">
            <text:p>that appeared to me and</text:p>
            <text:p>seemed to be coming at me, head high and</text:p>
            <text:p>raging with hunger, so that the air seemed</text:p>
            <text:p>to tremble at it; </text:p>
          </table:table-cell>
          <table:table-cell office:value-type="string" calcext:value-type="string">
            <text:p>and he was coming straight toward me, it seemed,</text:p>
            <text:p>with head raised high, and furious with hunger</text:p>
            <text:p>—the air around him seemed to fear his presence.</text:p>
          </table:table-cell>
          <table:table-cell office:value-type="string" calcext:value-type="string">
            <text:p>This, as it seemed, came on and on towards me</text:p>
            <text:p>hungrily, its ravening head held high,</text:p>
            <text:p>so that, in dread, the air around it trembled.</text:p>
          </table:table-cell>
          <table:table-cell office:value-type="string" calcext:value-type="string">
            <text:p>He appeared to be coming against me with his</text:p>
            <text:p>head high and with raging hunger, so that the air</text:p>
            <text:p>appeared to tremble at him.</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49-51</text:p>
          </table:table-cell>
          <table:table-cell office:value-type="string" calcext:value-type="string">
            <text:p>Ed una lupa, che di tutte brame sembiava carca ne la sua magrezza, e molte genti fé già viver grame,</text:p>
          </table:table-cell>
          <table:table-cell office:value-type="string" calcext:value-type="string">
            <text:p>and a she-wolf, that in her</text:p>
            <text:p>leanness seemed laden with every craving and</text:p>
            <text:p>had already caused many to live in sorrow:</text:p>
          </table:table-cell>
          <table:table-cell office:value-type="string" calcext:value-type="string">
            <text:p>And now a she-wolf came, that in her leanness</text:p>
            <text:p>seemed racked with every kind of greediness</text:p>
            <text:p>(how many people she has brought to grief!).</text:p>
          </table:table-cell>
          <table:table-cell office:value-type="string" calcext:value-type="string">
            <text:p>And then a wolf. And she who, seemingly,</text:p>
            <text:p>was gaunt yet gorged on every kind of craving –</text:p>
            <text:p>and had already blighted many a life –</text:p>
          </table:table-cell>
          <table:table-cell office:value-type="string" calcext:value-type="string">
            <text:p>And a she-wolf, that seemed laden with all</text:p>
            <text:p>cravings in her leanness and has caused many</text:p>
            <text:p>peoples to live in wretchedness,</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52-54</text:p>
          </table:table-cell>
          <table:table-cell office:value-type="string" calcext:value-type="string">
            <text:p>questa mi porse tanto di gravezza con la paura ch'uscia di sua vista, ch'io perdei la speranza de l'altezza.</text:p>
          </table:table-cell>
          <table:table-cell office:value-type="string" calcext:value-type="string">
            <text:p>she put such</text:p>
            <text:p>heaviness upon me with the fear that came</text:p>
            <text:p>from sight of her that I lost hope of the height.</text:p>
          </table:table-cell>
          <table:table-cell office:value-type="string" calcext:value-type="string">
            <text:p>This last beast brought my spirit down so low</text:p>
            <text:p>with fear that seized me at the sight of her,</text:p>
            <text:p>I lost all hope of going up the hill.</text:p>
          </table:table-cell>
          <table:table-cell office:value-type="string" calcext:value-type="string">
            <text:p>so heavily oppressed my thought with fears,</text:p>
            <text:p>which spurted even at the sight of her,</text:p>
            <text:p>I lost all hope of reaching to those heights.</text:p>
          </table:table-cell>
          <table:table-cell office:value-type="string" calcext:value-type="string">
            <text:p>she put on me so much heaviness with the fear</text:p>
            <text:p>that came from the sight of her, that I lost hope of</text:p>
            <text:p>reaching the heights.</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55-57</text:p>
          </table:table-cell>
          <table:table-cell office:value-type="string" calcext:value-type="string">
            <text:p>E qual è quei che volontieri acquista, e giugne 'l tempo che perder lo face, che 'n tutti suoi pensier piange e s'attrista;</text:p>
          </table:table-cell>
          <table:table-cell office:value-type="string" calcext:value-type="string">
            <text:p>And like one who is eager in winning, but,</text:p>
            <text:p>when the time comes that makes him lose,</text:p>
            <text:p>weeps and is saddened in all his thoughts,</text:p>
          </table:table-cell>
          <table:table-cell office:value-type="string" calcext:value-type="string">
            <text:p>As a man who, rejoicing in his gains,</text:p>
            <text:p>suddenly seeing his gain turn into loss,</text:p>
            <text:p>will grieve as he compares his then and now,</text:p>
          </table:table-cell>
          <table:table-cell office:value-type="string" calcext:value-type="string">
            <text:p>We all so willingly record our gains,</text:p>
            <text:p>until the hour that leads us into loss.</text:p>
            <text:p>Then every single thought is tears and sadness.</text:p>
          </table:table-cell>
          <table:table-cell office:value-type="string" calcext:value-type="string">
            <text:p>And like one who gladly acquires, and the time</text:p>
            <text:p>arrives that makes him lose, who in all of his</text:p>
            <text:p>thoughts weeps and becomes sad:</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58-60</text:p>
          </table:table-cell>
          <table:table-cell office:value-type="string" calcext:value-type="string">
            <text:p>tal mi fece la bestia sanza pace, che, venendomi 'ncontro, a poco a poco mi ripigneva là dove 'l sol tace.</text:p>
          </table:table-cell>
          <table:table-cell office:value-type="string" calcext:value-type="string">
            <text:p>such did that peaceless beast make me, as,</text:p>
            <text:p>coming on against me, she pushed me back,</text:p>
            <text:p>little by little, to where the sun is silent.</text:p>
          </table:table-cell>
          <table:table-cell office:value-type="string" calcext:value-type="string">
            <text:p>so she made me do, that relentless beast;</text:p>
            <text:p>coming toward me, slowly, step by step,</text:p>
            <text:p>she forced me back to where the sun is mute.</text:p>
          </table:table-cell>
          <table:table-cell office:value-type="string" calcext:value-type="string">
            <text:p>So, now, with me. That brute which knows no peace</text:p>
            <text:p>came ever nearer me and, step by step,</text:p>
            <text:p>drove me back down to where the sun is mute.</text:p>
          </table:table-cell>
          <table:table-cell office:value-type="string" calcext:value-type="string">
            <text:p>so she made me, that restless beast, who, coming</text:p>
            <text:p>against me, little by little was driving me back to</text:p>
            <text:p>where the sun is silent.</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61-63</text:p>
          </table:table-cell>
          <table:table-cell office:value-type="string" calcext:value-type="string">
            <text:p>Mentre ch'i' rovinava in basso loco, dinanzi a li occhi mi si fu offerto chi per lungo silenzio parea fioco.</text:p>
          </table:table-cell>
          <table:table-cell office:value-type="string" calcext:value-type="string">
            <text:p>While I was ruining down to the depth</text:p>
            <text:p>there appeared before me one who seemed</text:p>
            <text:p>faint through long silence.</text:p>
          </table:table-cell>
          <table:table-cell office:value-type="string" calcext:value-type="string">
            <text:p>While I was rushing down to that low place,</text:p>
            <text:p>my eyes made out a figure coming toward me</text:p>
            <text:p>of one grown faint, perhaps from too much silence.</text:p>
          </table:table-cell>
          <table:table-cell office:value-type="string" calcext:value-type="string">
            <text:p>As I went, ruined, rushing to that low,</text:p>
            <text:p>there had, before my eyes, been offered one</text:p>
            <text:p>who seemed – long silent – to be faint and dry.</text:p>
          </table:table-cell>
          <table:table-cell office:value-type="string" calcext:value-type="string">
            <text:p>While I was falling down into a low place, before</text:p>
            <text:p>my eyes one had offered himself to me who through</text:p>
            <text:p>long silence seemed hoars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64-66</text:p>
          </table:table-cell>
          <table:table-cell office:value-type="string" calcext:value-type="string">
            <text:p>Quando vidi costui nel gran diserto, “Miserere di me,” gridai a lui, “qual che tu sii, od ombra od omo certo!”</text:p>
          </table:table-cell>
          <table:table-cell office:value-type="string" calcext:value-type="string">
            <text:p>When I saw him</text:p>
            <text:p>in that vast desert, I cried to him, “Have pity</text:p>
            <text:p>on me whatever you are, shade or living</text:p>
            <text:p>man!”</text:p>
          </table:table-cell>
          <table:table-cell office:value-type="string" calcext:value-type="string">
            <text:p>And when I saw him standing in this wasteland,</text:p>
            <text:p>“Have pity on my soul,” I cried to him,</text:p>
            <text:p>“whichever you are, shade or living man!”</text:p>
          </table:table-cell>
          <table:table-cell office:value-type="string" calcext:value-type="string">
            <text:p>Seeing him near in that great wilderness,</text:p>
            <text:p>to him I screamed my ‘Miserere’ : ‘Save me,</text:p>
            <text:p>whatever – shadow or truly man – you be.’</text:p>
          </table:table-cell>
          <table:table-cell office:value-type="string" calcext:value-type="string">
            <text:p>When I saw him in the great wilderness, “Miserere</text:p>
            <text:p>on me,” I cried to him, “whatever you may be,</text:p>
            <text:p>whether shade or true man!”</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67-69</text:p>
          </table:table-cell>
          <table:table-cell office:value-type="string" calcext:value-type="string">
            <text:p>Rispuosemi: “Non omo, omo già fui, e li parenti miei furon lombardi, mantoani per patrïa ambedui.</text:p>
          </table:table-cell>
          <table:table-cell office:value-type="string" calcext:value-type="string">
            <text:p>“No, not a living man, though once I was,”</text:p>
            <text:p>he answered me, “and my parents were Lom-</text:p>
            <text:p>bards, both Mantuans by birth.</text:p>
          </table:table-cell>
          <table:table-cell office:value-type="string" calcext:value-type="string">
            <text:p>“No longer living man, though once I was,”</text:p>
            <text:p>he said, “and my parents were from Lombardy,</text:p>
            <text:p>both of them were Mantuans by birth.</text:p>
          </table:table-cell>
          <table:table-cell office:value-type="string" calcext:value-type="string">
            <text:p>His answer came to me: ‘No man; a man</text:p>
            <text:p>I was in times long gone. Of Lombard stock,</text:p>
            <text:p>my parents both by patria were Mantuan.</text:p>
          </table:table-cell>
          <table:table-cell office:value-type="string" calcext:value-type="string">
            <text:p>He replied: “Not a man, I was formerly a man,</text:p>
            <text:p>and my parents were Lombards, Mantuans both by</text:p>
            <text:p>birth.</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70-72</text:p>
          </table:table-cell>
          <table:table-cell office:value-type="string" calcext:value-type="string">
            <text:p>Nacqui sub Iulio, ancor che fosse tardi, e vissi a Roma sotto 'l buono Augusto nel tempo de li dèi falsi e bugiardi.</text:p>
          </table:table-cell>
          <table:table-cell office:value-type="string" calcext:value-type="string">
            <text:p>I was born</text:p>
            <text:p>sub Julio, although late, and I lived at Rome</text:p>
            <text:p>under the good Augustus, in the time of the</text:p>
            <text:p>false and lying gods.</text:p>
          </table:table-cell>
          <table:table-cell office:value-type="string" calcext:value-type="string">
            <text:p>I was born, though somewhat late, sub Julio,</text:p>
            <text:p>and lived in Rome when good Augustus reigned,</text:p>
            <text:p>when still the false and lying gods were worshipped.</text:p>
          </table:table-cell>
          <table:table-cell office:value-type="string" calcext:value-type="string">
            <text:p>And I was born, though late, sub Iulio.</text:p>
            <text:p>I lived at Rome in good Augustus’ day,</text:p>
            <text:p>in times when all the gods were lying cheats.</text:p>
          </table:table-cell>
          <table:table-cell office:value-type="string" calcext:value-type="string">
            <text:p>I was born sub Iulio, though it was late, and I</text:p>
            <text:p>lived in Rome under the good Augustus in the time</text:p>
            <text:p>of the false and lying gods.</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73-75</text:p>
          </table:table-cell>
          <table:table-cell office:value-type="string" calcext:value-type="string">
            <text:p>Poeta fui, e cantai di quel giusto figliuol d'Anchise che venne di Troia, poi che 'l superbo Ilïón fu combusto.</text:p>
          </table:table-cell>
          <table:table-cell office:value-type="string" calcext:value-type="string">
            <text:p>I was a poet, and I sang</text:p>
            <text:p>of that just son of Anchises who came from</text:p>
            <text:p>Troy after proud Ilium was burned.</text:p>
          </table:table-cell>
          <table:table-cell office:value-type="string" calcext:value-type="string">
            <text:p>I was a poet and sang of that just man,</text:p>
            <text:p>son of Anchises, who sailed off from Troy</text:p>
            <text:p>after the burning of proud Ilium.</text:p>
          </table:table-cell>
          <table:table-cell office:value-type="string" calcext:value-type="string">
            <text:p>I was a poet then. I sang in praise</text:p>
            <text:p>of all the virtues of Anchises’ son. From Troy</text:p>
            <text:p>he came – proud Ilion razed in flame.</text:p>
          </table:table-cell>
          <table:table-cell office:value-type="string" calcext:value-type="string">
            <text:p>I was a poet, and I sang of that just son of</text:p>
            <text:p>Anchises who came from Troy, when proud Ilion</text:p>
            <text:p>was destroyed by fir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76-78</text:p>
          </table:table-cell>
          <table:table-cell office:value-type="string" calcext:value-type="string">
            <text:p>Ma tu perché ritorni a tanta noia? perché non sali il dilettoso monte ch'è principio e cagion di tutta gioia?”</text:p>
          </table:table-cell>
          <table:table-cell office:value-type="string" calcext:value-type="string">
            <text:p>But you,</text:p>
            <text:p>why do you return to so much woe? Why do</text:p>
            <text:p>you not climb the delectable mountain, the</text:p>
            <text:p>source and cause of every happiness?”</text:p>
          </table:table-cell>
          <table:table-cell office:value-type="string" calcext:value-type="string">
            <text:p>But why retreat to so much misery?</text:p>
            <text:p>Why not climb up this blissful mountain here,</text:p>
            <text:p>the beginning and the source of all man’s joy?”</text:p>
          </table:table-cell>
          <table:table-cell office:value-type="string" calcext:value-type="string">
            <text:p>But you turn back. Why seek such grief and harm?</text:p>
            <text:p>Why climb no higher up that lovely hill?</text:p>
            <text:p>The cause and origin of joy shines there.’</text:p>
          </table:table-cell>
          <table:table-cell office:value-type="string" calcext:value-type="string">
            <text:p>But you, why do you return to so much suffering?</text:p>
            <text:p>why do you not climb the delightful mountain that is</text:p>
            <text:p>origin and cause of all joy?”</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79-81</text:p>
          </table:table-cell>
          <table:table-cell office:value-type="string" calcext:value-type="string">
            <text:p>“Or se' tu quel Virgilio e quella fonte che spandi di parlar sì largo fiume?” rispuos' io lui con vergognosa fronte.</text:p>
          </table:table-cell>
          <table:table-cell office:value-type="string" calcext:value-type="string">
            <text:p>“Are you, then, that Virgil, that fount</text:p>
            <text:p>which pours forth so broad a stream of</text:p>
            <text:p>speech?” I answered him, my brow covered</text:p>
            <text:p>with shame.</text:p>
          </table:table-cell>
          <table:table-cell office:value-type="string" calcext:value-type="string">
            <text:p>“Are you then Virgil, are you then that fount</text:p>
            <text:p>from which pours forth so rich a stream of words?”</text:p>
            <text:p>I said to him, bowing my head modestly.</text:p>
          </table:table-cell>
          <table:table-cell office:value-type="string" calcext:value-type="string">
            <text:p>‘So, could it be,’ I answered him (my brow,</text:p>
            <text:p>in shy respect, bent low), ‘you are that Virgil,</text:p>
            <text:p>whose words (a river running full) flow wide?</text:p>
          </table:table-cell>
          <table:table-cell office:value-type="string" calcext:value-type="string">
            <text:p>“Now are you that Virgil, that fountain which</text:p>
            <text:p>spreads forth so broad a river of speech?” I replied</text:p>
            <text:p>with shamefast brow.</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82-84</text:p>
          </table:table-cell>
          <table:table-cell office:value-type="string" calcext:value-type="string">
            <text:p>“O de li altri poeti onore e lume, vagliami 'l lungo studio e 'l grande amore che m'ha fatto cercar lo tuo volume.</text:p>
          </table:table-cell>
          <table:table-cell office:value-type="string" calcext:value-type="string">
            <text:p>“O glory and light of other poets,</text:p>
            <text:p>may the long study and the great love that</text:p>
            <text:p>have made me search your volume avail me!</text:p>
          </table:table-cell>
          <table:table-cell office:value-type="string" calcext:value-type="string">
            <text:p>“O light and honor of the other poets,</text:p>
            <text:p>may my long years of study, and that deep love</text:p>
            <text:p>that made me search your verses, help me now!</text:p>
          </table:table-cell>
          <table:table-cell office:value-type="string" calcext:value-type="string">
            <text:p>You are the light and glory of all poets.</text:p>
            <text:p>May this well serve me: my unending care, the love so</text:p>
            <text:p>great, that’s made me search your writings through!</text:p>
          </table:table-cell>
          <table:table-cell office:value-type="string" calcext:value-type="string">
            <text:p>“O honor and light of the other poets, let my long</text:p>
            <text:p>study and great love avail me, that has caused me to</text:p>
            <text:p>search through your volum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85-87</text:p>
          </table:table-cell>
          <table:table-cell office:value-type="string" calcext:value-type="string">
            <text:p>Tu se' lo mio maestro e 'l mio autore, tu se' solo colui da cu' io tolsi lo bello stilo che m'ha fatto onore.</text:p>
          </table:table-cell>
          <table:table-cell office:value-type="string" calcext:value-type="string">
            <text:p>You are my master and my author. You alone</text:p>
            <text:p>are he from whom I took the fair style that</text:p>
            <text:p>has done me honor.</text:p>
          </table:table-cell>
          <table:table-cell office:value-type="string" calcext:value-type="string">
            <text:p>You are my teacher, the first of all my authors,</text:p>
            <text:p>and you alone the one from whom I took</text:p>
            <text:p>the noble style that was to bring me honor.</text:p>
          </table:table-cell>
          <table:table-cell office:value-type="string" calcext:value-type="string">
            <text:p>You are my teacher. You, my lord and law.</text:p>
            <text:p>From you alone I took the fine-tuned style</text:p>
            <text:p>that has, already, brought me so much honour.</text:p>
          </table:table-cell>
          <table:table-cell office:value-type="string" calcext:value-type="string">
            <text:p>You are my master and my author, you alone are</text:p>
            <text:p>he from whom I have taken the pleasing style that</text:p>
            <text:p>has won me honor.</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88-90</text:p>
          </table:table-cell>
          <table:table-cell office:value-type="string" calcext:value-type="string">
            <text:p>Vedi la bestia per cu' io mi volsi; aiutami da lei, famoso saggio, ch'ella mi fa tremar le vene e i polsi.”</text:p>
          </table:table-cell>
          <table:table-cell office:value-type="string" calcext:value-type="string">
            <text:p>See the beast that has</text:p>
            <text:p>turned me back. Help me against her, famous</text:p>
            <text:p>sage, for she makes my veins and pulses</text:p>
            <text:p>tremble.”</text:p>
          </table:table-cell>
          <table:table-cell office:value-type="string" calcext:value-type="string">
            <text:p>You see the beast that forced me to retreat;</text:p>
            <text:p>save me from her, I beg you, famous sage,</text:p>
            <text:p>she makes me tremble, the blood throbs in my veins.”</text:p>
          </table:table-cell>
          <table:table-cell office:value-type="string" calcext:value-type="string">
            <text:p>See there? That beast! I turned because of that.</text:p>
            <text:p>Help me – your wisdom’s known – escape from her.</text:p>
            <text:p>To every pulsing vein, she brings a tremor.’</text:p>
          </table:table-cell>
          <table:table-cell office:value-type="string" calcext:value-type="string">
            <text:p>See the beast for which I have turned back: help</text:p>
            <text:p>me against her, famous sage, for she makes my veins</text:p>
            <text:p>and pulses trembl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91-93</text:p>
          </table:table-cell>
          <table:table-cell office:value-type="string" calcext:value-type="string">
            <text:p>“A te convien tenere altro vïaggio,” rispuose, poi che lagrimar mi vide, “se vuo' campar d'esto loco selvaggio;</text:p>
          </table:table-cell>
          <table:table-cell office:value-type="string" calcext:value-type="string">
            <text:p>“It behooves you to go by another way if</text:p>
            <text:p>you would escape from this wild place,” he</text:p>
            <text:p>answered when he saw me weep,</text:p>
          </table:table-cell>
          <table:table-cell office:value-type="string" calcext:value-type="string">
            <text:p>“But you must journey down another road,”</text:p>
            <text:p>he answered, when he saw me lost in tears,</text:p>
            <text:p>“if ever you hope to leave this wilderness;</text:p>
          </table:table-cell>
          <table:table-cell office:value-type="string" calcext:value-type="string">
            <text:p>Seeing my tears, he answered me: ‘There is</text:p>
            <text:p>another road. And that, if you intend</text:p>
            <text:p>to quit this wilderness, you’re bound to take.</text:p>
          </table:table-cell>
          <table:table-cell office:value-type="string" calcext:value-type="string">
            <text:p>“You must hold to another path,” he replied, after</text:p>
            <text:p>he saw me weep, “if you wish to escape from this</text:p>
            <text:p>savage plac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94-96</text:p>
          </table:table-cell>
          <table:table-cell office:value-type="string" calcext:value-type="string">
            <text:p>ché questa bestia, per la qual tu gride, non lascia altrui passar per la sua via, ma tanto lo 'mpedisce che l'uccide;</text:p>
          </table:table-cell>
          <table:table-cell office:value-type="string" calcext:value-type="string">
            <text:p>“for this</text:p>
            <text:p>beast, the cause of your complaint, lets no</text:p>
            <text:p>man pass her way, but so besets him that she</text:p>
            <text:p>slays him;</text:p>
          </table:table-cell>
          <table:table-cell office:value-type="string" calcext:value-type="string">
            <text:p>this beast, the one you cry about in fear,</text:p>
            <text:p>allows no soul to succeed along her path,</text:p>
            <text:p>she blocks his way and puts an end to him.</text:p>
          </table:table-cell>
          <table:table-cell office:value-type="string" calcext:value-type="string">
            <text:p>That beast – you cry out at the very sight –</text:p>
            <text:p>lets no one through who passes on her way.</text:p>
            <text:p>She blocks their progress; and there they all die.</text:p>
          </table:table-cell>
          <table:table-cell office:value-type="string" calcext:value-type="string">
            <text:p>for this beast at which you cry out lets no one</text:p>
            <text:p>pass by her way, but so much impedes him that she</text:p>
            <text:p>kills him;</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97-99</text:p>
          </table:table-cell>
          <table:table-cell office:value-type="string" calcext:value-type="string">
            <text:p>e ha natura sì malvagia e ria, che mai non empie la bramosa voglia, e dopo 'l pasto ha più fame che pria.</text:p>
          </table:table-cell>
          <table:table-cell office:value-type="string" calcext:value-type="string">
            <text:p>and she has a nature so vicious and</text:p>
            <text:p>malign that she never sates her greedy appe-</text:p>
            <text:p>tite and after feeding is hungrier than before.</text:p>
          </table:table-cell>
          <table:table-cell office:value-type="string" calcext:value-type="string">
            <text:p>She is by nature so perverse and vicious,</text:p>
            <text:p>her craving belly is never satisfied,</text:p>
            <text:p>still hungering for food the more she eats.</text:p>
          </table:table-cell>
          <table:table-cell office:value-type="string" calcext:value-type="string">
            <text:p>She by her nature is cruel, so vicious</text:p>
            <text:p>she never can sate her voracious will,</text:p>
            <text:p>but, feasting well, is hungrier than before.</text:p>
          </table:table-cell>
          <table:table-cell office:value-type="string" calcext:value-type="string">
            <text:p>and she has a nature so evil and cruel that her</text:p>
            <text:p>greedy desire is never satisfied, and after feeding she</text:p>
            <text:p>is hungrier than befor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00-102</text:p>
          </table:table-cell>
          <table:table-cell office:value-type="string" calcext:value-type="string">
            <text:p>Molti son li animali a cui s'ammoglia, e più saranno ancora, infin che 'l veltro verrà, che la farà morir con doglia.</text:p>
          </table:table-cell>
          <table:table-cell office:value-type="string" calcext:value-type="string">
            <text:p>Many are the beasts with which she mates,</text:p>
            <text:p>and there will yet be more, until the Hound</text:p>
            <text:p>shall come who will deal her a painful death.</text:p>
          </table:table-cell>
          <table:table-cell office:value-type="string" calcext:value-type="string">
            <text:p>She mates with many creatures, and will go on</text:p>
            <text:p>mating with more until the greyhound comes</text:p>
            <text:p>and tracks her down to make her die in anguish.</text:p>
          </table:table-cell>
          <table:table-cell office:value-type="string" calcext:value-type="string">
            <text:p>She couples, a mate to many a creature,</text:p>
            <text:p>and will so with more, till at last there comes</text:p>
            <text:p>the hunting hound that deals her death and pain.</text:p>
          </table:table-cell>
          <table:table-cell office:value-type="string" calcext:value-type="string">
            <text:p>Many are the animals with whom she mates, and</text:p>
            <text:p>there will be more still, until the greyhound shall</text:p>
            <text:p>come, who will make her die in pain.</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03-105</text:p>
          </table:table-cell>
          <table:table-cell office:value-type="string" calcext:value-type="string">
            <text:p>Questi non ciberà terra né peltro, ma sapïenza, amore e virtute, e sua nazion sarà tra feltro e feltro.</text:p>
          </table:table-cell>
          <table:table-cell office:value-type="string" calcext:value-type="string">
            <text:p>He will not feed on earth or pelf, but on wis-</text:p>
            <text:p>dom, love, and virtue, and his birth shall be</text:p>
            <text:p>between felt and felt.</text:p>
          </table:table-cell>
          <table:table-cell office:value-type="string" calcext:value-type="string">
            <text:p>He will not feed on either land or money:</text:p>
            <text:p>his wisdom, love, and virtue shall sustain him;</text:p>
            <text:p>he will be born between Feltro and Feltro.</text:p>
          </table:table-cell>
          <table:table-cell office:value-type="string" calcext:value-type="string">
            <text:p>He will not feed on dross or cash or gelt,</text:p>
            <text:p>but thrive in wisdom, virtue and pure love.</text:p>
            <text:p>Born he shall be between the felt and felt.</text:p>
          </table:table-cell>
          <table:table-cell office:value-type="string" calcext:value-type="string">
            <text:p>He will feed on neither earth nor pelf, but on</text:p>
            <text:p>wisdom, love, and power, and his birth will be</text:p>
            <text:p>between felt and felt.</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06-108</text:p>
          </table:table-cell>
          <table:table-cell office:value-type="string" calcext:value-type="string">
            <text:p>Di quella umile Italia fia salute per cui morì la vergine Cammilla, Eurialo e Turno e Niso di ferute.</text:p>
          </table:table-cell>
          <table:table-cell office:value-type="string" calcext:value-type="string">
            <text:p>He shall be the salvation</text:p>
            <text:p>of that low-lying Italy for which the virgin</text:p>
            <text:p>Camilla and Euryalus, Turnus, and Nisus</text:p>
            <text:p>died of their wounds.</text:p>
          </table:table-cell>
          <table:table-cell office:value-type="string" calcext:value-type="string">
            <text:p>He comes to save that fallen Italy</text:p>
            <text:p>for which the maid Camilla gave her life</text:p>
            <text:p>and Turnus, Nisus, Euryalus died of wounds.</text:p>
          </table:table-cell>
          <table:table-cell office:value-type="string" calcext:value-type="string">
            <text:p>To all the shores where Italy bows down</text:p>
            <text:p>(here chaste Camilla died of wounds, Turnus,</text:p>
            <text:p>Euryalus and Nisus, too), he’ll bring true health.</text:p>
          </table:table-cell>
          <table:table-cell office:value-type="string" calcext:value-type="string">
            <text:p>He will be the salvation of that humble Italy for</text:p>
            <text:p>which the virgin Camilla died of her wounds, and</text:p>
            <text:p>Euryalus, Turnus, and Nisus.</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09-111</text:p>
          </table:table-cell>
          <table:table-cell office:value-type="string" calcext:value-type="string">
            <text:p>Questi la caccerà per ogne villa, fin che l'avrà rimessa ne lo 'nferno, là onde 'nvidia prima dipartilla.</text:p>
          </table:table-cell>
          <table:table-cell office:value-type="string" calcext:value-type="string">
            <text:p>He shall hunt her through every town till he</text:p>
            <text:p>has thrust her back into Hell, whence envy</text:p>
            <text:p>first sent her forth.</text:p>
          </table:table-cell>
          <table:table-cell office:value-type="string" calcext:value-type="string">
            <text:p>And he will hunt for her through every city</text:p>
            <text:p>until he drives her back to Hell once more,</text:p>
            <text:p>whence Envy first unleashed her on mankind.</text:p>
          </table:table-cell>
          <table:table-cell office:value-type="string" calcext:value-type="string">
            <text:p>Hunting that animal from every town,</text:p>
            <text:p>at last he’ll chase her back once more to Hell,</text:p>
            <text:p>from which invidia has set her loose.</text:p>
          </table:table-cell>
          <table:table-cell office:value-type="string" calcext:value-type="string">
            <text:p>He will drive her from every town until he has</text:p>
            <text:p>put her back in Hell, whence envy first sent her</text:p>
            <text:p>forth.</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12-114</text:p>
          </table:table-cell>
          <table:table-cell office:value-type="string" calcext:value-type="string">
            <text:p>Ond' io per lo tuo me' penso e discerno che tu mi segui, e io sarò tua guida, e trarrotti di qui per loco etterno;</text:p>
          </table:table-cell>
          <table:table-cell office:value-type="string" calcext:value-type="string">
            <text:p>Therefore I think and</text:p>
            <text:p>deem it best that you should follow me, and</text:p>
            <text:p>I will be your guide and lead you hence</text:p>
            <text:p>through an eternal place,</text:p>
          </table:table-cell>
          <table:table-cell office:value-type="string" calcext:value-type="string">
            <text:p>And so, I think it best you follow me</text:p>
            <text:p>for your own good, and I shall be your guide</text:p>
            <text:p>and lead you out through an eternal place</text:p>
          </table:table-cell>
          <table:table-cell office:value-type="string" calcext:value-type="string">
            <text:p>Therefore, considering what’s best for you,</text:p>
            <text:p>I judge that you should follow, I should guide,</text:p>
            <text:p>and hence through an eternal space lead on.</text:p>
          </table:table-cell>
          <table:table-cell office:value-type="string" calcext:value-type="string">
            <text:p>Thus for your good I think and judge that you</text:p>
            <text:p>shall follow me, and I shall be your guide, and I will</text:p>
            <text:p>lead you from here through an eternal plac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15-117</text:p>
          </table:table-cell>
          <table:table-cell office:value-type="string" calcext:value-type="string">
            <text:p>ove udirai le disperate strida, vedrai li antichi spiriti dolenti, ch'a la seconda morte ciascun grida;</text:p>
          </table:table-cell>
          <table:table-cell office:value-type="string" calcext:value-type="string">
            <text:p>where you shall</text:p>
            <text:p>hear the despairing shrieks and see the an-</text:p>
            <text:p>cient tormented spirits who all bewail the</text:p>
            <text:p>second death.</text:p>
          </table:table-cell>
          <table:table-cell office:value-type="string" calcext:value-type="string">
            <text:p>where you will hear desperate cries, and see</text:p>
            <text:p>tormented shades, some old as Hell itself,</text:p>
            <text:p>and know what second death is, from their screams.</text:p>
          </table:table-cell>
          <table:table-cell office:value-type="string" calcext:value-type="string">
            <text:p>There you shall hear shrill cries of desperation,</text:p>
            <text:p>and see those spirits, mourning ancient pain,</text:p>
            <text:p>who all cry out for death to come once more.</text:p>
          </table:table-cell>
          <table:table-cell office:value-type="string" calcext:value-type="string">
            <text:p>where you will hear the desperate shrieks, you</text:p>
            <text:p>will see the ancient suffering spirits, who all cry out</text:p>
            <text:p>at the second death;</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18-120</text:p>
          </table:table-cell>
          <table:table-cell office:value-type="string" calcext:value-type="string">
            <text:p>e vederai color che son contenti nel foco, perché speran di venire quando che sia a le beate genti.</text:p>
          </table:table-cell>
          <table:table-cell office:value-type="string" calcext:value-type="string">
            <text:p>Then you shall see those who</text:p>
            <text:p>are content in the fire because they hope</text:p>
            <text:p>to come among the blessed, whensoever that</text:p>
            <text:p>may be;</text:p>
          </table:table-cell>
          <table:table-cell office:value-type="string" calcext:value-type="string">
            <text:p>And later you will see those who rejoice</text:p>
            <text:p>while they are burning, for they have hope of coming,</text:p>
            <text:p>whenever it may be, to join the blessed—</text:p>
          </table:table-cell>
          <table:table-cell office:value-type="string" calcext:value-type="string">
            <text:p>And then you’ll see those souls who live in fire,</text:p>
            <text:p>content to hope – whenever that time comes –</text:p>
            <text:p>they too will be among the blessed choirs.</text:p>
          </table:table-cell>
          <table:table-cell office:value-type="string" calcext:value-type="string">
            <text:p>and you will see those who are content in the fire,</text:p>
            <text:p>because they hope to come, whenever it may be, to</text:p>
            <text:p>the blessed peopl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21-123</text:p>
          </table:table-cell>
          <table:table-cell office:value-type="string" calcext:value-type="string">
            <text:p>A le quai poi se tu vorrai salire, anima fia a ciò più di me degna: con lei ti lascerò nel mio partire;</text:p>
          </table:table-cell>
          <table:table-cell office:value-type="string" calcext:value-type="string">
            <text:p>and to these if you would then as-</text:p>
            <text:p>cend, there shall be a soul worthier than I</text:p>
            <text:p>to guide you; with her I shall leave you at my</text:p>
            <text:p>departing.</text:p>
          </table:table-cell>
          <table:table-cell office:value-type="string" calcext:value-type="string">
            <text:p>to whom, if you too wish to make the climb,</text:p>
            <text:p>a spirit, worthier than I, must take you;</text:p>
            <text:p>I shall go back, leaving you in her care,</text:p>
          </table:table-cell>
          <table:table-cell office:value-type="string" calcext:value-type="string">
            <text:p>To which if you shall ever wish to rise,</text:p>
            <text:p>a soul will come far worthier than me.</text:p>
            <text:p>I must, at parting, leave you in her care.</text:p>
          </table:table-cell>
          <table:table-cell office:value-type="string" calcext:value-type="string">
            <text:p>To whom then if you shall wish to rise, there will</text:p>
            <text:p>be a soul more worthy of that than I; with her I shall</text:p>
            <text:p>leave you when I depart;</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24-126</text:p>
          </table:table-cell>
          <table:table-cell office:value-type="string" calcext:value-type="string">
            <text:p>ché quello imperador che là sù regna, perch' i' fu' ribellante a la sua legge, non vuol che 'n sua città per me si vegna.</text:p>
          </table:table-cell>
          <table:table-cell office:value-type="string" calcext:value-type="string">
            <text:p>For the Emperor who reigns there-</text:p>
            <text:p>above wills not that I come into His city,</text:p>
            <text:p>because I was rebellious to His law.</text:p>
          </table:table-cell>
          <table:table-cell office:value-type="string" calcext:value-type="string">
            <text:p>because that Emperor dwelling on high</text:p>
            <text:p>will not let me lead any to His city,</text:p>
            <text:p>since I in life rebelled against His law.</text:p>
          </table:table-cell>
          <table:table-cell office:value-type="string" calcext:value-type="string">
            <text:p>Reigning on high, there is an Emperor</text:p>
            <text:p>who, since I was a rebel to His law,</text:p>
            <text:p>will not allow His city as my goal.</text:p>
          </table:table-cell>
          <table:table-cell office:value-type="string" calcext:value-type="string">
            <text:p>for that Emperor who reigns on high, because I</text:p>
            <text:p>was a rebel to his law, wills not that I come into his</text:p>
            <text:p>city.</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27-129</text:p>
          </table:table-cell>
          <table:table-cell office:value-type="string" calcext:value-type="string">
            <text:p>In tutte parti impera e quivi regge <text:s/>quivi è la sua città e l'alto seggio: oh felice colui cu' ivi elegge!”</text:p>
          </table:table-cell>
          <table:table-cell office:value-type="string" calcext:value-type="string">
            <text:p>In all</text:p>
            <text:p>parts is His empire, in that part is His king-</text:p>
            <text:p>dom, there is His city and His lofty seat.</text:p>
            <text:p>Oh, happy he whom He elects thereto!”</text:p>
          </table:table-cell>
          <table:table-cell office:value-type="string" calcext:value-type="string">
            <text:p>Everywhere He reigns, and there He rules;</text:p>
            <text:p>there is His city, there is His high throne.</text:p>
            <text:p>Oh, happy the one He makes His citizen!</text:p>
          </table:table-cell>
          <table:table-cell office:value-type="string" calcext:value-type="string">
            <text:p>He rules there, sovereign over every part.</text:p>
            <text:p>There stands His capital, His lofty throne.</text:p>
            <text:p>Happy the one He chooses for His own.’</text:p>
          </table:table-cell>
          <table:table-cell office:value-type="string" calcext:value-type="string">
            <text:p>In every place he commands, and there he rules;</text:p>
            <text:p>there is his city and high throne: O happy the one he</text:p>
            <text:p>chooses to be ther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30-132</text:p>
          </table:table-cell>
          <table:table-cell office:value-type="string" calcext:value-type="string">
            <text:p>E io a lui: “Poeta, io ti richeggio per quello Dio che tu non conoscesti, a ciò ch'io fugga questo male e peggio,</text:p>
          </table:table-cell>
          <table:table-cell office:value-type="string" calcext:value-type="string">
            <text:p>And I to him, “Poet, I beseech you, by that</text:p>
            <text:p>God whom you did not know, so that I may</text:p>
            <text:p>escape this ill and worse,</text:p>
          </table:table-cell>
          <table:table-cell office:value-type="string" calcext:value-type="string">
            <text:p>And I to him: “Poet, I beg of you,</text:p>
            <text:p>in the name of God, that God you never knew,</text:p>
            <text:p>save me from this evil place and worse,</text:p>
          </table:table-cell>
          <table:table-cell office:value-type="string" calcext:value-type="string">
            <text:p>‘Poet,’ I answered, ‘by that God whose name</text:p>
            <text:p>you never knew, I beg you, I entreat –</text:p>
            <text:p>so I may flee this ill and worse – that you</text:p>
          </table:table-cell>
          <table:table-cell office:value-type="string" calcext:value-type="string">
            <text:p>And I to him: “Poet, I beg you by that God whom</text:p>
            <text:p>you did not know, so that I may flee this evil and</text:p>
            <text:p>wors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33-135</text:p>
          </table:table-cell>
          <table:table-cell office:value-type="string" calcext:value-type="string">
            <text:p>che tu mi meni là dov' or dicesti, sì ch'io veggia la porta di san Pietro e color cui tu fai cotanto mesti.”</text:p>
          </table:table-cell>
          <table:table-cell office:value-type="string" calcext:value-type="string">
            <text:p>lead me whither</text:p>
            <text:p>you said just now, that I may see St. Peter’s</text:p>
            <text:p>gate and those whom you term so woeful.”</text:p>
          </table:table-cell>
          <table:table-cell office:value-type="string" calcext:value-type="string">
            <text:p>lead me there to the place you spoke about</text:p>
            <text:p>that I may see the gate Saint Peter guards</text:p>
            <text:p>and those whose anguish you have told me of.”</text:p>
          </table:table-cell>
          <table:table-cell office:value-type="string" calcext:value-type="string">
            <text:p>now lead me on to where you’ve spoken of,</text:p>
            <text:p>to find the gate where now Saint Peter stands,</text:p>
            <text:p>and all those souls that you say are so sad.’</text:p>
          </table:table-cell>
          <table:table-cell office:value-type="string" calcext:value-type="string">
            <text:p>that you lead me where you have just now said,</text:p>
            <text:p>so that I may see the gate of Saint Peter and those</text:p>
            <text:p>whom you call so woebegone.”</text:p>
          </table:table-cell>
          <table:table-cell table:number-columns-repeated="2"/>
        </table:table-row>
        <table:table-row table:style-name="ro1">
          <table:table-cell office:value-type="string" calcext:value-type="string">
            <text:p>Inferno</text:p>
          </table:table-cell>
          <table:table-cell office:value-type="string" calcext:value-type="string">
            <text:p>I</text:p>
          </table:table-cell>
          <table:table-cell office:value-type="string" calcext:value-type="string">
            <text:p>136-136</text:p>
          </table:table-cell>
          <table:table-cell office:value-type="string" calcext:value-type="string">
            <text:p>Allor si mosse, e io li tenni dietro.</text:p>
          </table:table-cell>
          <table:table-cell office:value-type="string" calcext:value-type="string">
            <text:p>Then he set out, and I followed after him.</text:p>
          </table:table-cell>
          <table:table-cell office:value-type="string" calcext:value-type="string">
            <text:p>Then he moved on, and I moved close behind him.</text:p>
          </table:table-cell>
          <table:table-cell office:value-type="string" calcext:value-type="string">
            <text:p>He made to move</text:p>
          </table:table-cell>
          <table:table-cell office:value-type="string" calcext:value-type="string">
            <text:p>Then he moved, and I followed after him.</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text:p>
          </table:table-cell>
          <table:table-cell office:value-type="string" calcext:value-type="string">
            <text:p>Lo giorno se n'andava, e l'aere bruno | toglieva li animai che sono in terra | da le fatiche loro; e io sol uno</text:p>
          </table:table-cell>
          <table:table-cell office:value-type="string" calcext:value-type="string">
            <text:p>Day was departing, and the dark air was | taking the creatures on earth from their labors; | and I alone</text:p>
          </table:table-cell>
          <table:table-cell office:value-type="string" calcext:value-type="string">
            <text:p>The day was fading and the darkening air | was releasing all the creatures on our earth | from their daily tasks, and I, one man alone,</text:p>
          </table:table-cell>
          <table:table-cell office:value-type="string" calcext:value-type="string">
            <text:p>Daylight was leaving us, and darkened air | drawing those creatures that there are on earth | from all their labours.</text:p>
          </table:table-cell>
          <table:table-cell office:value-type="string" calcext:value-type="string">
            <text:p>The day was departing, and the darkened air was | releasing all living creatures on the earth from their toils; | and I alon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4-6</text:p>
          </table:table-cell>
          <table:table-cell office:value-type="string" calcext:value-type="string">
            <text:p>m'apparecchiava a sostener la guerra | sì del cammino e sì de la pietate, | che ritrarrà la mente che non erra.</text:p>
          </table:table-cell>
          <table:table-cell office:value-type="string" calcext:value-type="string">
            <text:p>was making ready to sustain the strife, both of the journey | and of the pity, which unerring memory | shall retrace.</text:p>
          </table:table-cell>
          <table:table-cell office:value-type="string" calcext:value-type="string">
            <text:p>was making ready to endure the battle | of the journey, and of the pity it involved, | which my memory, unerring, shall now retrace.</text:p>
          </table:table-cell>
          <table:table-cell office:value-type="string" calcext:value-type="string">
            <text:p>I alone, I was the only one preparing, | as in war, to onward-march and bear the agony | that thought will now unfailingly relate.</text:p>
          </table:table-cell>
          <table:table-cell office:value-type="string" calcext:value-type="string">
            <text:p>prepared myself to undergo the war both of the | journey and of pity, which memory, unerring, | will depict.</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7-9</text:p>
          </table:table-cell>
          <table:table-cell office:value-type="string" calcext:value-type="string">
            <text:p>O Muse, o alto ingegno, or m'aiutate; | o mente che scrivesti ciò ch'io vidi, | qui si parrà la tua nobilitate.</text:p>
          </table:table-cell>
          <table:table-cell office:value-type="string" calcext:value-type="string">
            <text:p>O Muses, O high genius, help me now! | O memory that wrote down what I saw, | here shall your worthiness appear!</text:p>
          </table:table-cell>
          <table:table-cell office:value-type="string" calcext:value-type="string">
            <text:p>O Muses! O high genius! Help me now! | O memory that wrote down what I saw, | here your true excellence shall be revealed!</text:p>
          </table:table-cell>
          <table:table-cell office:value-type="string" calcext:value-type="string">
            <text:p>I call the Muses. You great Heights of Mind | bring help to me. You, Memory, wrote down all I saw. | Now shall be seen the greatness of your power.</text:p>
          </table:table-cell>
          <table:table-cell office:value-type="string" calcext:value-type="string">
            <text:p>O muses, O high wit, now help me; O memory | that wrote down what I saw, here will your | nobility appear.</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0-12</text:p>
          </table:table-cell>
          <table:table-cell office:value-type="string" calcext:value-type="string">
            <text:p>Io cominciai: “Poeta che mi guidi, | guarda la mia virtù s'ell' è possente, | prima ch'a l'alto passo tu mi fidi.</text:p>
          </table:table-cell>
          <table:table-cell office:value-type="string" calcext:value-type="string">
            <text:p>I began, “Poet, you who guide me, | consider if my strength is sufficient, | before you trust me to the deep way.</text:p>
          </table:table-cell>
          <table:table-cell office:value-type="string" calcext:value-type="string">
            <text:p>Then I began: “O poet come to guide me, | tell me if you think my worth sufficient | before you trust me to this arduous road.</text:p>
          </table:table-cell>
          <table:table-cell office:value-type="string" calcext:value-type="string">
            <text:p>‘You,’ I began, ‘my poet and my guide, | look at me hard. Am I in spirit strong enough | for you to trust me on this arduous road?</text:p>
          </table:table-cell>
          <table:table-cell office:value-type="string" calcext:value-type="string">
            <text:p>I began: “Poet who are my guide, consider my | strength, if it is powerful enough, before you | entrust me to the deep pass.</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15</text:p>
          </table:table-cell>
          <table:table-cell office:value-type="string" calcext:value-type="string">
            <text:p>Tu dici che di Silvïo il parente, | corruttibile ancora, ad immortale | secolo andò, e fu sensibilmente.</text:p>
          </table:table-cell>
          <table:table-cell office:value-type="string" calcext:value-type="string">
            <text:p>You tell how the father of Silvius | went, while still mortal, to the immortal world | and was there in his bodily senses.</text:p>
          </table:table-cell>
          <table:table-cell office:value-type="string" calcext:value-type="string">
            <text:p>You wrote about young Sylvius’s father, | who went beyond, with flesh corruptible, | with all his senses, to the immortal realm;</text:p>
          </table:table-cell>
          <table:table-cell office:value-type="string" calcext:value-type="string">
            <text:p>As you once told, the sire of Silvius | travelled, though still in fragile flesh, to realms immortal, | and his senses all alive.</text:p>
          </table:table-cell>
          <table:table-cell office:value-type="string" calcext:value-type="string">
            <text:p>You say that the father of Silvius, still in | corruptible flesh, went to the immortal realm | and was there with his senses.</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6-18</text:p>
          </table:table-cell>
          <table:table-cell office:value-type="string" calcext:value-type="string">
            <text:p>Però, se l'avversario d'ogne male | cortese i fu, pensando l'alto effetto | ch'uscir dovea di lui, e 'l chi e 'l quale</text:p>
          </table:table-cell>
          <table:table-cell office:value-type="string" calcext:value-type="string">
            <text:p>But that the Adversary of all evil | should show him such favor considering the high effect that was to spring from him and who and what he was</text:p>
          </table:table-cell>
          <table:table-cell office:value-type="string" calcext:value-type="string">
            <text:p>but if the Adversary of all evil | was kind to him, considering who he was, | and the consequence that was to come from him,</text:p>
          </table:table-cell>
          <table:table-cell office:value-type="string" calcext:value-type="string">
            <text:p>Nor will it seem (to those of intellect) | unfitting if the enemy of ill | should thus so greatly favour him, recalling</text:p>
          </table:table-cell>
          <table:table-cell office:value-type="string" calcext:value-type="string">
            <text:p>Therefore, if the adversary of all evil was liberal | to him, considering the high effect that was to | come forth from him, and who and what he was,</text:p>
          </table:table-cell>
          <table:table-cell table:number-columns-repeated="2"/>
        </table:table-row>
        <table:table-row table:style-name="ro2">
          <table:table-cell office:value-type="string" calcext:value-type="string">
            <text:p>Inferno</text:p>
          </table:table-cell>
          <table:table-cell office:value-type="string" calcext:value-type="string">
            <text:p>II</text:p>
          </table:table-cell>
          <table:table-cell office:value-type="string" calcext:value-type="string">
            <text:p>19-21</text:p>
          </table:table-cell>
          <table:table-cell office:value-type="string" calcext:value-type="string">
            <text:p>non pare indegno ad omo d'intelletto ch'e' fu de l'alma Roma e di suo impero  ne l'empireo ciel per padre eletto:</text:p>
            <text:p/>
          </table:table-cell>
          <table:table-cell office:value-type="string" calcext:value-type="string">
            <text:p>seems not unfitting | to an understanding mind, for in the Empyrean heaven he was chosen as</text:p>
            <text:p>father of glorious Rome and of her empire,</text:p>
          </table:table-cell>
          <table:table-cell office:value-type="string" calcext:value-type="string">
            <text:p>this cannot seem, to thoughtful men, unfitting, | for in the highest heaven he was chosen | father of glorious Rome and of her empire,</text:p>
          </table:table-cell>
          <table:table-cell office:value-type="string" calcext:value-type="string">
            <text:p>what flowed from him, his name and who he was. | He was ordained, in empyrean skies, | father of Rome – its noble heart and empire.</text:p>
          </table:table-cell>
          <table:table-cell office:value-type="string" calcext:value-type="string">
            <text:p>it does not seem unworthy to a man of intellect;</text:p>
            <text:p>for he in the Empyrean heaven had been chosen to</text:p>
            <text:p>be father of mother Rome and her empir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22-24</text:p>
          </table:table-cell>
          <table:table-cell office:value-type="string" calcext:value-type="string">
            <text:p>la quale e 'l quale, a voler dir lo vero, | fu stabilita per lo loco santo | u' siede il successor del maggior Piero.</text:p>
          </table:table-cell>
          <table:table-cell office:value-type="string" calcext:value-type="string">
            <text:p><text:s/>and both, to say the truth, were established | as the holy place where the successor of great Peter has his seat.</text:p>
          </table:table-cell>
          <table:table-cell office:value-type="string" calcext:value-type="string">
            <text:p>and both the city and her lands, in truth, | were established as the place of holiness | where the successors of great Peter sit.</text:p>
          </table:table-cell>
          <table:table-cell office:value-type="string" calcext:value-type="string">
            <text:p>To speak the truth: that city – and the sphere | it ruled – was founded as the sacred seat | for all inheritors of great Saint Peter.</text:p>
          </table:table-cell>
          <table:table-cell office:value-type="string" calcext:value-type="string">
            <text:p>And rome and her empire, to tell the truth, were | established to be the holy place where the successor | of great Peter is enthroned.</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25-27</text:p>
          </table:table-cell>
          <table:table-cell office:value-type="string" calcext:value-type="string">
            <text:p>Per quest' andata onde li dai tu vanto, | intese cose che furon cagione | di sua vittoria e del papale ammanto.</text:p>
          </table:table-cell>
          <table:table-cell office:value-type="string" calcext:value-type="string">
            <text:p>In this journey, which you affirm he made, | he learned things that were the cause | of his victory and of the papal mantle.</text:p>
          </table:table-cell>
          <table:table-cell office:value-type="string" calcext:value-type="string">
            <text:p>And from this journey you celebrate in verse, | Aeneas learned those things that were to bring | victory for him, and for Rome, the Papal seat;</text:p>
          </table:table-cell>
          <table:table-cell office:value-type="string" calcext:value-type="string">
            <text:p>You have proclaimed the glory of that march. | He on his way heard prophecies that led | to all his triumphs and the papal stole.</text:p>
          </table:table-cell>
          <table:table-cell office:value-type="string" calcext:value-type="string">
            <text:p>Through this journey that you claim for him, he | understood things that were the cause of his | victory and of the papal mantl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28-30</text:p>
          </table:table-cell>
          <table:table-cell office:value-type="string" calcext:value-type="string">
            <text:p>Andovvi poi lo Vas d'elezïone, | per recarne conforto a quella fede | ch'è principio a la via di salvazione.</text:p>
          </table:table-cell>
          <table:table-cell office:value-type="string" calcext:value-type="string">
            <text:p>Later, the Chosen Vessel went there, | that he might bring thence confirmation of that faith | which is the beginning of the way of salvation.</text:p>
          </table:table-cell>
          <table:table-cell office:value-type="string" calcext:value-type="string">
            <text:p>then later the Chosen Vessel, Paul, ascended | to bring back confirmation of that faith | which is the first step on salvation’s road.</text:p>
          </table:table-cell>
          <table:table-cell office:value-type="string" calcext:value-type="string">
            <text:p>And then Saint Paul, the chosen Vessel, came – | to carry back a strengthening of that faith | from which salvation always must begin.</text:p>
          </table:table-cell>
          <table:table-cell office:value-type="string" calcext:value-type="string">
            <text:p>Later the chosen Vessel went there, to bring | back strengthening for that faith which is the | beginning of the way of salvation.</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31-33</text:p>
          </table:table-cell>
          <table:table-cell office:value-type="string" calcext:value-type="string">
            <text:p>Ma io, perché venirvi? o chi 'l concede? | Io non Enëa, io non Paulo sono; | me degno a ciò né io né altri 'l crede.</text:p>
          </table:table-cell>
          <table:table-cell office:value-type="string" calcext:value-type="string">
            <text:p>But I, why do I come there? And who allows it? | I am not Aeneas, I am not Paul; | of this neither I nor others think me worthy.</text:p>
          </table:table-cell>
          <table:table-cell office:value-type="string" calcext:value-type="string">
            <text:p>But why am I to go? Who allows me to? | I am not Aeneas, I am not Paul, | neither I nor any man would think me worthy;</text:p>
          </table:table-cell>
          <table:table-cell office:value-type="string" calcext:value-type="string">
            <text:p>But me? Why me? Who says I can? I’m not | your own Aeneas. I am not Saint Paul. | No one – not me! – could think I’m fit for this.</text:p>
          </table:table-cell>
          <table:table-cell office:value-type="string" calcext:value-type="string">
            <text:p>But I, why come there? or who grants it? I am | not Aeneas, I am not Paul; neither I nor others | believe me worthy of that.</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34-36</text:p>
          </table:table-cell>
          <table:table-cell office:value-type="string" calcext:value-type="string">
            <text:p>Per che, se del venire io m'abbandono, | temo che la venuta non sia folle. | Se' savio; intendi me' ch'i' non ragiono.”</text:p>
          </table:table-cell>
          <table:table-cell office:value-type="string" calcext:value-type="string">
            <text:p>Wherefore, if I yield and come, I fear | that the coming may be folly. You are wise; | you understand better than I explain it.”</text:p>
          </table:table-cell>
          <table:table-cell office:value-type="string" calcext:value-type="string">
            <text:p>and so, if I should undertake the journey, | I fear it might turn out an act of folly— | you are wise, you see more than my words express.”</text:p>
          </table:table-cell>
          <table:table-cell office:value-type="string" calcext:value-type="string">
            <text:p>Surrendering, I’ll say I’ll come. I fear | this may be lunacy. You, though, are wise. | You know me better than my own words say.’</text:p>
          </table:table-cell>
          <table:table-cell office:value-type="string" calcext:value-type="string">
            <text:p>Therefore, if I abandon myself to the journey, | I fear lest my coming may be folly. You are wise, | you understand better than I speak.”</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37-39</text:p>
          </table:table-cell>
          <table:table-cell office:value-type="string" calcext:value-type="string">
            <text:p>E qual è quei che disvuol ciò che volle | e per novi pensier cangia proposta, | sì che dal cominciar tutto si tolle,</text:p>
          </table:table-cell>
          <table:table-cell office:value-type="string" calcext:value-type="string">
            <text:p>And like one who unwills what he has willed | and with new thoughts changes his resolve, | so that he quite gives up the thing he had begun,</text:p>
          </table:table-cell>
          <table:table-cell office:value-type="string" calcext:value-type="string">
            <text:p>As one who unwills what he willed, will change | his purpose with some new second thought, | completely quitting what he first had started,</text:p>
          </table:table-cell>
          <table:table-cell office:value-type="string" calcext:value-type="string">
            <text:p>And so – as though unwanting every want, | so altering all at every altering thought, | now drawing back from everything begun –</text:p>
          </table:table-cell>
          <table:table-cell office:value-type="string" calcext:value-type="string">
            <text:p>And like one who unwills what he just now | willed and with new thoughts changes his intent, | so that he draws back entirely from beginning:</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40-42</text:p>
          </table:table-cell>
          <table:table-cell office:value-type="string" calcext:value-type="string">
            <text:p>tal mi fec' io 'n quella oscura costa, | perché, pensando, consumai la 'mpresa | che fu nel cominciar cotanto tosta.</text:p>
          </table:table-cell>
          <table:table-cell office:value-type="string" calcext:value-type="string">
            <text:p>such did I become on that dark slope, | for by thinking on it I rendered null | the undertaking that had been so suddenly embarked upon.</text:p>
          </table:table-cell>
          <table:table-cell office:value-type="string" calcext:value-type="string">
            <text:p>so I did, standing there on that dark slope, | thinking, ending the beginning of that venture | I was so quick to take up at the start.</text:p>
          </table:table-cell>
          <table:table-cell office:value-type="string" calcext:value-type="string">
            <text:p>I stood there on the darkened slope, fretting | away from thought to thought the bold intent | that seemed so very urgent at the outset.</text:p>
          </table:table-cell>
          <table:table-cell office:value-type="string" calcext:value-type="string">
            <text:p>so did I become on that dark slope, for, thinking, | I gave up the undertaking that I had been so | quick to begin.</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43-45</text:p>
          </table:table-cell>
          <table:table-cell office:value-type="string" calcext:value-type="string">
            <text:p>“S'i' ho ben la parola tua intesa,” | rispuose del magnanimo quell' ombra, | “l'anima tua è da viltade offesa;</text:p>
          </table:table-cell>
          <table:table-cell office:value-type="string" calcext:value-type="string">
            <text:p>“If I have well understood what you say,” | the shade of that magnanimous one replied, | “your spirit is beset by cowardice,</text:p>
          </table:table-cell>
          <table:table-cell office:value-type="string" calcext:value-type="string">
            <text:p>“If I have truly understood your words,” | that shade of magnanimity replied, | “your soul is burdened with that cowardice</text:p>
          </table:table-cell>
          <table:table-cell office:value-type="string" calcext:value-type="string">
            <text:p>‘Supposing I have heard your words aright,’ | the shadow of that noble mind replied, | ‘your heart is struck with ignominious dread.</text:p>
          </table:table-cell>
          <table:table-cell office:value-type="string" calcext:value-type="string">
            <text:p>“If I have well understood your word,” replied | the shade of that great-souled one, “your soul | is wounded by cowardic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46-48</text:p>
          </table:table-cell>
          <table:table-cell office:value-type="string" calcext:value-type="string">
            <text:p>la qual molte fïate l'omo ingombra | sì che d'onrata impresa lo rivolve, | come falso veder bestia quand' ombra.</text:p>
          </table:table-cell>
          <table:table-cell office:value-type="string" calcext:value-type="string">
            <text:p>which oftentimes encumbers a man, | turning him from honorable endeavor, | as false seeing turns a beast that shies.</text:p>
          </table:table-cell>
          <table:table-cell office:value-type="string" calcext:value-type="string">
            <text:p>which often weighs so heavily on man, | it turns him from a noble enterprise | like a frightened beast that shies at its own shadow.</text:p>
          </table:table-cell>
          <table:table-cell office:value-type="string" calcext:value-type="string">
            <text:p>This, very often, is the stumbling block | that turns a noble enterprise off-course – | as beasts will balk at shadows falsely seen.</text:p>
          </table:table-cell>
          <table:table-cell office:value-type="string" calcext:value-type="string">
            <text:p>which many times so encumbers a man that he | turns back from honorable endeavor, as a false | sight turns a beast when it shies.</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49-51</text:p>
          </table:table-cell>
          <table:table-cell office:value-type="string" calcext:value-type="string">
            <text:p>Da questa tema a ciò che tu ti solve, | dirotti perch' io venni e quel ch'io 'ntesi | nel primo punto che di te mi dolve.</text:p>
          </table:table-cell>
          <table:table-cell office:value-type="string" calcext:value-type="string">
            <text:p>To free you from this fear I will tell you | why I came and what it was I heard | when I first felt pity for you.</text:p>
          </table:table-cell>
          <table:table-cell office:value-type="string" calcext:value-type="string">
            <text:p>To free you from this fear, let me explain | the reason I came here, the words I heard | that first time I felt pity for your soul:</text:p>
          </table:table-cell>
          <table:table-cell office:value-type="string" calcext:value-type="string">
            <text:p>I mean that you should free yourself from fear, | and therefore I will say why first I came, | and what – when first I grieved for you – I heard.</text:p>
          </table:table-cell>
          <table:table-cell office:value-type="string" calcext:value-type="string">
            <text:p>That you may free yourself from this fear, I will | tell you why I came and what I heard in the | first moment when I grieved for you.</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52-54</text:p>
          </table:table-cell>
          <table:table-cell office:value-type="string" calcext:value-type="string">
            <text:p>Io era tra color che son sospesi, | e donna mi chiamò beata e bella, | tal che di comandare io la richiesi.</text:p>
          </table:table-cell>
          <table:table-cell office:value-type="string" calcext:value-type="string">
            <text:p>I was among those who are suspended, | and a lady called me, so blessed and so fair | that I prayed her to command me.</text:p>
          </table:table-cell>
          <table:table-cell office:value-type="string" calcext:value-type="string">
            <text:p>I was among those dead who are suspended, | when a lady summoned me. She was so blessed | and beautiful, I implored her to command me.</text:p>
          </table:table-cell>
          <table:table-cell office:value-type="string" calcext:value-type="string">
            <text:p>With those I was whose lives are held in poise. | And then I heard a lady call – so blessed, | so beautiful – I begged her tell me all she wished.</text:p>
          </table:table-cell>
          <table:table-cell office:value-type="string" calcext:value-type="string">
            <text:p>I was among those who are suspended, and a | lady called me, so blessed and beautiful that I | begged her to command m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55-57</text:p>
          </table:table-cell>
          <table:table-cell office:value-type="string" calcext:value-type="string">
            <text:p>Lucevan li occhi suoi più che la stella; | e cominciommi a dir soave e piana, | con angelica voce, in sua favella:</text:p>
          </table:table-cell>
          <table:table-cell office:value-type="string" calcext:value-type="string">
            <text:p>Her eyes were more resplendent than the stars, | and she began to say to me, sweetly and softly, | in an angelic voice,</text:p>
          </table:table-cell>
          <table:table-cell office:value-type="string" calcext:value-type="string">
            <text:p>With eyes of light more bright than any star, | in low, soft tones she started to address me | in her own language, with an angel’s voice:</text:p>
          </table:table-cell>
          <table:table-cell office:value-type="string" calcext:value-type="string">
            <text:p>Her eyes were shining brighter than the stars. | Then gently, softly, calmly, she began, | speaking, as angels might, in her own tongue:</text:p>
          </table:table-cell>
          <table:table-cell office:value-type="string" calcext:value-type="string">
            <text:p>Her eyes were shining brighter than the | morning star; and she began to speak gently and | softly, with angelic voice, in her languag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58-60</text:p>
          </table:table-cell>
          <table:table-cell office:value-type="string" calcext:value-type="string">
            <text:p>'O anima cortese mantoana, | di cui la fama ancor nel mondo dura, | e durerà quanto 'l mondo lontana,</text:p>
          </table:table-cell>
          <table:table-cell office:value-type="string" calcext:value-type="string">
            <text:p>‘O courteous Mantuan spirit, | whose fame still lasts in the world, | and shall last as long as the world,</text:p>
          </table:table-cell>
          <table:table-cell office:value-type="string" calcext:value-type="string">
            <text:p>‘O noble soul, courteous Mantuan, | whose fame the world continues to preserve | and will preserve as long as world there is,</text:p>
          </table:table-cell>
          <table:table-cell office:value-type="string" calcext:value-type="string">
            <text:p>‘You, Mantuan, so courteous in spirit, | your fame endures undimmed throughout the world, and | shall endure as still that world moves onwards.</text:p>
          </table:table-cell>
          <table:table-cell office:value-type="string" calcext:value-type="string">
            <text:p>‘O courteous Mantuan soul, whose fame still | lasts in the world and will last as far as the | world will go,</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61-63</text:p>
          </table:table-cell>
          <table:table-cell office:value-type="string" calcext:value-type="string">
            <text:p>l'amico mio, e non de la ventura, | ne la diserta piaggia è impedito | sì nel cammin, che vòlt' è per paura;</text:p>
          </table:table-cell>
          <table:table-cell office:value-type="string" calcext:value-type="string">
            <text:p>my friend—and not the friend of Fortune— | finds his way so impeded on the desert slope | that he has turned back in fright</text:p>
          </table:table-cell>
          <table:table-cell office:value-type="string" calcext:value-type="string">
            <text:p>my friend, who is no friend of Fortune’s, strays | on a desert slope; so many obstacles | have crossed his path, his fright has turned him back.</text:p>
          </table:table-cell>
          <table:table-cell office:value-type="string" calcext:value-type="string">
            <text:p>A man most dear to me – though not to fate – | is so entrammelled on the lonely hill | that now he turns, all terror, from the way.</text:p>
          </table:table-cell>
          <table:table-cell office:value-type="string" calcext:value-type="string">
            <text:p>my friend, not the friend of fortune, on the | deserted shore is so blocked in his journey | that he has turned back for fear;</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64-66</text:p>
          </table:table-cell>
          <table:table-cell office:value-type="string" calcext:value-type="string">
            <text:p>e temo che non sia già sì smarrito, | ch'io mi sia tardi al soccorso levata, | per quel ch'i' ho di lui nel cielo udito.</text:p>
          </table:table-cell>
          <table:table-cell office:value-type="string" calcext:value-type="string">
            <text:p>and, from what I have heard of him in Heaven, | I fear he may already have gone so astray | that I am late in arising to help him.</text:p>
          </table:table-cell>
          <table:table-cell office:value-type="string" calcext:value-type="string">
            <text:p>I fear he may have gone so far astray, | from what report has come to me in Heaven, | that I may have started to his aid too late.</text:p>
          </table:table-cell>
          <table:table-cell office:value-type="string" calcext:value-type="string">
            <text:p>My fear must be he’s so bewildered there | that – hearing all I’ve heard of him in Heaven – | I rise too late to bring him any aid.</text:p>
          </table:table-cell>
          <table:table-cell office:value-type="string" calcext:value-type="string">
            <text:p>and I am afraid that he may be already so lost | that I have risen too late to help him, according | to what I have heard of him in Heaven.</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67-69</text:p>
          </table:table-cell>
          <table:table-cell office:value-type="string" calcext:value-type="string">
            <text:p>Or movi, e con la tua parola ornata | e con ciò c'ha mestieri al suo campare, | l'aiuta sì ch'i' ne sia consolata.</text:p>
          </table:table-cell>
          <table:table-cell office:value-type="string" calcext:value-type="string">
            <text:p>Go now, and with your fair speech | and with whatever is needful for his deliverance, | assist him so that it may console me.</text:p>
          </table:table-cell>
          <table:table-cell office:value-type="string" calcext:value-type="string">
            <text:p>Now go, and with your elegance of speech, | with whatever may be needed for his freedom, | give him your help, and thereby bring me solace.</text:p>
          </table:table-cell>
          <table:table-cell office:value-type="string" calcext:value-type="string">
            <text:p>Now make your way. With all your eloquence, | and all that his deliverance demands, | lend him your help so I shall be consoled.</text:p>
          </table:table-cell>
          <table:table-cell office:value-type="string" calcext:value-type="string">
            <text:p>Now go, and with your ornamented speech and | whatever else is needed for his escape help | him so that I may be consoled.</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70-72</text:p>
          </table:table-cell>
          <table:table-cell office:value-type="string" calcext:value-type="string">
            <text:p>I' son Beatrice che ti faccio andare; | vegno del loco ove tornar disio; | amor mi mosse, che mi fa parlare.</text:p>
          </table:table-cell>
          <table:table-cell office:value-type="string" calcext:value-type="string">
            <text:p>I am Beatrice who send you. | I come from a place to which I long to return. | Love moved me and makes me speak.</text:p>
          </table:table-cell>
          <table:table-cell office:value-type="string" calcext:value-type="string">
            <text:p>I am Beatrice, who urges you to go; | I come from the place I am longing to return to; | love moved me, as it moves me now to speak.</text:p>
          </table:table-cell>
          <table:table-cell office:value-type="string" calcext:value-type="string">
            <text:p>For me you’ll go, since I am Beatrice. | And I have come from where I long to be. | Love is my mover, source of all I say.</text:p>
          </table:table-cell>
          <table:table-cell office:value-type="string" calcext:value-type="string">
            <text:p>I am Beatrice who cause you to go <text:s/>I come from | the place where I long to return love has | moved me and makes me speak.</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73-75</text:p>
          </table:table-cell>
          <table:table-cell office:value-type="string" calcext:value-type="string">
            <text:p>Quando sarò dinanzi al segnor mio, | di te mi loderò sovente a lui.' | Tacette allora, e poi comincia' io:</text:p>
          </table:table-cell>
          <table:table-cell office:value-type="string" calcext:value-type="string">
            <text:p>When I am before my Lord | I will often praise you to Him.’ | Then she was silent; and I began,</text:p>
          </table:table-cell>
          <table:table-cell office:value-type="string" calcext:value-type="string">
            <text:p>When I return to stand before my Lord, | often I shall sing your praises to Him.’ | And then she spoke no more. And I began,</text:p>
          </table:table-cell>
          <table:table-cell office:value-type="string" calcext:value-type="string">
            <text:p>When I again appear before my Lord, | then I shall often speak your praise to Him.’ | She now fell silent. I began to speak:</text:p>
          </table:table-cell>
          <table:table-cell office:value-type="string" calcext:value-type="string">
            <text:p>When I shall be before my lord, I will praise | you frequently to him.’ Then she was silent, | and I began:</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76-78</text:p>
          </table:table-cell>
          <table:table-cell office:value-type="string" calcext:value-type="string">
            <text:p>'O donna di virtù sola per cui | l'umana spezie eccede ogne contento | di quel ciel c'ha minor li cerchi sui,</text:p>
          </table:table-cell>
          <table:table-cell office:value-type="string" calcext:value-type="string">
            <text:p>‘O Lady of virtue, through whom alone mankind | rises beyond all that is contained | by the heaven that circles least,</text:p>
          </table:table-cell>
          <table:table-cell office:value-type="string" calcext:value-type="string">
            <text:p>‘O Lady of Grace, through whom alone mankind | may go beyond all worldly things contained | within the sphere that makes the smallest round,</text:p>
          </table:table-cell>
          <table:table-cell office:value-type="string" calcext:value-type="string">
            <text:p>‘Lady of worth and truth, through you alone | the human race goes far beyond that bourne | set by the moon’s sphere, smallest of all the skies.</text:p>
          </table:table-cell>
          <table:table-cell office:value-type="string" calcext:value-type="string">
            <text:p>‘O lady of power, through whom alone the | human race rises above all the contents of that | heaven whose circles are smallest,</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79-81</text:p>
          </table:table-cell>
          <table:table-cell office:value-type="string" calcext:value-type="string">
            <text:p>tanto m'aggrada il tuo comandamento, | che l'ubidir, se già fosse, m'è tardi; | più non t'è uo' ch'aprirmi il tuo talento.</text:p>
          </table:table-cell>
          <table:table-cell office:value-type="string" calcext:value-type="string">
            <text:p>your command so pleases me, | that had I obeyed already it would be late. | You have only to declare your will to me.</text:p>
          </table:table-cell>
          <table:table-cell office:value-type="string" calcext:value-type="string">
            <text:p>your plea fills me with happy eagerness— | to have obeyed already would still seem late! | You needed only to express your wish.</text:p>
          </table:table-cell>
          <table:table-cell office:value-type="string" calcext:value-type="string">
            <text:p>To me, so welcome is your least command, | I’d be too slow had I obeyed by now. | You need no more declare to me your will.</text:p>
          </table:table-cell>
          <table:table-cell office:value-type="string" calcext:value-type="string">
            <text:p>so pleasing to me is your command that obeying, | had it already taken place, is slow; no more | is needed than to unfold your desir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82-84</text:p>
          </table:table-cell>
          <table:table-cell office:value-type="string" calcext:value-type="string">
            <text:p>Ma dimmi la cagion che non ti guardi | de lo scender qua giuso in questo centro | de l'ampio loco ove tornar tu ardi.'</text:p>
          </table:table-cell>
          <table:table-cell office:value-type="string" calcext:value-type="string">
            <text:p>But tell me the reason why you are not wary | of descending to this center from that spacious region | to which you long to return.’</text:p>
          </table:table-cell>
          <table:table-cell office:value-type="string" calcext:value-type="string">
            <text:p>But tell me how you dared to make this journey | all the way down to this point of spacelessness, | away from your spacious home that calls you back.’</text:p>
          </table:table-cell>
          <table:table-cell office:value-type="string" calcext:value-type="string">
            <text:p>But tell me why you take so little care | and, down to this dead middle point, you leave | the spacious circle where you burn to go.’</text:p>
          </table:table-cell>
          <table:table-cell office:value-type="string" calcext:value-type="string">
            <text:p>But tell me the reason why you do not shrink | from coming down here, into this center, from | the spacious place where you desire to return.’</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85-87</text:p>
          </table:table-cell>
          <table:table-cell office:value-type="string" calcext:value-type="string">
            <text:p>'Da che tu vuo' saver cotanto a dentro, | dirotti brievemente,' mi rispuose, | 'perch' i' non temo di venir qua entro.</text:p>
          </table:table-cell>
          <table:table-cell office:value-type="string" calcext:value-type="string">
            <text:p>‘Since you wish to know so deeply,’ | she answered me, ‘I will tell you briefly | why I am not afraid to come within this place.</text:p>
          </table:table-cell>
          <table:table-cell office:value-type="string" calcext:value-type="string">
            <text:p>‘Because your question searches for deep meaning, | I shall explain in simple words,’ she said, | ‘just why I have no fear of coming here.</text:p>
          </table:table-cell>
          <table:table-cell office:value-type="string" calcext:value-type="string">
            <text:p>‘Since you desire to know so inwardly, | then briefly,’ she replied, ‘I’ll tell you why | I feel no dread at entering down here.</text:p>
          </table:table-cell>
          <table:table-cell office:value-type="string" calcext:value-type="string">
            <text:p>‘Since you wish to know so deeply, I will tell | you in brief,’ she replied, ‘why I do not fear | to come inside her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88-90</text:p>
          </table:table-cell>
          <table:table-cell office:value-type="string" calcext:value-type="string">
            <text:p>Temer si dee di sole quelle cose | c'hanno potenza di fare altrui male; | de l'altre no, ché non son paurose.</text:p>
          </table:table-cell>
          <table:table-cell office:value-type="string" calcext:value-type="string">
            <text:p>Those things alone should be feared | that have power to do one harm— | not other things, for they are not fearful.</text:p>
          </table:table-cell>
          <table:table-cell office:value-type="string" calcext:value-type="string">
            <text:p>A man must stand in fear of just those things | that truly have the power to do us harm, | of nothing else, for nothing else is fearsome.</text:p>
          </table:table-cell>
          <table:table-cell office:value-type="string" calcext:value-type="string">
            <text:p>We dread an object when (but only when) | that object has the power to do some harm. | Nothing can otherwise occasion fear.</text:p>
          </table:table-cell>
          <table:table-cell office:value-type="string" calcext:value-type="string">
            <text:p>One must fear only those things that have the | power to harm; not other things, for they are | not fearful.</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91-93</text:p>
          </table:table-cell>
          <table:table-cell office:value-type="string" calcext:value-type="string">
            <text:p>I' son fatta da Dio, sua mercé, tale, | che la vostra miseria non mi tange, | né fiamma d'esto 'ncendio non m'assale.</text:p>
          </table:table-cell>
          <table:table-cell office:value-type="string" calcext:value-type="string">
            <text:p>I am made such by God, of His grace, | that your suffering does not touch me, | and no flame of this burning assails me.</text:p>
          </table:table-cell>
          <table:table-cell office:value-type="string" calcext:value-type="string">
            <text:p>God gave me such a nature through His Grace, | the torments you must bear cannot affect me, | nor are the fires of Hell a threat to me.</text:p>
          </table:table-cell>
          <table:table-cell office:value-type="string" calcext:value-type="string">
            <text:p>I was created by the grace of God – | and so untouched by all your wretchedness. | Nor can the flames of this great fire assail me.</text:p>
          </table:table-cell>
          <table:table-cell office:value-type="string" calcext:value-type="string">
            <text:p>I am made by God, in his mercy, such that | your misery does not touch me, the flame of | this burning does not assail m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94-96</text:p>
          </table:table-cell>
          <table:table-cell office:value-type="string" calcext:value-type="string">
            <text:p>Donna è gentil nel ciel che si compiange | di questo 'mpedimento ov' io ti mando, | sì che duro giudicio là sù frange.</text:p>
          </table:table-cell>
          <table:table-cell office:value-type="string" calcext:value-type="string">
            <text:p>In Heaven there is a gracious lady | who has such pity of this impediment | to which I send you that stern judgment is broken there-above.</text:p>
          </table:table-cell>
          <table:table-cell office:value-type="string" calcext:value-type="string">
            <text:p>A gracious lady sits in Heaven grieving | for what happened to the one I send you to, | and her compassion breaks Heaven’s stern decree.</text:p>
          </table:table-cell>
          <table:table-cell office:value-type="string" calcext:value-type="string">
            <text:p>In Heaven, a Lady, gracious, good and kind, | grieves at the impasse that I send you to, | and, weeping, rives the high, unbending rule.</text:p>
          </table:table-cell>
          <table:table-cell office:value-type="string" calcext:value-type="string">
            <text:p>There is a noble lady in Heaven, who grieves | for this impediment to which I send you, so that | she vanquishes harsh judgment there on high.</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97-99</text:p>
          </table:table-cell>
          <table:table-cell office:value-type="string" calcext:value-type="string">
            <text:p>Questa chiese Lucia in suo dimando | e disse: «Or ha bisogno il tuo fedele | di te, e io a te lo raccomando.»</text:p>
          </table:table-cell>
          <table:table-cell office:value-type="string" calcext:value-type="string">
            <text:p>She called Lucy, in her request, and said, | “Your faithful one has need of you now, | and I commend him to you.”</text:p>
          </table:table-cell>
          <table:table-cell office:value-type="string" calcext:value-type="string">
            <text:p>She called Lucia and making her request, | she said, “Your faithful one is now in need | of you, and to you I now commend his soul.”</text:p>
          </table:table-cell>
          <table:table-cell office:value-type="string" calcext:value-type="string">
            <text:p>She called Lucia, seeking her reply. | ‘Your faithful one,’ she said to her, ‘has now | great need of you. I give him to your care.’</text:p>
          </table:table-cell>
          <table:table-cell office:value-type="string" calcext:value-type="string">
            <text:p>She called Lucia in her request and said: | —Now your faithful one has need of you, and I | put him in your hands.—</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00-102</text:p>
          </table:table-cell>
          <table:table-cell office:value-type="string" calcext:value-type="string">
            <text:p>Lucia, nimica di ciascun crudele, | si mosse, e venne al loco dov' i' era, | che mi sedea con l'antica Rachele.</text:p>
          </table:table-cell>
          <table:table-cell office:value-type="string" calcext:value-type="string">
            <text:p>Lucy, foe of every cruelty, arose | and, coming to where I sat with ancient Rachel, </text:p>
          </table:table-cell>
          <table:table-cell office:value-type="string" calcext:value-type="string">
            <text:p>Lucia, the enemy of cruelty, | hastened to make her way to where I was, | sitting by the side of ancient Rachel,</text:p>
          </table:table-cell>
          <table:table-cell office:value-type="string" calcext:value-type="string">
            <text:p>Lucia is the enemy of harm. | Leaving her place, she came at once to where | I sat – Rachel, long-famed, along with me.</text:p>
          </table:table-cell>
          <table:table-cell office:value-type="string" calcext:value-type="string">
            <text:p>Lucia, enemy of all cruelty, moved and came | to the place where I was sitting with the | ancient Rachel.</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03-105</text:p>
          </table:table-cell>
          <table:table-cell office:value-type="string" calcext:value-type="string">
            <text:p>Disse: «Beatrice, loda di Dio vera, | ché non soccorri quei che t'amò tanto, | ch'uscì per te de la volgare schiera?</text:p>
          </table:table-cell>
          <table:table-cell office:value-type="string" calcext:value-type="string">
            <text:p>said, “Beatrice, true praise of God, why do you not succor him who bore you such love | that for you he left the vulgar throng? </text:p>
          </table:table-cell>
          <table:table-cell office:value-type="string" calcext:value-type="string">
            <text:p>and said to me: “Beatrice, God’s true praise, | will you not help the one whose love was such | it made him leave the vulgar crowd for you?</text:p>
          </table:table-cell>
          <table:table-cell office:value-type="string" calcext:value-type="string">
            <text:p>‘You, Beatrice, are, in truth, God’s praise. | Why not,’ she said, ‘make haste to him? He loves you, | and, loving you, he left the common herd.</text:p>
          </table:table-cell>
          <table:table-cell office:value-type="string" calcext:value-type="string">
            <text:p>She said:—Beatrice, true praise of God, why do | you not help him who loved you so, who because | of you came forth from the common herd?</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06-108</text:p>
          </table:table-cell>
          <table:table-cell office:value-type="string" calcext:value-type="string">
            <text:p>Non odi tu la pieta del suo pianto, | non vedi tu la morte che 'l combatte | su la fiumana ove 'l mar non ha vanto?»</text:p>
          </table:table-cell>
          <table:table-cell office:value-type="string" calcext:value-type="string">
            <text:p>Do you not hear his pitiful lament? Do you not see the death that assails him | on that flood over which the sea | has no vaunt?”</text:p>
          </table:table-cell>
          <table:table-cell office:value-type="string" calcext:value-type="string">
            <text:p>Do you not hear the pity of his weeping, | do you not see what death it is that threatens him | along that river the sea shall never conquer?”</text:p>
          </table:table-cell>
          <table:table-cell office:value-type="string" calcext:value-type="string">
            <text:p>Can you not hear the pity of his tears? | Do you not see the death that beats him down, | swirling in torrents that no sea could boast?’</text:p>
          </table:table-cell>
          <table:table-cell office:value-type="string" calcext:value-type="string">
            <text:p>Do you not hear the anguish of his weeping, do | you not see the death that attacks him there, by | the torrent where the sea has no boast?—</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09-111</text:p>
          </table:table-cell>
          <table:table-cell office:value-type="string" calcext:value-type="string">
            <text:p>Al mondo non fur mai persone ratte | a far lor pro o a fuggir lor danno, | com' io, dopo cotai parole fatte,</text:p>
          </table:table-cell>
          <table:table-cell office:value-type="string" calcext:value-type="string">
            <text:p>On earth no one was ever so swift | to seize advantage or to flee from harm | as I was when these words were uttered,</text:p>
          </table:table-cell>
          <table:table-cell office:value-type="string" calcext:value-type="string">
            <text:p>There never was a worldly person living | more anxious to promote his selfish gains | than I was at the sound of words like these—</text:p>
          </table:table-cell>
          <table:table-cell office:value-type="string" calcext:value-type="string">
            <text:p>No one on earth has ever run more rapidly | to seek advantage or else flee from harm, | than I in coming – when her words were done –</text:p>
          </table:table-cell>
          <table:table-cell office:value-type="string" calcext:value-type="string">
            <text:p>In the world there have never been persons so | swift to seek their advantage or to flee their | loss, as I, after hearing such words spoken, </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12-114</text:p>
          </table:table-cell>
          <table:table-cell office:value-type="string" calcext:value-type="string">
            <text:p>venni qua giù del mio beato scanno, | fidandomi del tuo parlare onesto, | ch'onora te e quei ch'udito l'hanno.'</text:p>
          </table:table-cell>
          <table:table-cell office:value-type="string" calcext:value-type="string">
            <text:p>to come down here from my blessed seat— | trusting in your noble speech, | which honors you and all who have heard it.’</text:p>
          </table:table-cell>
          <table:table-cell office:value-type="string" calcext:value-type="string">
            <text:p>to leave my holy seat and come down here | and place my trust in you, in your noble speech | that honors you and all those who have heard it!’</text:p>
          </table:table-cell>
          <table:table-cell office:value-type="string" calcext:value-type="string">
            <text:p>down from that throne of happiness, to trust | in your great words, their dignity and truth. | These honour you and those who hear you speak.</text:p>
          </table:table-cell>
          <table:table-cell office:value-type="string" calcext:value-type="string">
            <text:p>came down | here from my blessed throne, trusting in your | virtuous speech, which honors you and those who have heeded it.’ |</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15-117</text:p>
          </table:table-cell>
          <table:table-cell office:value-type="string" calcext:value-type="string">
            <text:p>Poscia che m'ebbe ragionato questo, | li occhi lucenti lagrimando volse, | per che mi fece del venir più presto.</text:p>
          </table:table-cell>
          <table:table-cell office:value-type="string" calcext:value-type="string">
            <text:p>When she had said this to me, she turned | her eyes, which shone with tears, | making me the more eager to come;</text:p>
          </table:table-cell>
          <table:table-cell office:value-type="string" calcext:value-type="string">
            <text:p>When she had finished reasoning, she turned | her shining eyes away, and there were tears. | How eager then I was to come to you!</text:p>
          </table:table-cell>
          <table:table-cell office:value-type="string" calcext:value-type="string">
            <text:p>When she had said her say, in tears, she turned | her eyes away – which shone as she was weeping. | And this made me far quicker still for you.</text:p>
          </table:table-cell>
          <table:table-cell office:value-type="string" calcext:value-type="string">
            <text:p>After she had spoken all this to me, she turned | her shining eyes, shedding tears, which made me quicker to come her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18-120</text:p>
          </table:table-cell>
          <table:table-cell office:value-type="string" calcext:value-type="string">
            <text:p>E venni a te così com' ella volse: | d'inanzi a quella fiera ti levai | che del bel monte il corto andar ti tolse.</text:p>
          </table:table-cell>
          <table:table-cell office:value-type="string" calcext:value-type="string">
            <text:p>and so, even as she wished, I came to you, | and rescued you from the beast | that was preventing your going the short way up the fair mountain.</text:p>
          </table:table-cell>
          <table:table-cell office:value-type="string" calcext:value-type="string">
            <text:p>And I have come to you just as she wished, | and I have freed you from the beast that stood | blocking the quick way up the mount of bliss.</text:p>
          </table:table-cell>
          <table:table-cell office:value-type="string" calcext:value-type="string">
            <text:p>So now, as she had willed, I made my way, | to raise you from the face of that brute beast | that stole your pathway up that lovely hill.</text:p>
          </table:table-cell>
          <table:table-cell office:value-type="string" calcext:value-type="string">
            <text:p>And I | have come to you as she willed: from before that | beast I have taken you, that deprived you of the short path up the | mountain. </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21-123</text:p>
          </table:table-cell>
          <table:table-cell office:value-type="string" calcext:value-type="string">
            <text:p>Dunque: che è? perché, perché restai, | perché tanta viltà nel core allette, | perché ardire e franchezza non hai,</text:p>
          </table:table-cell>
          <table:table-cell office:value-type="string" calcext:value-type="string">
            <text:p>What, then, is this? Why, why do you hold back? | Why do you harbor such cowardice in your heart? | Why are you not bold and free,</text:p>
          </table:table-cell>
          <table:table-cell office:value-type="string" calcext:value-type="string">
            <text:p>So what is wrong? Why, why do you delay? | Why are you such a coward in your heart, | why aren’t you bold and free of all your fear,</text:p>
          </table:table-cell>
          <table:table-cell office:value-type="string" calcext:value-type="string">
            <text:p>What is it, then? What’s wrong? Why still delay? | Why fondle in your heart such feebleness? | Why wait? Be forthright, brave and resolute.</text:p>
          </table:table-cell>
          <table:table-cell office:value-type="string" calcext:value-type="string">
            <text:p>Therefore what is it? why, why do | you stand still? why do you nurse such cowardice in your | heart? why do you not have boldness and | freedom,</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24-126</text:p>
          </table:table-cell>
          <table:table-cell office:value-type="string" calcext:value-type="string">
            <text:p>poscia che tai tre donne benedette | curan di te ne la corte del cielo, | e 'l mio parlar tanto ben ti promette?”</text:p>
          </table:table-cell>
          <table:table-cell office:value-type="string" calcext:value-type="string">
            <text:p>when in Heaven’s court three such blessed ladies | are mindful of you, | and my words pledge you so great a good?”</text:p>
          </table:table-cell>
          <table:table-cell office:value-type="string" calcext:value-type="string">
            <text:p>when three such gracious ladies, who are blessed, | watch out for you up there in Heaven’s court, | and my words, too, bring promise of such good?”</text:p>
          </table:table-cell>
          <table:table-cell office:value-type="string" calcext:value-type="string">
            <text:p>Three ladies of the court of Paradise, | in utmost happiness watch over you. | My own words promise you the utmost good.’</text:p>
          </table:table-cell>
          <table:table-cell office:value-type="string" calcext:value-type="string">
            <text:p>seeing that three such blessed ladies have a care | for you in the court of Heaven, and my speech | promises you so much good?”</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27-129</text:p>
          </table:table-cell>
          <table:table-cell office:value-type="string" calcext:value-type="string">
            <text:p>Quali fioretti dal notturno gelo | chinati e chiusi, poi che 'l sol li 'mbianca, | si drizzan tutti aperti in loro stelo,</text:p>
          </table:table-cell>
          <table:table-cell office:value-type="string" calcext:value-type="string">
            <text:p>As little flowers, bent down and closed | by chill of night, straighten and all unfold | upon their stems when the sun brightens them,</text:p>
          </table:table-cell>
          <table:table-cell office:value-type="string" calcext:value-type="string">
            <text:p>As little flowers from the frosty night | are closed and limp, and when the sun shines down | on them, they rise to open on their stem,</text:p>
          </table:table-cell>
          <table:table-cell office:value-type="string" calcext:value-type="string">
            <text:p>As little flowers bend low on freezing nights, | closed tight, but then, as sunlight whitens them, grow | upright on their stems and fully open,</text:p>
          </table:table-cell>
          <table:table-cell office:value-type="string" calcext:value-type="string">
            <text:p>As little flowers, bowed and closed in the chill | of night, when the sun whitens them straighten | up all open on their stems:</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0-132</text:p>
          </table:table-cell>
          <table:table-cell office:value-type="string" calcext:value-type="string">
            <text:p>tal mi fec' io di mia virtude stanca, | e tanto buono ardire al cor mi corse, | ch'i' cominciai come persona franca:</text:p>
          </table:table-cell>
          <table:table-cell office:value-type="string" calcext:value-type="string">
            <text:p>such in my faint strength did I become; | and so much good courage rushed to my heart | that I began, as one set free,</text:p>
          </table:table-cell>
          <table:table-cell office:value-type="string" calcext:value-type="string">
            <text:p>my wilted strength began to bloom within me, | and such warm courage flowed into my heart | that I spoke like a man set free of fear.</text:p>
          </table:table-cell>
          <table:table-cell office:value-type="string" calcext:value-type="string">
            <text:p>now so did I. My wearied powers reviving, | there ran such wealth of boldness to my heart | that openly – all new and free – I now began:</text:p>
          </table:table-cell>
          <table:table-cell office:value-type="string" calcext:value-type="string">
            <text:p>so did I become with my tired strength, and so | much good boldness ran to my heart, that I | began like a person freed:</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3-135</text:p>
          </table:table-cell>
          <table:table-cell office:value-type="string" calcext:value-type="string">
            <text:p>“Oh pietosa colei che mi soccorse! | e te cortese ch'ubidisti tosto | a le vere parole che ti porse!</text:p>
          </table:table-cell>
          <table:table-cell office:value-type="string" calcext:value-type="string">
            <text:p>“Oh, how compassionate was she who helped me, | and how courteous were you, | so quick to obey the true words she spoke to you!</text:p>
          </table:table-cell>
          <table:table-cell office:value-type="string" calcext:value-type="string">
            <text:p>“O she, compassionate, who moved to help me! | And you, all kindness, in obeying quick | those words of truth she brought with her for you—</text:p>
          </table:table-cell>
          <table:table-cell office:value-type="string" calcext:value-type="string">
            <text:p>‘How quick in compassion her aid to me! | And you – so courteous, prompt to accede | to all the words of truth that she has offered!</text:p>
          </table:table-cell>
          <table:table-cell office:value-type="string" calcext:value-type="string">
            <text:p>“Oh full of pity she who has helped me! and you | courteous, who have quickly obeyed the true | words she offered you!</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6-138</text:p>
          </table:table-cell>
          <table:table-cell office:value-type="string" calcext:value-type="string">
            <text:p>Tu m'hai con disiderio il cor disposto | sì al venir con le parole tue, | ch'i' son tornato nel primo proposto.</text:p>
          </table:table-cell>
          <table:table-cell office:value-type="string" calcext:value-type="string">
            <text:p>By your words you have made me | so eager to come with you | that I have returned to my first resolve.</text:p>
          </table:table-cell>
          <table:table-cell office:value-type="string" calcext:value-type="string">
            <text:p>you and the words you spoke have moved my heart | with such desire to continue onward | that now I have returned to my first purpose.</text:p>
          </table:table-cell>
          <table:table-cell office:value-type="string" calcext:value-type="string">
            <text:p>You, as you speak, have so disposed my heart | in keen desire to journey on the way | that I return to find my first good purpose.</text:p>
          </table:table-cell>
          <table:table-cell office:value-type="string" calcext:value-type="string">
            <text:p>Your words have so filled my heart with desire | to come with you, that I have returned to my | first purpos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9-141</text:p>
          </table:table-cell>
          <table:table-cell office:value-type="string" calcext:value-type="string">
            <text:p>Or va, ch'un sol volere è d'ambedue: | tu duca, tu segnore e tu maestro.” | Così li dissi; e poi che mosso fue,</text:p>
          </table:table-cell>
          <table:table-cell office:value-type="string" calcext:value-type="string">
            <text:p>Now on, for a single will is in us both; | you are my leader, you my master and my teacher.” | So I said to him, and when he moved on,</text:p>
          </table:table-cell>
          <table:table-cell office:value-type="string" calcext:value-type="string">
            <text:p>Let us start, for both our wills, joined now, are one. | You are my guide, you are my lord and teacher.” | These were my words to him and, when he moved,</text:p>
          </table:table-cell>
          <table:table-cell office:value-type="string" calcext:value-type="string">
            <text:p>Set off! A single will inspires us both. | You are my lord, my leader and true guide.’ | All this I said to him as he moved on.</text:p>
          </table:table-cell>
          <table:table-cell office:value-type="string" calcext:value-type="string">
            <text:p>Now go, for one same will is in both: you are | leader, you lord, and you master.” So I said | to him; and when he had set forth</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42-142</text:p>
          </table:table-cell>
          <table:table-cell office:value-type="string" calcext:value-type="string">
            <text:p>intrai per lo cammino alto e silvestro.</text:p>
          </table:table-cell>
          <table:table-cell office:value-type="string" calcext:value-type="string">
            <text:p>I entered along the deep and savage way.</text:p>
          </table:table-cell>
          <table:table-cell office:value-type="string" calcext:value-type="string">
            <text:p>I entered on that deep and rugged road.</text:p>
          </table:table-cell>
          <table:table-cell office:value-type="string" calcext:value-type="string">
            <text:p>I entered on that deep and wooded road.</text:p>
          </table:table-cell>
          <table:table-cell office:value-type="string" calcext:value-type="string">
            <text:p>I entered upon the deep, savage journey.</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3</text:p>
          </table:table-cell>
          <table:table-cell office:value-type="string" calcext:value-type="string">
            <text:p>Per me si va ne la città dolente, per me si va ne l'etterno dolore, per me si va tra la perduta gente.</text:p>
          </table:table-cell>
          <table:table-cell office:value-type="string" calcext:value-type="string">
            <text:p>Through me you enter the woeful city, through me you enter eternal grief, through me you enter among the lost.</text:p>
          </table:table-cell>
          <table:table-cell office:value-type="string" calcext:value-type="string">
            <text:p>I am the way into the doleful city, I am the way into eternal grief, I am the way to a forsaken race.</text:p>
          </table:table-cell>
          <table:table-cell office:value-type="string" calcext:value-type="string">
            <text:p>Through me you go to the grief-wracked city, through me to everlasting pain you go, through me you go and pass among lost souls.</text:p>
          </table:table-cell>
          <table:table-cell office:value-type="string" calcext:value-type="string">
            <text:p>Through me the way into the grieving city, through me the way into eternal sorrow, through me the way among the lost peopl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4-6</text:p>
          </table:table-cell>
          <table:table-cell office:value-type="string" calcext:value-type="string">
            <text:p>Giustizia mosse il mio alto fattore; fecemi la divina podestate, la somma sapïenza e 'l primo amore.</text:p>
          </table:table-cell>
          <table:table-cell office:value-type="string" calcext:value-type="string">
            <text:p>Justice moved my high maker: the divine power made me, the supreme wisdom, and the primal love.</text:p>
          </table:table-cell>
          <table:table-cell office:value-type="string" calcext:value-type="string">
            <text:p>Justice it was that moved my great Creator; Divine Omnipotence created me, and Highest Wisdom joined with Primal Love.</text:p>
          </table:table-cell>
          <table:table-cell office:value-type="string" calcext:value-type="string">
            <text:p>Justice inspired my exalted Creator, I am a creature of the Holiest Power, of Wisdom in the Highest and of Primal Love.</text:p>
          </table:table-cell>
          <table:table-cell office:value-type="string" calcext:value-type="string">
            <text:p>Justice moved my high maker; divine power made me, highest wisdom, and primal lov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7-9</text:p>
          </table:table-cell>
          <table:table-cell office:value-type="string" calcext:value-type="string">
            <text:p>Dinanzi a me non fuor cose create se non etterne, e io etterno duro. Lasciate ogne speranza, voi ch'entrate.</text:p>
          </table:table-cell>
          <table:table-cell office:value-type="string" calcext:value-type="string">
            <text:p>Before me nothing was created, if not eternal, and eternal I endure. Abandon every hope, you who enter.</text:p>
          </table:table-cell>
          <table:table-cell office:value-type="string" calcext:value-type="string">
            <text:p>Before me nothing but eternal things were made, and I shall last eternally. Abandon every hope, all you who enter.</text:p>
          </table:table-cell>
          <table:table-cell office:value-type="string" calcext:value-type="string">
            <text:p>Nothing till I was made was made, only eternal beings, and I endure eternally. Surrender as you enter every hope you have.</text:p>
          </table:table-cell>
          <table:table-cell office:value-type="string" calcext:value-type="string">
            <text:p>Before me were no things created except eternal ones, and I endure eternal. Abandon every hope, you who enter.</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0-12</text:p>
          </table:table-cell>
          <table:table-cell office:value-type="string" calcext:value-type="string">
            <text:p>Queste parole di colore oscuro vid' ïo scritte al sommo d'una porta; per ch'io: “Maestro, il senso lor m'è duro.”</text:p>
          </table:table-cell>
          <table:table-cell office:value-type="string" calcext:value-type="string">
            <text:p>These words of obscure color I saw inscribed over a portal; whereupon I said, “Master, their meaning is hard for me.”</text:p>
          </table:table-cell>
          <table:table-cell office:value-type="string" calcext:value-type="string">
            <text:p>I saw these words spelled out in somber colors inscribed along the ledge above a gate; “Master,” I said, “these words I see are cruel.”</text:p>
          </table:table-cell>
          <table:table-cell office:value-type="string" calcext:value-type="string">
            <text:p>These were the words that—written in dark tones—I saw there, on the summit of a door. I turned: ‘Their meaning, sir, for me is hard.’</text:p>
          </table:table-cell>
          <table:table-cell office:value-type="string" calcext:value-type="string">
            <text:p>These words I saw written with dark color above a gate, and I said: “Master, their sense is hard for m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3-15</text:p>
          </table:table-cell>
          <table:table-cell office:value-type="string" calcext:value-type="string">
            <text:p>Ed elli a me, come persona accorta: “Qui si convien lasciare ogne sospetto; ogne viltà convien che qui sia morta.</text:p>
          </table:table-cell>
          <table:table-cell office:value-type="string" calcext:value-type="string">
            <text:p>And he to me, as one who understands, “Here must all fear be left behind; here let all cowardice be dead.</text:p>
          </table:table-cell>
          <table:table-cell office:value-type="string" calcext:value-type="string">
            <text:p><text:s/>He answered me, speaking with experience: “Now here you must leave all distrust behind; let all your cowardice die on this spot.</text:p>
          </table:table-cell>
          <table:table-cell office:value-type="string" calcext:value-type="string">
            <text:p>And he in answering (as though he understood): ‘You needs must here surrender all your doubts, all taint of cowardice must here be dead.</text:p>
          </table:table-cell>
          <table:table-cell office:value-type="string" calcext:value-type="string">
            <text:p>And he to me, like one alert: “Here one must abandon every suspicion, every cowardice must die her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6-18</text:p>
          </table:table-cell>
          <table:table-cell office:value-type="string" calcext:value-type="string">
            <text:p>Noi siam venuti al loco ov' i' t'ho detto che tu vedrai le genti dolorose c'hanno perduto il ben de l'intelletto.”</text:p>
          </table:table-cell>
          <table:table-cell office:value-type="string" calcext:value-type="string">
            <text:p>We have come to the place where I have told you you will see the wretched people who have lost the good of intellect.”</text:p>
          </table:table-cell>
          <table:table-cell office:value-type="string" calcext:value-type="string">
            <text:p>We are at the place where earlier I said you could expect to see the suffering race of souls who lost the good of intellect.”</text:p>
          </table:table-cell>
          <table:table-cell office:value-type="string" calcext:value-type="string">
            <text:p>We now have come where, as I have said, you’ll see in suffering the souls of those who’ve lost the good that intellect desires to win.’</text:p>
          </table:table-cell>
          <table:table-cell office:value-type="string" calcext:value-type="string">
            <text:p>We have come to the place where I told you, you will see the grieving peoples who have lost the good of the intellect.”</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9-21</text:p>
          </table:table-cell>
          <table:table-cell office:value-type="string" calcext:value-type="string">
            <text:p>E poi che la sua mano a la mia puose con lieto volto, ond' io mi confortai, mi mise dentro a le segrete cose.</text:p>
          </table:table-cell>
          <table:table-cell office:value-type="string" calcext:value-type="string">
            <text:p>And when he had placed his hand on mine, with a cheerful look from which I took comfort, he led me among the secret things.</text:p>
          </table:table-cell>
          <table:table-cell office:value-type="string" calcext:value-type="string">
            <text:p><text:s/>Placing his hand on mine, smiling at me in such a way that I was reassured, he led me in, into those mysteries.</text:p>
          </table:table-cell>
          <table:table-cell office:value-type="string" calcext:value-type="string">
            <text:p>And then he placed his hand around my own, he smiled, to give me some encouragement, and set me on to enter secret things.</text:p>
          </table:table-cell>
          <table:table-cell office:value-type="string" calcext:value-type="string">
            <text:p>And, putting his hand on mine with a cheerful glance from which I drew strength, he introduced me into the secret thing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22-24</text:p>
          </table:table-cell>
          <table:table-cell office:value-type="string" calcext:value-type="string">
            <text:p>Quivi sospiri, pianti e alti guai risonavan per l'aere sanza stelle, per ch'io al cominciar ne lagrimai.</text:p>
          </table:table-cell>
          <table:table-cell office:value-type="string" calcext:value-type="string">
            <text:p>Here sighs, laments, and loud wailings were resounding through the starless air, so that at first they made me weep.</text:p>
          </table:table-cell>
          <table:table-cell office:value-type="string" calcext:value-type="string">
            <text:p>Here sighs and cries and shrieks of lamentation echoed throughout the starless air of Hell <text:s/>at first these sounds resounding made me weep:</text:p>
          </table:table-cell>
          <table:table-cell office:value-type="string" calcext:value-type="string">
            <text:p>Sighing, sobbing, moans and plaintive wailing all echoed here through air where no star shone, and I, as this began, began to weep.</text:p>
          </table:table-cell>
          <table:table-cell office:value-type="string" calcext:value-type="string">
            <text:p>There sighs, weeping, loud wailing resounded through the starless air, for which at the outset I shed tear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25-27</text:p>
          </table:table-cell>
          <table:table-cell office:value-type="string" calcext:value-type="string">
            <text:p>Diverse lingue, orribili favelle, parole di dolore, accenti d'ira, voci alte e fioche, e suon di man con elle.</text:p>
          </table:table-cell>
          <table:table-cell office:value-type="string" calcext:value-type="string">
            <text:p>Strange tongues, horrible outcries, utterances of woe, accents of anger, voices shrill and faint, and the beating of hands among them.</text:p>
          </table:table-cell>
          <table:table-cell office:value-type="string" calcext:value-type="string">
            <text:p><text:s/>tongues confused, a language strained in anguish with cadences of anger, shrill outcries and raucous groans that joined with sounds of hands.</text:p>
          </table:table-cell>
          <table:table-cell office:value-type="string" calcext:value-type="string">
            <text:p>Discordant tongues, harsh accents of horror, tormented words, the twang of rage, strident voices, the sound, as well, of smacking hands.</text:p>
          </table:table-cell>
          <table:table-cell office:value-type="string" calcext:value-type="string">
            <text:p>Strange languages, horrible tongues, words of pain, accents of anger, voices loud and hoarse, and sounds of blows with them.</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28-30</text:p>
          </table:table-cell>
          <table:table-cell office:value-type="string" calcext:value-type="string">
            <text:p>Facevano un tumulto, il qual s'aggira sempre in quell' aura sanza tempo tinta, come la rena quando turbo spira.</text:p>
          </table:table-cell>
          <table:table-cell office:value-type="string" calcext:value-type="string">
            <text:p>They were making a tumult that swirls unceasingly in that dark and timeless air, like sand when a whirlwind blows.</text:p>
          </table:table-cell>
          <table:table-cell office:value-type="string" calcext:value-type="string">
            <text:p>Raising a whirling storm that turns itself forever through that air of endless black, like grains of sand swirling when a whirlwind blows. </text:p>
          </table:table-cell>
          <table:table-cell office:value-type="string" calcext:value-type="string">
            <text:p>Together these all stirred a storm that swirled forever in the darkened air where no time was, as sand swept up in breathing spires of wind.</text:p>
          </table:table-cell>
          <table:table-cell office:value-type="string" calcext:value-type="string">
            <text:p>Made a tumult that turns forever in that air darkened without time, like the sand when a whirlwind blow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31-33</text:p>
          </table:table-cell>
          <table:table-cell office:value-type="string" calcext:value-type="string">
            <text:p>E io ch'avea d'error la testa cinta, dissi: “Maestro, che è quel ch'i' odo? e che gent' è che par nel duol sì vinta?”</text:p>
          </table:table-cell>
          <table:table-cell office:value-type="string" calcext:value-type="string">
            <text:p>And I, my head circled with error, said, “Master, what is this I hear? And what people are these who seem so overcome by pain?”</text:p>
          </table:table-cell>
          <table:table-cell office:value-type="string" calcext:value-type="string">
            <text:p>And I, in the midst of all this circling horror, began, “Teacher, what are these sounds I hear? What souls are these so overwhelmed by grief?”</text:p>
          </table:table-cell>
          <table:table-cell office:value-type="string" calcext:value-type="string">
            <text:p>I turned, my head tight-bound in confusion, to say to my master: ‘What is it that I hear? Who can these be, so overwhelmed by pain?’</text:p>
          </table:table-cell>
          <table:table-cell office:value-type="string" calcext:value-type="string">
            <text:p>And I, my head girt with horror, said: “Master, what is this I hear? and what people is this who seem so overcome by grief?”</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34-36</text:p>
          </table:table-cell>
          <table:table-cell office:value-type="string" calcext:value-type="string">
            <text:p>Ed elli a me: “Questo misero modo tegnon l'anime triste di coloro che visser sanza 'nfamia e sanza lodo.</text:p>
          </table:table-cell>
          <table:table-cell office:value-type="string" calcext:value-type="string">
            <text:p>And he to me, “Such is the miserable condition of the sorry souls of those who lived without infamy and without praise.”</text:p>
          </table:table-cell>
          <table:table-cell office:value-type="string" calcext:value-type="string">
            <text:p>And he to me: “This wretched state of being is the fate of those sad souls who lived a life but lived it with no blame and with no praise. </text:p>
          </table:table-cell>
          <table:table-cell office:value-type="string" calcext:value-type="string">
            <text:p>‘This baleful condition is one,’ he said, ‘that grips those souls whose lives, contemptibly, were void alike of honor and ill fame.</text:p>
          </table:table-cell>
          <table:table-cell office:value-type="string" calcext:value-type="string">
            <text:p>And he to me: “This wretched measure is kept by the miserable souls who lived without infamy and without prais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37-39</text:p>
          </table:table-cell>
          <table:table-cell office:value-type="string" calcext:value-type="string">
            <text:p>Mischiate sono a quel cattivo coro de li angeli che non furon ribelli né fur fedeli a Dio, ma per sé fuoro.</text:p>
          </table:table-cell>
          <table:table-cell office:value-type="string" calcext:value-type="string">
            <text:p>They are mingled with that base band of angels who were neither rebellious nor faithful to God, but stood apart.</text:p>
          </table:table-cell>
          <table:table-cell office:value-type="string" calcext:value-type="string">
            <text:p>They are mixed with that repulsive choir of angels neither faithful nor unfaithful to their God, who undecided stood but for themselves.</text:p>
          </table:table-cell>
          <table:table-cell office:value-type="string" calcext:value-type="string">
            <text:p>These all co-mingle with a noisome choir of angels who—not rebels, yet not true to God—existed for themselves alone.</text:p>
          </table:table-cell>
          <table:table-cell office:value-type="string" calcext:value-type="string">
            <text:p>They are mixed with that cowardly chorus of angels who were not rebels yet were not faithful to God, but were for themselve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40-42</text:p>
          </table:table-cell>
          <table:table-cell office:value-type="string" calcext:value-type="string">
            <text:p>Caccianli i ciel per non esser men belli, né lo profondo inferno li riceve, ch'alcuna gloria i rei avrebber d'elli.”</text:p>
          </table:table-cell>
          <table:table-cell office:value-type="string" calcext:value-type="string">
            <text:p>The heavens drive them out, so as not to be less beautiful; and deep Hell does not receive them, lest the wicked have some glory over them.</text:p>
          </table:table-cell>
          <table:table-cell office:value-type="string" calcext:value-type="string">
            <text:p>Heaven, to keep its beauty, cast them out, but even Hell itself would not receive them, for fear the damned might glory over them.”</text:p>
          </table:table-cell>
          <table:table-cell office:value-type="string" calcext:value-type="string">
            <text:p>To keep their beauty whole, the Heavens spurned them. Nor would the depths of Hell receive them in, lest truly wicked souls boast over them.’</text:p>
          </table:table-cell>
          <table:table-cell office:value-type="string" calcext:value-type="string">
            <text:p>The heavens reject them so as not to be less beautiful, nor does deep Hell receive them, for the wicked would have some glory from them.</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43-45</text:p>
          </table:table-cell>
          <table:table-cell office:value-type="string" calcext:value-type="string">
            <text:p>E io: “Maestro, che è tanto greve a lor che lamentar li fa sì forte?” Rispuose: “Dicerolti molto breve.</text:p>
          </table:table-cell>
          <table:table-cell office:value-type="string" calcext:value-type="string">
            <text:p>And I, “Master, what is so grievous to them that it makes them lament so bitterly?” He answered, “Very briefly I will tell you.”</text:p>
          </table:table-cell>
          <table:table-cell office:value-type="string" calcext:value-type="string">
            <text:p><text:s/>And I. “Master, what torments do they suffer that force them to lament so bitterly?” He answered: “I will tell you in few words:</text:p>
          </table:table-cell>
          <table:table-cell office:value-type="string" calcext:value-type="string">
            <text:p>And I: ‘What can it be, so harsh, so heavy, that draws such loud lamentings from these crowds?’ And he replied: ‘My answer can be brief.</text:p>
          </table:table-cell>
          <table:table-cell office:value-type="string" calcext:value-type="string">
            <text:p>And I: “Master, what is so grievous that it makes them lament so loudly?” He replied: “I will tell you very briefly.”</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46-48</text:p>
          </table:table-cell>
          <table:table-cell office:value-type="string" calcext:value-type="string">
            <text:p>Questi non hanno speranza di morte, e la lor cieca vita è tanto bassa, che 'nvidïosi son d'ogne altra sorte.</text:p>
          </table:table-cell>
          <table:table-cell office:value-type="string" calcext:value-type="string">
            <text:p>“These have no hope of death, and their blind life is so abject that they are envious of every other lot.</text:p>
          </table:table-cell>
          <table:table-cell office:value-type="string" calcext:value-type="string">
            <text:p>These wretches have no hope of truly dying, and this blind life they lead is so abject it makes them envy every other fate. </text:p>
          </table:table-cell>
          <table:table-cell office:value-type="string" calcext:value-type="string">
            <text:p>These have no hope that death will ever come, and so degraded is the life they lead all look with envy on all other fates.</text:p>
          </table:table-cell>
          <table:table-cell office:value-type="string" calcext:value-type="string">
            <text:p>They have no hope of death, and their blind life is so base that they are envious of every other fat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49-51</text:p>
          </table:table-cell>
          <table:table-cell office:value-type="string" calcext:value-type="string">
            <text:p>Fama di loro il mondo esser non lassa; misericordia e giustizia li sdegna: non ragioniam di lor, ma guarda e passa.”</text:p>
          </table:table-cell>
          <table:table-cell office:value-type="string" calcext:value-type="string">
            <text:p>The world does not suffer that report of them shall live. Mercy and justice disdain them. Let us not speak of them, but look, and pass on.”</text:p>
          </table:table-cell>
          <table:table-cell office:value-type="string" calcext:value-type="string">
            <text:p>The world will not record their having been there <text:s/>Heaven’s mercy and its justice turn from them. Let’s not discuss them <text:s/>look and pass them by.”</text:p>
          </table:table-cell>
          <table:table-cell office:value-type="string" calcext:value-type="string">
            <text:p>The world allows no glory to their name. Mercy and Justice alike despise them. Let us not speak of them. Look, then pass on.’</text:p>
          </table:table-cell>
          <table:table-cell office:value-type="string" calcext:value-type="string">
            <text:p>The world permits no fame of them to exist; mercy and justice alike disdain them: let us not speak of them, but look and pass on.</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52-54</text:p>
          </table:table-cell>
          <table:table-cell office:value-type="string" calcext:value-type="string">
            <text:p>E io, che riguardai, vidi una 'nsegna che girando correva tanto ratta, che d'ogne posa mi parea indegna.</text:p>
          </table:table-cell>
          <table:table-cell office:value-type="string" calcext:value-type="string">
            <text:p>Looking again, I saw a banner that ran so fast, whirling about, that it seemed it might never have rest.</text:p>
          </table:table-cell>
          <table:table-cell office:value-type="string" calcext:value-type="string">
            <text:p>And so I looked and saw a kind of banner rushing ahead, whirling with aimless speed as though it would not ever take a stand; </text:p>
          </table:table-cell>
          <table:table-cell office:value-type="string" calcext:value-type="string">
            <text:p>I did look, intently. I saw a banner running so rapidly, whirling forwards, that nothing, it seemed, would ever grant a pause.</text:p>
          </table:table-cell>
          <table:table-cell office:value-type="string" calcext:value-type="string">
            <text:p>When I looked again, I saw a flag running in circles so rapidly that it seemed to scorn all paus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55-57</text:p>
          </table:table-cell>
          <table:table-cell office:value-type="string" calcext:value-type="string">
            <text:p>E dietro le venìa sì lunga tratta di gente, ch'i' non averei creduto che morte tanta n'avesse disfatta.</text:p>
          </table:table-cell>
          <table:table-cell office:value-type="string" calcext:value-type="string">
            <text:p>Behind it came so long a train of people that I should never have believed death had undone so many.</text:p>
          </table:table-cell>
          <table:table-cell office:value-type="string" calcext:value-type="string">
            <text:p>behind it an interminable train of souls pressed on, so many that I wondered how death could have undone so great a number.</text:p>
          </table:table-cell>
          <table:table-cell office:value-type="string" calcext:value-type="string">
            <text:p>Drawn by that banner was so long a trail of men and women I should not have thought that death could ever have unmade so many.</text:p>
          </table:table-cell>
          <table:table-cell office:value-type="string" calcext:value-type="string">
            <text:p>And after it there came so long a train of people, that I would not have believed death had undone so many.</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58-60</text:p>
          </table:table-cell>
          <table:table-cell office:value-type="string" calcext:value-type="string">
            <text:p>Poscia ch'io v'ebbi alcun riconosciuto, vidi e conobbi l'ombra di colui che fece per viltade il gran rifiuto.</text:p>
          </table:table-cell>
          <table:table-cell office:value-type="string" calcext:value-type="string">
            <text:p>After I had recognized some among them, I saw and knew the shade of him who from cowardice made the great refusal.</text:p>
          </table:table-cell>
          <table:table-cell office:value-type="string" calcext:value-type="string">
            <text:p>When I had recognized a few of them, I saw the shade of the one who must have been the coward who had made the great refusal. </text:p>
          </table:table-cell>
          <table:table-cell office:value-type="string" calcext:value-type="string">
            <text:p>A few I recognized. And then I saw—and knew beyond all doubt—the shadow of the one who made, from cowardice, the great denial.</text:p>
          </table:table-cell>
          <table:table-cell office:value-type="string" calcext:value-type="string">
            <text:p>After I had recognized several, I saw and knew the shade of him who in his cowardice made the great refusal.</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61-63</text:p>
          </table:table-cell>
          <table:table-cell office:value-type="string" calcext:value-type="string">
            <text:p>Incontanente intesi e certo fui che questa era la setta d'i cattivi, a Dio spiacenti e a' nemici sui.</text:p>
          </table:table-cell>
          <table:table-cell office:value-type="string" calcext:value-type="string">
            <text:p>Straightway I understood and knew for certain that this was the sorry sect of those who are displeasing to God and to his enemies.</text:p>
          </table:table-cell>
          <table:table-cell office:value-type="string" calcext:value-type="string">
            <text:p>At once I understood, and I was sure this was that sect of evil souls who were hateful to God and to His enemies.</text:p>
          </table:table-cell>
          <table:table-cell office:value-type="string" calcext:value-type="string">
            <text:p>So I, at that instant, was wholly sure this congregation was that worthless mob loathsome alike to God and their own enemies.</text:p>
          </table:table-cell>
          <table:table-cell office:value-type="string" calcext:value-type="string">
            <text:p>Immediately I understood and was certain that this was the sect of cowards, displeasing both to God and to his enemie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64-66</text:p>
          </table:table-cell>
          <table:table-cell office:value-type="string" calcext:value-type="string">
            <text:p>Questi sciaurati, che mai non fur vivi, erano ignudi e stimolati molto da mosconi e da vespe ch'eran ivi.</text:p>
          </table:table-cell>
          <table:table-cell office:value-type="string" calcext:value-type="string">
            <text:p>These wretches, who never were alive, were naked and were much stung by gadflies and wasps there.</text:p>
          </table:table-cell>
          <table:table-cell office:value-type="string" calcext:value-type="string">
            <text:p>These wretches, who had never truly lived, went naked, and were stung and stung again by the hornets and the wasps that circled them </text:p>
          </table:table-cell>
          <table:table-cell office:value-type="string" calcext:value-type="string">
            <text:p>These wretched souls were never truly live. They now went naked and were sharply spurred by wasps and hornets, thriving all around.</text:p>
          </table:table-cell>
          <table:table-cell office:value-type="string" calcext:value-type="string">
            <text:p>These wretches, who never were alive, were naked and much tormented by large flies and wasps that were ther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67-69</text:p>
          </table:table-cell>
          <table:table-cell office:value-type="string" calcext:value-type="string">
            <text:p>Elle rigavan lor di sangue il volto, che, mischiato di lagrime, a' lor piedi da fastidiosi vermi era ricolto.</text:p>
          </table:table-cell>
          <table:table-cell office:value-type="string" calcext:value-type="string">
            <text:p>Which were streaking their faces with blood that mingled with their tears and was gathered by loathsome worms at their feet.</text:p>
          </table:table-cell>
          <table:table-cell office:value-type="string" calcext:value-type="string">
            <text:p>and made their faces run with blood in streaks; their blood, mixed with their tears, dripped to their feet, and disgusting maggots collected in the pus.</text:p>
          </table:table-cell>
          <table:table-cell office:value-type="string" calcext:value-type="string">
            <text:p>The insects streaked the face of each with blood. Mixing with tears, the lines ran down; and then were garnered at their feet by filthy worms.</text:p>
          </table:table-cell>
          <table:table-cell office:value-type="string" calcext:value-type="string">
            <text:p>These streaked their faces with blood which, mixed with tears, at their feet was gathered up by disgusting worm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70-72</text:p>
          </table:table-cell>
          <table:table-cell office:value-type="string" calcext:value-type="string">
            <text:p>E poi ch'a riguardar oltre mi diedi, vidi genti a la riva d'un gran fiume; per ch'io dissi: “Maestro, or mi concedi.</text:p>
          </table:table-cell>
          <table:table-cell office:value-type="string" calcext:value-type="string">
            <text:p>Then, directing my gaze farther on, I saw people at the shore of a great river; wherefore I said, “Master, now grant that I may know.”</text:p>
          </table:table-cell>
          <table:table-cell office:value-type="string" calcext:value-type="string">
            <text:p>And when I looked beyond this crowd I saw a throng upon the shore of a wide river, which made me ask, “Master, I would like to know:</text:p>
          </table:table-cell>
          <table:table-cell office:value-type="string" calcext:value-type="string">
            <text:p>And when I’d got myself to look beyond, others, I saw, were ranged along the bank of some great stream. ‘Allow me, sir,’ I said.</text:p>
          </table:table-cell>
          <table:table-cell office:value-type="string" calcext:value-type="string">
            <text:p>And when I gazed beyond them, I saw people on the bank of a great river; so I said, “Master, now grant.”</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73-75</text:p>
          </table:table-cell>
          <table:table-cell office:value-type="string" calcext:value-type="string">
            <text:p>Ch'i' sappia quali sono, e qual costume le fa di trapassar parer sì pronte, com' i' discerno per lo fioco lume.”</text:p>
          </table:table-cell>
          <table:table-cell office:value-type="string" calcext:value-type="string">
            <text:p>Who these are, and what law makes them seem so ready to cross over, as I discern through the dim light.</text:p>
          </table:table-cell>
          <table:table-cell office:value-type="string" calcext:value-type="string">
            <text:p><text:s/>who are these people, and what law is this that makes those souls so eager for the crossing—as I can see, even in this dim light?”</text:p>
          </table:table-cell>
          <table:table-cell office:value-type="string" calcext:value-type="string">
            <text:p>‘To know who these might be. What drives them on, and makes them all (as far, in this weak light, as I discern) so eager for the crossing?’</text:p>
          </table:table-cell>
          <table:table-cell office:value-type="string" calcext:value-type="string">
            <text:p>That I may know who those are, and what disposition makes them seem so ready to cross over, as I can discern in spite of the weak light.</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76-78</text:p>
          </table:table-cell>
          <table:table-cell office:value-type="string" calcext:value-type="string">
            <text:p>Ed elli a me: “Le cose ti fier conte quando noi fermerem li nostri passi su la trista riviera d'Acheronte.”</text:p>
          </table:table-cell>
          <table:table-cell office:value-type="string" calcext:value-type="string">
            <text:p>And he to me, “These things will be made known to you when we stay our steps at the dismal stream of Acheron.”</text:p>
          </table:table-cell>
          <table:table-cell office:value-type="string" calcext:value-type="string">
            <text:p>And he: “All this will be made plain to you as soon as we shall come to stop awhile upon the sorrowful shore of Acheron.”</text:p>
          </table:table-cell>
          <table:table-cell office:value-type="string" calcext:value-type="string">
            <text:p>‘That will, of course, be clear to you,’ he said, ‘when once our footsteps are set firm upon the melancholic shores of Acheron.’</text:p>
          </table:table-cell>
          <table:table-cell office:value-type="string" calcext:value-type="string">
            <text:p>And he to me: “These things will be made known to you when we stay our steps on the gloomy shore of Acheron.”</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79-81</text:p>
          </table:table-cell>
          <table:table-cell office:value-type="string" calcext:value-type="string">
            <text:p>Allor con li occhi vergognosi e bassi, temendo no 'l mio dir li fosse grave, infino al fiume del parlar mi trassi.</text:p>
          </table:table-cell>
          <table:table-cell office:value-type="string" calcext:value-type="string">
            <text:p>Then, with eyes downcast and ashamed, fearing that my words had displeased him, I refrained from speaking till we reached the river.</text:p>
          </table:table-cell>
          <table:table-cell office:value-type="string" calcext:value-type="string">
            <text:p><text:s/>And I, with eyes cast down in shame, for fear that I perhaps had spoken out of turn, said nothing more until we reached the river.</text:p>
          </table:table-cell>
          <table:table-cell office:value-type="string" calcext:value-type="string">
            <text:p>At this—ashamed, my eyes cast humbly down, fearing my words had weighed on him too hard—I held my tongue until we reached the stream.</text:p>
          </table:table-cell>
          <table:table-cell office:value-type="string" calcext:value-type="string">
            <text:p>Then with eyes shamefast and cast down, afraid that my speaking might displease him, I refrained from speech until we reached the river.</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82-84</text:p>
          </table:table-cell>
          <table:table-cell office:value-type="string" calcext:value-type="string">
            <text:p>Ed ecco verso noi venir per nave un vecchio, bianco per antico pelo, gridando: “Guai a voi, anime prave!</text:p>
          </table:table-cell>
          <table:table-cell office:value-type="string" calcext:value-type="string">
            <text:p>And behold, an old man, his hair white with age, coming towards us in a boat and shouting, “Woe to you, wicked souls!</text:p>
          </table:table-cell>
          <table:table-cell office:value-type="string" calcext:value-type="string">
            <text:p>And suddenly, coming toward us in a boat, a man of years whose ancient hair was white shouted at us, “Woe to you, perverted souls!</text:p>
          </table:table-cell>
          <table:table-cell office:value-type="string" calcext:value-type="string">
            <text:p>Look now! Towards us in a boat there came an old man, yelling, hair all white and aged, ‘Degenerates! Your fate is sealed! Cry woe!</text:p>
          </table:table-cell>
          <table:table-cell office:value-type="string" calcext:value-type="string">
            <text:p>And behold coming toward us in a boat an old man, white with the hairs of age, crying: “Woe to you, wicked soul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85-87</text:p>
          </table:table-cell>
          <table:table-cell office:value-type="string" calcext:value-type="string">
            <text:p>Non isperate mai veder lo cielo: i' vegno per menarvi a l'altra riva ne le tenebre etterne, in caldo e 'n gelo.</text:p>
          </table:table-cell>
          <table:table-cell office:value-type="string" calcext:value-type="string">
            <text:p>Do not hope to see Heaven ever! I come to carry you to the other shore, into eternal darkness, into fire and cold.”</text:p>
          </table:table-cell>
          <table:table-cell office:value-type="string" calcext:value-type="string">
            <text:p><text:s/>Give up all hope of ever seeing Heaven: I come to lead you to the other shore, into eternal darkness, ice, and fire.</text:p>
          </table:table-cell>
          <table:table-cell office:value-type="string" calcext:value-type="string">
            <text:p>Don’t hope you’ll ever see the skies again! I’m here to lead you to the farther shore, into eternal shadow, heat and chill.</text:p>
          </table:table-cell>
          <table:table-cell office:value-type="string" calcext:value-type="string">
            <text:p>Never hope to see the sky: I come to lead you to the other shore, to the eternal shadows, to heat and freezing.</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88-90</text:p>
          </table:table-cell>
          <table:table-cell office:value-type="string" calcext:value-type="string">
            <text:p>E tu che se' costì, anima viva, pàrtiti da cotesti che son morti.” Ma poi che vide ch'io non mi partiva.</text:p>
          </table:table-cell>
          <table:table-cell office:value-type="string" calcext:value-type="string">
            <text:p>And you there, living soul, stand aside from these that are dead.” But when he saw that I did not do so, </text:p>
          </table:table-cell>
          <table:table-cell office:value-type="string" calcext:value-type="string">
            <text:p>And you, the living soul, you over there, get away from all these people who are dead.” But when he saw I did not move aside, </text:p>
          </table:table-cell>
          <table:table-cell office:value-type="string" calcext:value-type="string">
            <text:p>And you there! You! Yes, you, the living soul! Get right away from this gang! These are dead.’ But then, on seeing that I did not move.</text:p>
          </table:table-cell>
          <table:table-cell office:value-type="string" calcext:value-type="string">
            <text:p>And you who are over there, living soul, separate yourself from these here, who are dead.” But when he saw that I did not leav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91-93</text:p>
          </table:table-cell>
          <table:table-cell office:value-type="string" calcext:value-type="string">
            <text:p>Disse: “Per altra via, per altri porti verrai a piaggia, non qui, per passare: più lieve legno convien che ti porti.”</text:p>
          </table:table-cell>
          <table:table-cell office:value-type="string" calcext:value-type="string">
            <text:p>he said, “By another way.” By other ports, not here, you shall cross to shore. A lighter bark must carry you.</text:p>
          </table:table-cell>
          <table:table-cell office:value-type="string" calcext:value-type="string">
            <text:p>he said, “Another way, by other ports, not here, shall you pass to reach the other shore; a lighter skiff than this must carry you.”</text:p>
          </table:table-cell>
          <table:table-cell office:value-type="string" calcext:value-type="string">
            <text:p>‘You will arrive by other paths and ports. You’ll start your journey from a different beach. A lighter hull must carry you across.’</text:p>
          </table:table-cell>
          <table:table-cell office:value-type="string" calcext:value-type="string">
            <text:p>He said: “By another way, through other ports will you come to shore, not by crossing here: a lighter vessel must carry you.”</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94-96</text:p>
          </table:table-cell>
          <table:table-cell office:value-type="string" calcext:value-type="string">
            <text:p>E 'l duca lui: “Caron, non ti crucciare: vuolsi così colà dove si puote ciò che si vuole, e più non dimandare.”</text:p>
          </table:table-cell>
          <table:table-cell office:value-type="string" calcext:value-type="string">
            <text:p>And my leader to him, “Charon, do not rage. Thus is it willed there where that can be done which is willed; and ask no more.”</text:p>
          </table:table-cell>
          <table:table-cell office:value-type="string" calcext:value-type="string">
            <text:p>And my guide, “Charon, this is no time for anger! It is so willed, there where the power is for what is willed; that’s all you need to know.”</text:p>
          </table:table-cell>
          <table:table-cell office:value-type="string" calcext:value-type="string">
            <text:p>‘Charon,’ my leader, ‘don’t torment yourself. For this is willed where all is possible that is willed there. And so demand no more.’</text:p>
          </table:table-cell>
          <table:table-cell office:value-type="string" calcext:value-type="string">
            <text:p>And my leader to him: “Charon, do not torture yourself with anger: this is willed where what is willed can be done, so ask no mor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97-99</text:p>
          </table:table-cell>
          <table:table-cell office:value-type="string" calcext:value-type="string">
            <text:p>Quinci fuor quete le lanose gote al nocchier de la livida palude, che 'ntorno a li occhi avea di fiamme rote.</text:p>
          </table:table-cell>
          <table:table-cell office:value-type="string" calcext:value-type="string">
            <text:p>Thereon the grizzled cheeks of the ferryman of the livid marsh, who had wheels of flame about his eyes, were quiet.</text:p>
          </table:table-cell>
          <table:table-cell office:value-type="string" calcext:value-type="string">
            <text:p><text:s/>These words brought silence to the woolly cheeks of the ancient steersman of the livid marsh, whose eyes were set in glowing wheels of fire.</text:p>
          </table:table-cell>
          <table:table-cell office:value-type="string" calcext:value-type="string">
            <text:p>The fleecy wattles of the ferry man—who plied across the liverish swamp, eyeballs encircled by two wheels of flame—fell mute.</text:p>
          </table:table-cell>
          <table:table-cell office:value-type="string" calcext:value-type="string">
            <text:p>Then were quiet the woolly jowls of the pilot of the livid swamp <text:s/>around his eyes he had wheels of flam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00-102</text:p>
          </table:table-cell>
          <table:table-cell office:value-type="string" calcext:value-type="string">
            <text:p>Ma quell' anime, ch'eran lasse e nude, cangiar colore e dibattero i denti, ratto che 'nteser le parole crude.</text:p>
          </table:table-cell>
          <table:table-cell office:value-type="string" calcext:value-type="string">
            <text:p>But those forlorn and naked souls changed color, their teeth chattering, as soon as they heard the cruel words.</text:p>
          </table:table-cell>
          <table:table-cell office:value-type="string" calcext:value-type="string">
            <text:p>But all those souls there, naked, in despair, changed color and their teeth began to chatter at the sound of his announcement of their doom. </text:p>
          </table:table-cell>
          <table:table-cell office:value-type="string" calcext:value-type="string">
            <text:p>But not the other souls. Naked and drained, their complexions changed. Their teeth began (hearing his raw command) to gnash and grind.</text:p>
          </table:table-cell>
          <table:table-cell office:value-type="string" calcext:value-type="string">
            <text:p>But those weary, naked souls changed color and gnashed their teeth, as soon as they heard his harsh word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03-105</text:p>
          </table:table-cell>
          <table:table-cell office:value-type="string" calcext:value-type="string">
            <text:p>Bestemmiavano Dio e lor parenti, l'umana spezie e 'l loco e 'l tempo e 'l seme di lor semenza e di lor nascimenti.</text:p>
          </table:table-cell>
          <table:table-cell office:value-type="string" calcext:value-type="string">
            <text:p>They cursed God, their parents, the human race, the place, the time, the seed of their begetting and of their birth.</text:p>
          </table:table-cell>
          <table:table-cell office:value-type="string" calcext:value-type="string">
            <text:p>They were cursing God, cursing their own parents, the human race, the time, the place, the seed of their beginning, and their day of birth.</text:p>
          </table:table-cell>
          <table:table-cell office:value-type="string" calcext:value-type="string">
            <text:p>They raged, blaspheming God and their own kin, the human race, the place and time, the seed from which they’d sprung, the day that they’d been born.</text:p>
          </table:table-cell>
          <table:table-cell office:value-type="string" calcext:value-type="string">
            <text:p>They cursed God and their parents, the human race and the place and the time and the seed of their sowing and of their birth.</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06-108</text:p>
          </table:table-cell>
          <table:table-cell office:value-type="string" calcext:value-type="string">
            <text:p>Poi si ritrasser tutte quante insieme, forte piangendo, a la riva malvagia ch'attende ciascun uom che Dio non teme.</text:p>
          </table:table-cell>
          <table:table-cell office:value-type="string" calcext:value-type="string">
            <text:p>Then, weeping loudly, all drew to the evil shore that awaits every man who fears not God.</text:p>
          </table:table-cell>
          <table:table-cell office:value-type="string" calcext:value-type="string">
            <text:p>Then all together, weeping bitterly, they packed themselves along the wicked shore that waits for every man who fears not God.</text:p>
          </table:table-cell>
          <table:table-cell office:value-type="string" calcext:value-type="string">
            <text:p>And then they came together all as one, wailing aloud along the evil margin that waits for all who have no fear of God.</text:p>
          </table:table-cell>
          <table:table-cell office:value-type="string" calcext:value-type="string">
            <text:p>Then all of them together, weeping loudly, drew near the evil shore that awaits each one who does not fear God.</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09-111</text:p>
          </table:table-cell>
          <table:table-cell office:value-type="string" calcext:value-type="string">
            <text:p>Caron dimonio, con occhi di bragia loro accennando, tutte le raccoglie; batte col remo qualunque s'adagia.</text:p>
          </table:table-cell>
          <table:table-cell office:value-type="string" calcext:value-type="string">
            <text:p>The demon Charon, his eyes like glowing coals, beckons to them and collects them all, beating with his oar whoever lingers.</text:p>
          </table:table-cell>
          <table:table-cell office:value-type="string" calcext:value-type="string">
            <text:p><text:s/>The devil, Charon, with eyes of glowing coals, summons them all together with a signal, and with an oar he strikes the laggard sinner.</text:p>
          </table:table-cell>
          <table:table-cell office:value-type="string" calcext:value-type="string">
            <text:p>Charon the demon, with his hot-coal eyes, glared what he meant to do. He swept all in. He struck at any dawdler with his oar.</text:p>
          </table:table-cell>
          <table:table-cell office:value-type="string" calcext:value-type="string">
            <text:p>Charon the demon, with eyes like glowing coals, making signs to them, gathers them all in; he beats with his oar whoever linger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12-114</text:p>
          </table:table-cell>
          <table:table-cell office:value-type="string" calcext:value-type="string">
            <text:p>Come d'autunno si levan le foglie l'una appresso de l'altra, fin che 'l ramo vede a la terra tutte le sue spoglie.</text:p>
          </table:table-cell>
          <table:table-cell office:value-type="string" calcext:value-type="string">
            <text:p>As the leaves fall away in autumn, one after another, till the bough sees all its spoils upon the ground.</text:p>
          </table:table-cell>
          <table:table-cell office:value-type="string" calcext:value-type="string">
            <text:p>As in autumn when the leaves begin to fall, one after the other (until the branch is witness to the spoils spread on the ground), </text:p>
          </table:table-cell>
          <table:table-cell office:value-type="string" calcext:value-type="string">
            <text:p>In autumn, leaves are lifted, one by one, away until the branch looks down and sees its tatters all arrayed upon the ground.</text:p>
          </table:table-cell>
          <table:table-cell office:value-type="string" calcext:value-type="string">
            <text:p>As in autumn the leaves remove themselves one after the other, until the branch sees all its raiment on the ground.</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15-117</text:p>
          </table:table-cell>
          <table:table-cell office:value-type="string" calcext:value-type="string">
            <text:p>Similemente il mal seme d'Adamo gittansi di quel lito ad una ad una, per cenni come augel per suo richiamo.</text:p>
          </table:table-cell>
          <table:table-cell office:value-type="string" calcext:value-type="string">
            <text:p>So there the evil seed of Adam: one by one they cast themselves from that shore at signals, like a bird at its call.</text:p>
          </table:table-cell>
          <table:table-cell office:value-type="string" calcext:value-type="string">
            <text:p>so did the evil seed of Adam’s Fall drop from that shore to the boat, one at a time, at the signal, like the falcon to its lure.</text:p>
          </table:table-cell>
          <table:table-cell office:value-type="string" calcext:value-type="string">
            <text:p>In that same way did Adam’s evil seed hurtle, in sequence, from the river rim, as birds that answer to their handler’s call.</text:p>
          </table:table-cell>
          <table:table-cell office:value-type="string" calcext:value-type="string">
            <text:p>So the evil seed of Adam throw themselves from that shore one by one, when beckoned to, each like a falcon to its lur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18-120</text:p>
          </table:table-cell>
          <table:table-cell office:value-type="string" calcext:value-type="string">
            <text:p>Così sen vanno su per l'onda bruna, e avanti che sien di là discese, anche di qua nuova schiera s'auna.</text:p>
          </table:table-cell>
          <table:table-cell office:value-type="string" calcext:value-type="string">
            <text:p>Thus they go over the dark water, and before they have landed on the other shore, on this side a new throng gathers.</text:p>
          </table:table-cell>
          <table:table-cell office:value-type="string" calcext:value-type="string">
            <text:p>Away they go across the darkened waters, and before they reach the other side to land, a new throng starts collecting on this side.</text:p>
          </table:table-cell>
          <table:table-cell office:value-type="string" calcext:value-type="string">
            <text:p>Then off they went, to cross the darkened flood. And, long before they’d landed over there, another flock assembled in their stead.</text:p>
          </table:table-cell>
          <table:table-cell office:value-type="string" calcext:value-type="string">
            <text:p>Thus they go off across the dark waves, and before they have disembarked over there, over here again a new flock gather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21-123</text:p>
          </table:table-cell>
          <table:table-cell office:value-type="string" calcext:value-type="string">
            <text:p>“Figliuol mio,” disse 'l maestro cortese, “quelli che muoion ne l'ira di Dio tutti convegnon qui d'ogne paese.</text:p>
          </table:table-cell>
          <table:table-cell office:value-type="string" calcext:value-type="string">
            <text:p>“My son,” said the courteous master, “those who die in the wrath of God all come together here from every land.</text:p>
          </table:table-cell>
          <table:table-cell office:value-type="string" calcext:value-type="string">
            <text:p><text:s/>“My son,” the gentle master said to me, “all those who perish in the wrath of God assemble here from all parts of the earth;</text:p>
          </table:table-cell>
          <table:table-cell office:value-type="string" calcext:value-type="string">
            <text:p>Attentively, my master said: ‘All those, dear son, who perish in the wrath of God, meet on this shore, wherever they were born.</text:p>
          </table:table-cell>
          <table:table-cell office:value-type="string" calcext:value-type="string">
            <text:p>“My son,” said my courteous master, “those who die in God’s anger all come together here from every land.</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24-126</text:p>
          </table:table-cell>
          <table:table-cell office:value-type="string" calcext:value-type="string">
            <text:p>E pronti sono a trapassar lo rio, ché la divina giustizia li sprona, sì che la tema si volve in disio.</text:p>
          </table:table-cell>
          <table:table-cell office:value-type="string" calcext:value-type="string">
            <text:p>And they are eager to cross the stream, for Divine Justice so spurs them that their fear is changed to desire.”</text:p>
          </table:table-cell>
          <table:table-cell office:value-type="string" calcext:value-type="string">
            <text:p>they want to cross the river, they are eager; it is Divine Justice that spurs them on, turning the fear they have into desire.</text:p>
          </table:table-cell>
          <table:table-cell office:value-type="string" calcext:value-type="string">
            <text:p>And they are eager to be shipped across. Justice of God so spurs them all ahead that fear in them becomes that sharp desire.</text:p>
          </table:table-cell>
          <table:table-cell office:value-type="string" calcext:value-type="string">
            <text:p>And they are ready to cross over the river, for God’s justice so spurs them that fear turns to desir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27-129</text:p>
          </table:table-cell>
          <table:table-cell office:value-type="string" calcext:value-type="string">
            <text:p>Quinci non passa mai anima buona; e però, se Caron di te si lagna, ben puoi sapere omai che 'l suo dir suona.”</text:p>
          </table:table-cell>
          <table:table-cell office:value-type="string" calcext:value-type="string">
            <text:p>No good soul ever passes this way; therefore, if Charon complains of you, you can now well understand the meaning of his words.</text:p>
          </table:table-cell>
          <table:table-cell office:value-type="string" calcext:value-type="string">
            <text:p><text:s/>A good soul never comes to make this crossing, so, if Charon grumbles at the sight of you, you see now what his words are really saying.”</text:p>
          </table:table-cell>
          <table:table-cell office:value-type="string" calcext:value-type="string">
            <text:p>But no good soul will ever leave from here. And so when Charon thus complains of you, you may well grasp the sense that sounds within.’</text:p>
          </table:table-cell>
          <table:table-cell office:value-type="string" calcext:value-type="string">
            <text:p>No good soul ever passes this way; and so, if Charon complains of you, you can well understand what his words mean.</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30-132</text:p>
          </table:table-cell>
          <table:table-cell office:value-type="string" calcext:value-type="string">
            <text:p>Finito questo, la buia campagna tremò sì forte, che de lo spavento la mente di sudore ancor mi bagna.</text:p>
          </table:table-cell>
          <table:table-cell office:value-type="string" calcext:value-type="string">
            <text:p>When he had ended, the gloomy plain shook so violently that even now the memory of my terror bathes me in sweat.</text:p>
          </table:table-cell>
          <table:table-cell office:value-type="string" calcext:value-type="string">
            <text:p>He finished speaking, and the grim terrain shook violently; and the fright it gave me even now in recollection makes me sweat.</text:p>
          </table:table-cell>
          <table:table-cell office:value-type="string" calcext:value-type="string">
            <text:p>His words now done, the desolate terrain trembled with such great violence that the thought soaks me once more in a terrified sweat.</text:p>
          </table:table-cell>
          <table:table-cell office:value-type="string" calcext:value-type="string">
            <text:p>As he finished, the dark landscape trembled so violently that in terror my memory bathes me again with sweat.</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33-136</text:p>
          </table:table-cell>
          <table:table-cell office:value-type="string" calcext:value-type="string">
            <text:p>La terra lagrimosa diede vento, che balenò una luce vermiglia la qual mi vinse ciascun sentimento; e caddi come l'uom cui sonno piglia.</text:p>
          </table:table-cell>
          <table:table-cell office:value-type="string" calcext:value-type="string">
            <text:p>The tear-soaked ground gave forth a wind that flashed a crimson light which overcame all my senses, and I fell like one who is seized by sleep.</text:p>
          </table:table-cell>
          <table:table-cell office:value-type="string" calcext:value-type="string">
            <text:p><text:s/>Out of the tear-drenched land a wind arose which blasted forth into a reddish light, knocking my senses out of me completely, and I fell as one falls tired into sleep.</text:p>
          </table:table-cell>
          <table:table-cell office:value-type="string" calcext:value-type="string">
            <text:p>The tear-drenched earth gave out a gust of wind, erupting in a flash of bright vermilion, that overwhelmed all conscious sentiment. I fell like someone gripped by sudden sleep.</text:p>
          </table:table-cell>
          <table:table-cell office:value-type="string" calcext:value-type="string">
            <text:p>The tearful earth gave forth a wind that flashed with a crimson light which overcame all feeling in me, and I fell like one whom sleep is taking.</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1-3</text:p>
          </table:table-cell>
          <table:table-cell table:style-name="ce1" office:value-type="string" calcext:value-type="string">
            <text:p>Ruppemi l'alto sonno ne la testa un greve truono, sì ch'io mi riscossi come persona ch'è per forza desta;</text:p>
          </table:table-cell>
          <table:table-cell table:style-name="ce1" office:value-type="string" calcext:value-type="string">
            <text:p>A heavy thunderclap broke the deep sleep in my head, so that I started like one who is awakened by force;</text:p>
          </table:table-cell>
          <table:table-cell office:value-type="string" calcext:value-type="string">
            <text:p>A heavy clap of thunder! I awoke from the deep sleep that drugged my mind—startled, the way one is when shaken out of sleep.</text:p>
          </table:table-cell>
          <table:table-cell office:value-type="string" calcext:value-type="string">
            <text:p>Thunder rolling heavily in my head shattered my deep sleep. Startled, I awoke – as though just shaken in some violent grip.</text:p>
          </table:table-cell>
          <table:table-cell office:value-type="string" calcext:value-type="string">
            <text:p>Breaking the deep sleep within my head, a heavy <text:s/>thunder-clap made me shake myself like one forcibly <text:s/>awakened; </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4-6</text:p>
          </table:table-cell>
          <table:table-cell table:style-name="ce1" office:value-type="string" calcext:value-type="string">
            <text:p>e l'occhio riposato intorno mossi, dritto levato, e fiso riguardai per conoscer lo loco dov' io fossi.</text:p>
          </table:table-cell>
          <table:table-cell table:style-name="ce1" office:value-type="string" calcext:value-type="string">
            <text:p>and, standing up, I moved my rested eyes around, gazing intently to make out the place where I was.</text:p>
          </table:table-cell>
          <table:table-cell office:value-type="string" calcext:value-type="string">
            <text:p><text:s/>I turned my rested eyes from side to side, already on my feet and, staring hard, I tried my best to find out where I was,</text:p>
          </table:table-cell>
          <table:table-cell office:value-type="string" calcext:value-type="string">
            <text:p><text:s/>And then once more my sight grew firm and fixed. Now upright and again afoot, I scanned, intently, all around to view where I might be. <text:s/></text:p>
          </table:table-cell>
          <table:table-cell office:value-type="string" calcext:value-type="string">
            <text:p><text:s/>and I turned my rested eye about, standing erect, <text:s/>and gazed fixedly, to know the place where I might <text:s/>be.</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7-9</text:p>
          </table:table-cell>
          <table:table-cell table:style-name="ce1" office:value-type="string" calcext:value-type="string">
            <text:p>Vero è che 'n su la proda mi trovai de la valle d'abisso dolorosa che 'ntrono accoglie d'infiniti guai.</text:p>
          </table:table-cell>
          <table:table-cell table:style-name="ce1" office:value-type="string" calcext:value-type="string">
            <text:p>True it is that I found myself on the brink of the chasm of pain, which holds the clamor of endless wailings.</text:p>
          </table:table-cell>
          <table:table-cell office:value-type="string" calcext:value-type="string">
            <text:p><text:s/>and this is what I saw: I found myself upon the brink of grief’s abysmal valley that collects the thunderings of endless cries. </text:p>
          </table:table-cell>
          <table:table-cell office:value-type="string" calcext:value-type="string">
            <text:p>I found I’d reached – and this is true – the edge of the abyss, that cavern of grief and pain that rings a peal of endless miseries. </text:p>
          </table:table-cell>
          <table:table-cell office:value-type="string" calcext:value-type="string">
            <text:p>In truth, I found myself on the brink of the <text:s/>sorrowful valley of the abyss, which gathers in the <text:s/>thundering of infinite woes. <text:s/></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10-12</text:p>
          </table:table-cell>
          <table:table-cell table:style-name="ce1" office:value-type="string" calcext:value-type="string">
            <text:p>Oscura e profonda era e nebulosa tanto che, per ficcar lo viso a fondo, io non vi discernea alcuna cosa.</text:p>
          </table:table-cell>
          <table:table-cell table:style-name="ce1" office:value-type="string" calcext:value-type="string">
            <text:p>It was so dark and deep and misty that, though I peered intently down into the depth, I could make out nothing there.</text:p>
          </table:table-cell>
          <table:table-cell office:value-type="string" calcext:value-type="string">
            <text:p>So dark and deep and nebulous it was, try as I might to force my sight below, I could not see the shape of anything.</text:p>
          </table:table-cell>
          <table:table-cell office:value-type="string" calcext:value-type="string">
            <text:p>The pit, so dark, so wreathed in cloud, went down so far that – peering towards its deepest floor – I still could not discern a single thing.</text:p>
          </table:table-cell>
          <table:table-cell office:value-type="string" calcext:value-type="string">
            <text:p>Dark and deep it was, and so clouded that though <text:s/>I probed with my sight to the bottom I discerned <text:s/>nothing there. </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13-15</text:p>
          </table:table-cell>
          <table:table-cell table:style-name="ce1" office:value-type="string" calcext:value-type="string">
            <text:p>“Or discendiam qua giù nel cieco mondo,” cominciò il poeta tutto smorto. “Io sarò primo, e tu sarai secondo.”</text:p>
          </table:table-cell>
          <table:table-cell table:style-name="ce1" office:value-type="string" calcext:value-type="string">
            <text:p>“Let us descend now into the blind world here below,” the poet began, all pale. “I will be first, and you second.” </text:p>
          </table:table-cell>
          <table:table-cell office:value-type="string" calcext:value-type="string">
            <text:p><text:s/>“Let us descend into the sightless world,” began the poet (his face was deathly pale): “I will go first, and you will follow me.” </text:p>
          </table:table-cell>
          <table:table-cell office:value-type="string" calcext:value-type="string">
            <text:p><text:s/>‘Let us descend,’ the poet now began, ‘and enter this blind world.’ His face was pale. ‘I shall go first. Then you come close behind.’ </text:p>
          </table:table-cell>
          <table:table-cell office:value-type="string" calcext:value-type="string">
            <text:p><text:s/>“Now let us descend down here into the blind <text:s/>world,” began the poet, all pale. “I will be first, and <text:s/>you will be second.”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6-18</text:p>
          </table:table-cell>
          <table:table-cell table:style-name="ce1" office:value-type="string" calcext:value-type="string">
            <text:p>E io, che del color mi fui accorto, dissi: “Come verrò, se tu paventi che suoli al mio dubbiare esser conforto?”</text:p>
          </table:table-cell>
          <table:table-cell table:style-name="ce1" office:value-type="string" calcext:value-type="string">
            <text:p>And I, noting his pallor, said, “How shall I come, if you are afraid, who are wont to encourage me when I hesitate?” </text:p>
          </table:table-cell>
          <table:table-cell office:value-type="string" calcext:value-type="string">
            <text:p><text:s/>And I, aware of his changed color, said: “But how can I go on if you are frightened? You are my constant strength when I lose heart.” </text:p>
          </table:table-cell>
          <table:table-cell office:value-type="string" calcext:value-type="string">
            <text:p><text:s/>I was aware of his altered colour. ‘How can I come, when you,’ I said, ‘my strength in every time of doubt, are terrified?’ </text:p>
          </table:table-cell>
          <table:table-cell office:value-type="string" calcext:value-type="string">
            <text:p><text:s/>And I, who had perceived his color, said: “How <text:s/>can I come, if you are afraid, who when I have fears <text:s/>have ever brought me strength?” <text:s/></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19-21</text:p>
          </table:table-cell>
          <table:table-cell table:style-name="ce1" office:value-type="string" calcext:value-type="string">
            <text:p>Ed elli a me: “L'angoscia de le genti che son qua giù, nel viso mi dipigne quella pietà che tu per tema senti.</text:p>
          </table:table-cell>
          <table:table-cell table:style-name="ce1" office:value-type="string" calcext:value-type="string">
            <text:p>And he to me, “The anguish of the people here below paints my face with the pity that you take for fear. </text:p>
          </table:table-cell>
          <table:table-cell office:value-type="string" calcext:value-type="string">
            <text:p>And he to me: “The anguish of the souls that are down here paints my face with pity — which you have wrongly taken to be fear.</text:p>
          </table:table-cell>
          <table:table-cell office:value-type="string" calcext:value-type="string">
            <text:p>‘It is the agony,’ he answered me, ‘of those below that paints my features thus – not fear, as you suppose it is, but pity.</text:p>
          </table:table-cell>
          <table:table-cell office:value-type="string" calcext:value-type="string">
            <text:p>And he to me: “The suffering of the peoples who <text:s/>are here below, paints on my face that pity which <text:s/>you perceive as fear. </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22-24</text:p>
          </table:table-cell>
          <table:table-cell table:style-name="ce1" office:value-type="string" calcext:value-type="string">
            <text:p>Andiam, ché la via lunga ne sospigne.” Così si mise e così mi fé intrare nel primo cerchio che l'abisso cigne.</text:p>
          </table:table-cell>
          <table:table-cell table:style-name="ce1" office:value-type="string" calcext:value-type="string">
            <text:p>Let us go, for the long way urges us.” So he entered, and had me enter, the first circle that girds the abyss.</text:p>
          </table:table-cell>
          <table:table-cell office:value-type="string" calcext:value-type="string">
            <text:p><text:s/>Let us go, the long road urges us.” He entered then, leading the way for me down to the first circle of the abyss.</text:p>
          </table:table-cell>
          <table:table-cell office:value-type="string" calcext:value-type="string">
            <text:p><text:s/>‘Let us go on. The long road spurs our pace.’ So now he set himself – and me as well – to enter Circle One, which skirts the emptiness. </text:p>
          </table:table-cell>
          <table:table-cell office:value-type="string" calcext:value-type="string">
            <text:p><text:s/>Let us go, for the long way urges us.” So he put <text:s/>himself, and so he made me enter, into the first circle <text:s/>girding the abyss.</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25-27</text:p>
          </table:table-cell>
          <table:table-cell table:style-name="ce1" office:value-type="string" calcext:value-type="string">
            <text:p>Quivi, secondo che per ascoltare, non avea pianto mai che di sospiri che l'aura etterna facevan tremare;</text:p>
          </table:table-cell>
          <table:table-cell table:style-name="ce1" office:value-type="string" calcext:value-type="string">
            <text:p>Here there was no plaint, that could be heard, except of sighs, which caused the eternal air to tremble;</text:p>
          </table:table-cell>
          <table:table-cell office:value-type="string" calcext:value-type="string">
            <text:p><text:s/>Down there, to judge only by what I heard, there were no wails but just the sounds of sighs rising and trembling through the timeless air, </text:p>
          </table:table-cell>
          <table:table-cell office:value-type="string" calcext:value-type="string">
            <text:p><text:s/>Here in the dark (where only hearing told) there were no tears, no weeping, only sighs that caused a trembling in the eternal air – </text:p>
          </table:table-cell>
          <table:table-cell office:value-type="string" calcext:value-type="string">
            <text:p>Here, as far as could be heard, there was no <text:s/>weeping except of sighs which caused the eternal air <text:s/>to tremble</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28-30</text:p>
          </table:table-cell>
          <table:table-cell table:style-name="ce1" office:value-type="string" calcext:value-type="string">
            <text:p>ciò avvenia di duol sanza martìri, ch'avean le turbe, ch'eran molte e grandi, d'infanti e di femmine e di viri.</text:p>
          </table:table-cell>
          <table:table-cell table:style-name="ce1" office:value-type="string" calcext:value-type="string">
            <text:p>and this arose from the sadness, without torments, of the crowds that were many and great, both of children and of women and men.</text:p>
          </table:table-cell>
          <table:table-cell office:value-type="string" calcext:value-type="string">
            <text:p>the sounds of sighs of untormented grief burdening these groups, diverse and teeming, made up of men and women and of infants.</text:p>
          </table:table-cell>
          <table:table-cell office:value-type="string" calcext:value-type="string">
            <text:p>sighs drawn from sorrowing, although no pain. This weighs on all of them, those multitudes of speechless children, women and full-grown men.</text:p>
          </table:table-cell>
          <table:table-cell office:value-type="string" calcext:value-type="string">
            <text:p>these resulted from grief without torture, felt by <text:s/>the crowds, which were many and large, of infants <text:s/>and of women and of men.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31-33</text:p>
          </table:table-cell>
          <table:table-cell table:style-name="ce1" office:value-type="string" calcext:value-type="string">
            <text:p>Lo buon maestro a me: “Tu non dimandi che spiriti son questi che tu vedi? Or vo' che sappi, innanzi che più andi,</text:p>
          </table:table-cell>
          <table:table-cell table:style-name="ce1" office:value-type="string" calcext:value-type="string">
            <text:p>The good master said to me, “Do you not ask what spirits are these that you see? Now, before you go farther, I will have you know </text:p>
          </table:table-cell>
          <table:table-cell office:value-type="string" calcext:value-type="string">
            <text:p><text:s/>Then the good master said, “You do not ask what sort of souls are these you see around you. Now you should know before we go on farther, </text:p>
          </table:table-cell>
          <table:table-cell office:value-type="string" calcext:value-type="string">
            <text:p><text:s/>‘You do not ask,’ my teacher in his goodness said, ‘who all these spirits are that you see here? Do not, I mean, go further till you know: <text:s/></text:p>
          </table:table-cell>
          <table:table-cell office:value-type="string" calcext:value-type="string">
            <text:p><text:s/>My good master to me: “You do not ask what <text:s/>spirits are these you see? Now I wish you to know, before you walk further,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34-36</text:p>
          </table:table-cell>
          <table:table-cell table:style-name="ce1" office:value-type="string" calcext:value-type="string">
            <text:p>ch'ei non peccaro; e s'elli hanno mercedi, non basta, perché non ebber battesmo, ch'è porta de la fede che tu credi;</text:p>
          </table:table-cell>
          <table:table-cell table:style-name="ce1" office:value-type="string" calcext:value-type="string">
            <text:p>that they did not sin; but if they have merit, that does not suffice, for they did not have baptism, which is the portal of the faith you hold;</text:p>
          </table:table-cell>
          <table:table-cell office:value-type="string" calcext:value-type="string">
            <text:p><text:s/>they have not sinned. But their great worth alone was not enough, for they did not know Baptism, which is the gateway to the faith you follow, </text:p>
          </table:table-cell>
          <table:table-cell office:value-type="string" calcext:value-type="string">
            <text:p>these never sinned. And some attained to merit. But merit falls far short. None was baptized. None passed the gate, in your belief, to faith. </text:p>
          </table:table-cell>
          <table:table-cell office:value-type="string" calcext:value-type="string">
            <text:p><text:s text:c="2"/>that they did not sin; and if they have merits, it is <text:s/>not enough, because they did not receive baptism, <text:s/>which is the gateway to the faith that you believe. <text:s/></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37-39</text:p>
          </table:table-cell>
          <table:table-cell table:style-name="ce1" office:value-type="string" calcext:value-type="string">
            <text:p>e s' e' furon dinanzi al cristianesmo, non adorar debitamente a Dio: e di questi cotai son io medesmo.</text:p>
          </table:table-cell>
          <table:table-cell table:style-name="ce1" office:value-type="string" calcext:value-type="string">
            <text:p>and if they were before Christianity, they did not worship God aright, and I myself am one of these.</text:p>
          </table:table-cell>
          <table:table-cell office:value-type="string" calcext:value-type="string">
            <text:p>and if they came before the birth of Christ, they did not worship God the way one should; I myself am a member of this group.</text:p>
          </table:table-cell>
          <table:table-cell office:value-type="string" calcext:value-type="string">
            <text:p>They lived before the Christian age began. They paid no reverence, as was due to God. And in this number I myself am one.</text:p>
          </table:table-cell>
          <table:table-cell office:value-type="string" calcext:value-type="string">
            <text:p>And if they lived before Christianity, they did not <text:s/>adore God as was needful: and of this kind am I <text:s/>myself.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40-42</text:p>
          </table:table-cell>
          <table:table-cell table:style-name="ce1" office:value-type="string" calcext:value-type="string">
            <text:p>Per tai difetti, non per altro rio, semo perduti, e sol di tanto offesi che sanza speme vivemo in disio.”</text:p>
          </table:table-cell>
          <table:table-cell table:style-name="ce1" office:value-type="string" calcext:value-type="string">
            <text:p>Because of these shortcomings, and for no other fault, we are lost, and only so far afflicted that without hope we live in longing.”</text:p>
          </table:table-cell>
          <table:table-cell office:value-type="string" calcext:value-type="string">
            <text:p><text:s/>For this defect, and for no other guilt, we here are lost. In this alone we suffer: cut off from hope, we live on in desire.”</text:p>
          </table:table-cell>
          <table:table-cell office:value-type="string" calcext:value-type="string">
            <text:p><text:s/>For such deficiencies, no other crime, we all are lost yet only suffer harm through living in desire, but hopelessly.’</text:p>
          </table:table-cell>
          <table:table-cell office:value-type="string" calcext:value-type="string">
            <text:p><text:s/>Because of such defects, not for any other <text:s/>wickedness, we are lost, and only so far harmed that <text:s/>without hope we live in desire.”</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43-45</text:p>
          </table:table-cell>
          <table:table-cell table:style-name="ce1" office:value-type="string" calcext:value-type="string">
            <text:p>Gran duol mi prese al cor quando lo 'ntesi, però che gente di molto valore conobbi che 'n quel limbo eran sospesi.</text:p>
          </table:table-cell>
          <table:table-cell table:style-name="ce1" office:value-type="string" calcext:value-type="string">
            <text:p>Great sadness seized my heart when I heard him, for I recognized that people of great worth were suspended in that Limbo.</text:p>
          </table:table-cell>
          <table:table-cell office:value-type="string" calcext:value-type="string">
            <text:p><text:s/>The words I heard weighed heavy on my heart; to think that souls as virtuous as these were suspended in that limbo, and forever! </text:p>
          </table:table-cell>
          <table:table-cell office:value-type="string" calcext:value-type="string">
            <text:p><text:s text:c="2"/>At hearing this, great sorrow gripped my heart. For many persons of the greatest worth were held, I knew, suspended on this strip. </text:p>
          </table:table-cell>
          <table:table-cell office:value-type="string" calcext:value-type="string">
            <text:p>Great sorrow seized my heart when I understood <text:s/>him, because I knew that people of great worth were <text:s/>suspended in that limbo. <text:s/></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46-48</text:p>
          </table:table-cell>
          <table:table-cell table:style-name="ce1" office:value-type="string" calcext:value-type="string">
            <text:p>“Dimmi, maestro mio, dimmi, segnore,” comincia' io per volere esser certo di quella fede che vince ogne errore:</text:p>
          </table:table-cell>
          <table:table-cell table:style-name="ce1" office:value-type="string" calcext:value-type="string">
            <text:p>“Tell me, master, tell me, sir,” I began, wishing to be assured of the faith that conquers every error.</text:p>
          </table:table-cell>
          <table:table-cell office:value-type="string" calcext:value-type="string">
            <text:p>“Tell me, my teacher, tell me, O my master,” I began (wishing to have confirmed by him the teachings of unerring Christian doctrine),</text:p>
          </table:table-cell>
          <table:table-cell office:value-type="string" calcext:value-type="string">
            <text:p>‘Tell me, sir, tell me, my dearest teacher,’ so I began, determined – on a point of faith, which routs all error – to be sure,</text:p>
          </table:table-cell>
          <table:table-cell office:value-type="string" calcext:value-type="string">
            <text:p>“Tell me, my master, tell me, lord,” I began, <text:s/>wishing to be assured of that faith which overcomes <text:s/>all error: </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49-51</text:p>
          </table:table-cell>
          <table:table-cell table:style-name="ce1" office:value-type="string" calcext:value-type="string">
            <text:p>“uscicci mai alcuno, o per suo merto o per altrui, che poi fosse beato?” E quei che 'ntese il mio parlar coverto,</text:p>
          </table:table-cell>
          <table:table-cell table:style-name="ce1" office:value-type="string" calcext:value-type="string">
            <text:p>“Did ever anyone go forth from here, either by his own or by another’s merit, who afterwards was blessed?” And he, who understood my covert speech, </text:p>
          </table:table-cell>
          <table:table-cell office:value-type="string" calcext:value-type="string">
            <text:p><text:s/>“did any ever leave here, through his merit or with another’s help, and go to bliss?” And he, who understood my hidden question, </text:p>
          </table:table-cell>
          <table:table-cell office:value-type="string" calcext:value-type="string">
            <text:p><text:s/>‘has anyone, by merit of his own or else another’s, left here then been blessed?’ And he, who read the sense my words had hid,</text:p>
          </table:table-cell>
          <table:table-cell office:value-type="string" calcext:value-type="string">
            <text:p><text:s/>“has anyone ever gone forth from here, either <text:s/>through his own merit or through another, so as to <text:s/>become blessed?” And he, who understood my <text:s/>veiled speech, <text:s/></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52-54</text:p>
          </table:table-cell>
          <table:table-cell table:style-name="ce1" office:value-type="string" calcext:value-type="string">
            <text:p>rispuose: “Io era nuovo in questo stato, quando ci vidi venire un possente, con segno di vittoria coronato.</text:p>
          </table:table-cell>
          <table:table-cell table:style-name="ce1" office:value-type="string" calcext:value-type="string">
            <text:p>replied, “I was new in this condition when I saw a Mighty One come here, crowned with sign of victory.</text:p>
          </table:table-cell>
          <table:table-cell office:value-type="string" calcext:value-type="string">
            <text:p><text:s/>answered: “I was a novice in this place when I saw a mighty lord descend to us who wore the sign of victory as his crown. </text:p>
          </table:table-cell>
          <table:table-cell office:value-type="string" calcext:value-type="string">
            <text:p><text:s text:c="2"/>answered: ‘I still was new to this strange state when, now advancing, I beheld a power whose head was crowned with signs of victory. </text:p>
          </table:table-cell>
          <table:table-cell office:value-type="string" calcext:value-type="string">
            <text:p>replied: “I was still new in this condition, when I <text:s/>saw a powerful one come, crowned with a sign of <text:s/>victory. </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55-57</text:p>
          </table:table-cell>
          <table:table-cell table:style-name="ce1" office:value-type="string" calcext:value-type="string">
            <text:p>Trasseci l'ombra del primo parente, d'Abèl suo figlio e quella di Noè, di Moïsè legista e ubidente;</text:p>
          </table:table-cell>
          <table:table-cell table:style-name="ce1" office:value-type="string" calcext:value-type="string">
            <text:p>He took hence the shade of our first parent, Abel his son, and Noah, and Moses, obedient giver of laws,</text:p>
          </table:table-cell>
          <table:table-cell office:value-type="string" calcext:value-type="string">
            <text:p>He took from us the shade of our first parent, of Abel, his good son, of Noah, too, and of obedient Moses, who made the laws;</text:p>
          </table:table-cell>
          <table:table-cell office:value-type="string" calcext:value-type="string">
            <text:p>He led away the shadow of our primal sire, shades of his offspring, Abel and Noah, Moses, who uttered (and observed) the law,</text:p>
          </table:table-cell>
          <table:table-cell office:value-type="string" calcext:value-type="string">
            <text:p><text:s/>He led forth from here the shade of our first <text:s/>parent, of Abel his son, and that of Noah, of Moses, <text:s/>lawgiver and obedient,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58-60</text:p>
          </table:table-cell>
          <table:table-cell table:style-name="ce1" office:value-type="string" calcext:value-type="string">
            <text:p>Abraàm patrïarca e Davìd re, Israèl con lo padre e co' suoi nati e con Rachele, per cui tanto fé,</text:p>
          </table:table-cell>
          <table:table-cell table:style-name="ce1" office:value-type="string" calcext:value-type="string">
            <text:p>Abraham the patriarch and David the king, Israel with his father and his children and with Rachel, for whom he did so much,</text:p>
          </table:table-cell>
          <table:table-cell office:value-type="string" calcext:value-type="string">
            <text:p><text:s/>Abram, the Patriarch, David the King, Israel with his father and his children, with Rachel, whom he worked so hard to win; </text:p>
          </table:table-cell>
          <table:table-cell office:value-type="string" calcext:value-type="string">
            <text:p><text:s/>of Abraham the patriarch, David the king, Israel, his father and his own twelve sons, with Rachel, too, for whom he laboured long, <text:s/></text:p>
          </table:table-cell>
          <table:table-cell office:value-type="string" calcext:value-type="string">
            <text:p><text:s/>Abraham the patriarch and David the king, Israel <text:s/>with his father, and his children, and Rachel, for <text:s/>whom he did so much,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61-63</text:p>
          </table:table-cell>
          <table:table-cell table:style-name="ce1" office:value-type="string" calcext:value-type="string">
            <text:p>e altri molti, e feceli beati. E vo' che sappi che, dinanzi ad essi, spiriti umani non eran salvati.”</text:p>
          </table:table-cell>
          <table:table-cell table:style-name="ce1" office:value-type="string" calcext:value-type="string">
            <text:p>and many others; and He made them blessed. And I would have you know that before these no human souls were saved.”</text:p>
          </table:table-cell>
          <table:table-cell office:value-type="string" calcext:value-type="string">
            <text:p>and many more he chose for blessedness; and you should know, before these souls were taken, no human soul had ever reached salvation.” </text:p>
          </table:table-cell>
          <table:table-cell office:value-type="string" calcext:value-type="string">
            <text:p>and many more besides. All these He blessed. This too I mean you’ll know: until these were, no human soul had ever been redeemed.’ </text:p>
          </table:table-cell>
          <table:table-cell office:value-type="string" calcext:value-type="string">
            <text:p>and many others, and he made them blessed. <text:s/>And I would have you know that before them no <text:s/>human spirits were saved.”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64-66</text:p>
          </table:table-cell>
          <table:table-cell table:style-name="ce1" office:value-type="string" calcext:value-type="string">
            <text:p>Non lasciavam l'andar perch' ei dicessi, ma passavam la selva tuttavia, la selva, dico, di spiriti spessi.</text:p>
          </table:table-cell>
          <table:table-cell table:style-name="ce1" office:value-type="string" calcext:value-type="string">
            <text:p>We did not cease going on because he spoke, but all the while were passing through the wood, I mean the wood of thronging spirits;</text:p>
          </table:table-cell>
          <table:table-cell office:value-type="string" calcext:value-type="string">
            <text:p>We did not stop our journey while he spoke, but continued on our way along the woods — I say the woods, for souls were thick as trees.</text:p>
          </table:table-cell>
          <table:table-cell office:value-type="string" calcext:value-type="string">
            <text:p>Speak as he might, our journey did not pause, but on we went, and onward, through the wood – the wood, I mean, of spirits thronging round.</text:p>
          </table:table-cell>
          <table:table-cell office:value-type="string" calcext:value-type="string">
            <text:p><text:s/>We did not cease walking because he spoke, but <text:s/>kept on passing through the wood, the wood, I say, of crowding spirits. </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67-69</text:p>
          </table:table-cell>
          <table:table-cell table:style-name="ce1" office:value-type="string" calcext:value-type="string">
            <text:p>Non era lunga ancor la nostra via di qua dal sonno, quand' io vidi un foco ch'emisperio di tenebre vincia.</text:p>
          </table:table-cell>
          <table:table-cell table:style-name="ce1" office:value-type="string" calcext:value-type="string">
            <text:p>nor had we yet gone far from the place of my slumber when I saw a fire, which overcame a hemisphere of darkness.</text:p>
          </table:table-cell>
          <table:table-cell office:value-type="string" calcext:value-type="string">
            <text:p><text:s/>We had not gone too far from where I woke when I made out a fire up ahead, a hemisphere of light that lit the dark. <text:s/></text:p>
          </table:table-cell>
          <table:table-cell office:value-type="string" calcext:value-type="string">
            <text:p><text:s/>Our steps were still not far from where, in sleep, I fell, when now, ahead, I saw a fire that overcame a hemisphere of shade. </text:p>
          </table:table-cell>
          <table:table-cell office:value-type="string" calcext:value-type="string">
            <text:p><text:s text:c="2"/>Our way had not led far from where I had slept, when I saw a fire that overcame a hemisphere of <text:s/>shadows.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70-72</text:p>
          </table:table-cell>
          <table:table-cell table:style-name="ce1" office:value-type="string" calcext:value-type="string">
            <text:p>Di lungi n'eravamo ancora un poco, ma non sì ch'io non discernessi in parte ch'orrevol gente possedea quel loco.</text:p>
          </table:table-cell>
          <table:table-cell table:style-name="ce1" office:value-type="string" calcext:value-type="string">
            <text:p>We were still a little distant from it, yet not so far but that I might in part discern that honorable folk possessed this place.</text:p>
          </table:table-cell>
          <table:table-cell office:value-type="string" calcext:value-type="string">
            <text:p>We were still at some distance from that place, but close enough for me vaguely to see that honorable souls possessed that spot. </text:p>
          </table:table-cell>
          <table:table-cell office:value-type="string" calcext:value-type="string">
            <text:p><text:s/>From this we were, as yet, some paces off, but not so far that I should fail to see that men of honour made this place their own. </text:p>
          </table:table-cell>
          <table:table-cell office:value-type="string" calcext:value-type="string">
            <text:p>We were still some distance from it, but not so far <text:s/>as to keep me from discerning in part that people worthy <text:s/>to be honored possessed that place.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73-75</text:p>
          </table:table-cell>
          <table:table-cell table:style-name="ce1" office:value-type="string" calcext:value-type="string">
            <text:p>“O tu ch'onori scïenzïa e arte, questi chi son c'hanno cotanta onranza, che dal modo de li altri li diparte?”</text:p>
          </table:table-cell>
          <table:table-cell table:style-name="ce1" office:value-type="string" calcext:value-type="string">
            <text:p>“O you who honor science and art, who are these that have such honor that it sets them apart from the condition of the rest?”</text:p>
          </table:table-cell>
          <table:table-cell office:value-type="string" calcext:value-type="string">
            <text:p>“O glory of the sciences and arts, who are these souls enjoying special honor, dwelling apart from all the others here?”</text:p>
          </table:table-cell>
          <table:table-cell office:value-type="string" calcext:value-type="string">
            <text:p>‘Honour you bring, my lord, to art and learning. Inform me who these are – their honour great – who stand apart in some way from the rest.’</text:p>
          </table:table-cell>
          <table:table-cell office:value-type="string" calcext:value-type="string">
            <text:p><text:s/>“O you who honor knowledge and art, who are <text:s/>these who receive so much privilege as to be separated from the manner of the others?”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76-78</text:p>
          </table:table-cell>
          <table:table-cell table:style-name="ce1" office:value-type="string" calcext:value-type="string">
            <text:p>E quelli a me: “L'onrata nominanza che di lor suona sù ne la tua vita, grazïa acquista in ciel che sì li avanza.”</text:p>
          </table:table-cell>
          <table:table-cell table:style-name="ce1" office:value-type="string" calcext:value-type="string">
            <text:p>And he to me, “Their honored fame, which resounds in your life above, wins grace in Heaven, which thus advances them.”</text:p>
          </table:table-cell>
          <table:table-cell office:value-type="string" calcext:value-type="string">
            <text:p><text:s/>And he to me: “The honored name they bear that still resounds above in your own world wins Heaven’s favor for them in this place.”</text:p>
          </table:table-cell>
          <table:table-cell office:value-type="string" calcext:value-type="string">
            <text:p><text:s/>He answered me: ‘The honour of their name rings clear for those, like you, who live above, and here gains favour out of Heaven’s grace.’ </text:p>
          </table:table-cell>
          <table:table-cell office:value-type="string" calcext:value-type="string">
            <text:p><text:s/>And he to me: “The honor with which their names resound up in your life, wins grace in Heaven that <text:s/>thus advances them.” <text:s/></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79-81</text:p>
          </table:table-cell>
          <table:table-cell table:style-name="ce1" office:value-type="string" calcext:value-type="string">
            <text:p>Intanto voce fu per me udita: “Onorate l'altissimo poeta; l'ombra sua torna, ch'era dipartita.”</text:p>
          </table:table-cell>
          <table:table-cell table:style-name="ce1" office:value-type="string" calcext:value-type="string">
            <text:p>Meanwhile I heard a voice which said, “Honor the great Poet! His shade, which had departed, now returns.”</text:p>
          </table:table-cell>
          <table:table-cell office:value-type="string" calcext:value-type="string">
            <text:p><text:s/>And as he spoke I heard a voice announce: “Now let us honor our illustrious poet, his shade that left is now returned to us.” </text:p>
          </table:table-cell>
          <table:table-cell office:value-type="string" calcext:value-type="string">
            <text:p><text:s/>And then there came upon my ear a voice: ‘Honour be his, the poet in the heights. His shadow now returns which had departed.’ </text:p>
          </table:table-cell>
          <table:table-cell office:value-type="string" calcext:value-type="string">
            <text:p>Meantime a voice was heard by me: “Honor the <text:s/>highest poet: his shade returns, that had departed.”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82-84</text:p>
          </table:table-cell>
          <table:table-cell table:style-name="ce1" office:value-type="string" calcext:value-type="string">
            <text:p>Poi che la voce fu restata e queta, vidi quattro grand' ombre a noi venire: sembianz' avevan né trista né lieta.</text:p>
          </table:table-cell>
          <table:table-cell table:style-name="ce1" office:value-type="string" calcext:value-type="string">
            <text:p>After the voice had ceased and was still, I saw four great shades coming to us, in semblance neither sad nor joyful.</text:p>
          </table:table-cell>
          <table:table-cell office:value-type="string" calcext:value-type="string">
            <text:p>And when the voice was silent and all was quiet I saw four mighty shades approaching us, their faces showing neither joy nor sorrow.</text:p>
          </table:table-cell>
          <table:table-cell office:value-type="string" calcext:value-type="string">
            <text:p>The voice was still and silent once again. And now, I saw, there came four noble shades, no sorrow in their countenance, nor joy.</text:p>
          </table:table-cell>
          <table:table-cell office:value-type="string" calcext:value-type="string">
            <text:p>When the voice had ceased and was silent, I saw <text:s/>four great shades coming toward us: their expression <text:s/>was neither sad nor happy. </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85-87</text:p>
          </table:table-cell>
          <table:table-cell table:style-name="ce1" office:value-type="string" calcext:value-type="string">
            <text:p>Lo buon maestro cominciò a dire: “Mira colui con quella spada in mano, che vien dinanzi ai tre sì come sire:</text:p>
          </table:table-cell>
          <table:table-cell table:style-name="ce1" office:value-type="string" calcext:value-type="string">
            <text:p>The good master began, “Note him there with sword in hand who comes before the other three as their lord.</text:p>
          </table:table-cell>
          <table:table-cell office:value-type="string" calcext:value-type="string">
            <text:p><text:s/>Then my good master started to explain: “Observe the one who comes with sword in hand, leading the three as if he were their master. </text:p>
          </table:table-cell>
          <table:table-cell office:value-type="string" calcext:value-type="string">
            <text:p><text:s/>My teacher – that good man – began to speak: ‘Look on. Behold the one who, sword in hand, precedes, as their true lord, the other three. <text:s/></text:p>
          </table:table-cell>
          <table:table-cell office:value-type="string" calcext:value-type="string">
            <text:p><text:s/>My good master began to speak: “Behold the one <text:s/>with that sword in his hand, coming in front of the other three as if their lord: </text:p>
          </table:table-cell>
          <table:table-cell table:number-columns-repeated="2"/>
        </table:table-row>
        <table:table-row table:style-name="ro2">
          <table:table-cell office:value-type="string" calcext:value-type="string">
            <text:p>Inferno</text:p>
          </table:table-cell>
          <table:table-cell office:value-type="string" calcext:value-type="string">
            <text:p>IV</text:p>
          </table:table-cell>
          <table:table-cell office:value-type="string" calcext:value-type="string">
            <text:p>88-90</text:p>
          </table:table-cell>
          <table:table-cell table:style-name="ce1" office:value-type="string" calcext:value-type="string">
            <text:p>quelli è Omero poeta sovrano; l'altro è Orazio satiro che vene; Ovidio è 'l terzo, e l'ultimo Lucano.</text:p>
          </table:table-cell>
          <table:table-cell table:style-name="ce1" office:value-type="string" calcext:value-type="string">
            <text:p>He is Homer, sovereign poet; next is Horace, satirist; Ovid comes third, and Lucan last.</text:p>
          </table:table-cell>
          <table:table-cell office:value-type="string" calcext:value-type="string">
            <text:p><text:span text:style-name="T1"> It is the shade of Homer, sovereign poet, and coming second, Horace, the satirist; Ovid is the third, and last comes Lucan. </text:span></text:p>
            <text:p/>
          </table:table-cell>
          <table:table-cell office:value-type="string" calcext:value-type="string">
            <text:p>This is that sovereign Homer, poet. Horace the satirist is next to come, Ovid is third. Then (see!) there is Lucan. </text:p>
          </table:table-cell>
          <table:table-cell office:value-type="string" calcext:value-type="string">
            <text:p>that is Homer, the supreme poet; the next is Horace the satirist; Ovid is the third, and the last, <text:s/>Lucan. <text:s/></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91-93</text:p>
          </table:table-cell>
          <table:table-cell table:style-name="ce1" office:value-type="string" calcext:value-type="string">
            <text:p>Però che ciascun meco si convene nel nome che sonò la voce sola, fannomi onore, e di ciò fanno bene.”</text:p>
          </table:table-cell>
          <table:table-cell table:style-name="ce1" office:value-type="string" calcext:value-type="string">
            <text:p>Since each shares with me the name the single voice has uttered, they do me honor, and in that they do well.”</text:p>
          </table:table-cell>
          <table:table-cell office:value-type="string" calcext:value-type="string">
            <text:p>Since they all share one name with me, the name you heard resounding in that single voice, they honor me and do well doing so.”</text:p>
          </table:table-cell>
          <table:table-cell office:value-type="string" calcext:value-type="string">
            <text:p>All these, by right, must duly share with me the name that sounded in that single voice. They do me honour thus, and thus do well.’</text:p>
          </table:table-cell>
          <table:table-cell office:value-type="string" calcext:value-type="string">
            <text:p>Because they all share with me that name which <text:s/>the single voice pronounced, they do me honor, and <text:s/>in this they do well.” </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94-96</text:p>
          </table:table-cell>
          <table:table-cell table:style-name="ce1" office:value-type="string" calcext:value-type="string">
            <text:p>Così vid' i' adunar la bella scola di quel segnor de l'altissimo canto che sovra li altri com' aquila vola.</text:p>
          </table:table-cell>
          <table:table-cell table:style-name="ce1" office:value-type="string" calcext:value-type="string">
            <text:p>Thus I saw assembled the fair school of that lord of highest song who, like an eagle, soars above the rest.</text:p>
          </table:table-cell>
          <table:table-cell office:value-type="string" calcext:value-type="string">
            <text:p><text:s/>So I saw gathered there the noble school of the master singer of sublimest verse, who soars above all others like the eagle.</text:p>
          </table:table-cell>
          <table:table-cell office:value-type="string" calcext:value-type="string">
            <text:p><text:s/>And so I saw, assembling there as one, the lovely college of that lord of song whose verses soar like eagles over all.</text:p>
          </table:table-cell>
          <table:table-cell office:value-type="string" calcext:value-type="string">
            <text:p><text:s/>So saw I come together the lovely school of that <text:s/>lord of highest song, who soars above the others like an eagle. <text:s/></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97-99</text:p>
          </table:table-cell>
          <table:table-cell table:style-name="ce1" office:value-type="string" calcext:value-type="string">
            <text:p>Da ch'ebber ragionato insieme alquanto, volsersi a me con salutevol cenno, e 'l mio maestro sorrise di tanto;</text:p>
          </table:table-cell>
          <table:table-cell table:style-name="ce1" office:value-type="string" calcext:value-type="string">
            <text:p>After they had talked awhile together, they turned to me with sign of salutation, at which my master smiled;</text:p>
          </table:table-cell>
          <table:table-cell office:value-type="string" calcext:value-type="string">
            <text:p><text:s/>And after they had talked awhile together, they turned and with a gesture welcomed me, and at that sign I saw my master smile. </text:p>
          </table:table-cell>
          <table:table-cell office:value-type="string" calcext:value-type="string">
            <text:p>Some little time they talked among themselves, then turned to me and offered signs of greeting.</text:p>
          </table:table-cell>
          <table:table-cell office:value-type="string" calcext:value-type="string">
            <text:p><text:s/>When they had spoken together for a time they turned to me with sign of greeting, and my master <text:s/>smiled at that;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00-102</text:p>
          </table:table-cell>
          <table:table-cell table:style-name="ce1" office:value-type="string" calcext:value-type="string">
            <text:p>e più d'onore ancora assai mi fenno, ch'e' sì mi fecer de la loro schiera, sì ch'io fui sesto tra cotanto senno.</text:p>
          </table:table-cell>
          <table:table-cell table:style-name="ce1" office:value-type="string" calcext:value-type="string">
            <text:p>and far more honor still they showed me, for they made me one of their company, so that I was sixth amid so much wisdom.</text:p>
          </table:table-cell>
          <table:table-cell office:value-type="string" calcext:value-type="string">
            <text:p>Greater honor still they deigned to grant me: they welcomed me as one of their own group, so that I numbered sixth among such minds.</text:p>
          </table:table-cell>
          <table:table-cell office:value-type="string" calcext:value-type="string">
            <text:p><text:s/>On seeing all of this, my teacher smiled. <text:s/>And greater honour still they paid me now: they summoned me to join them in their ranks. I came and walked as sixth among such wisdom.</text:p>
          </table:table-cell>
          <table:table-cell office:value-type="string" calcext:value-type="string">
            <text:p>and they did me an even greater honor, for they <text:s/>made me one of their band, so that I was sixth <text:s/>among so much wisdom.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03-105</text:p>
          </table:table-cell>
          <table:table-cell table:style-name="ce1" office:value-type="string" calcext:value-type="string">
            <text:p>Così andammo infino a la lumera, parlando cose che 'l tacere è bello, sì com' era 'l parlar colà dov' era.</text:p>
          </table:table-cell>
          <table:table-cell table:style-name="ce1" office:value-type="string" calcext:value-type="string">
            <text:p>Thus we went onward to the light, talking of things it is well to pass in silence, even as it was well to speak of them there.</text:p>
          </table:table-cell>
          <table:table-cell office:value-type="string" calcext:value-type="string">
            <text:p><text:s/>We walked together toward the shining light, discussing things that here are best kept silent, as there they were most fitting for discussion. </text:p>
          </table:table-cell>
          <table:table-cell office:value-type="string" calcext:value-type="string">
            <text:p><text:s/>So on we went to reach the dome of light and spoke of things which, proper where I was, are relegated, rightly, here to silence. </text:p>
          </table:table-cell>
          <table:table-cell office:value-type="string" calcext:value-type="string">
            <text:p><text:s/>Thus we went as far as the light, speaking things <text:s/>of which it is good to be silent now, as it was good to speak them there where I was.</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106-108</text:p>
          </table:table-cell>
          <table:table-cell table:style-name="ce1" office:value-type="string" calcext:value-type="string">
            <text:p>Venimmo al piè d'un nobile castello, sette volte cerchiato d'alte mura, difeso intorno d'un bel fiumicello.</text:p>
          </table:table-cell>
          <table:table-cell table:style-name="ce1" office:value-type="string" calcext:value-type="string">
            <text:p>We came to the foot of a noble castle, seven times encircled by lofty walls and defended round about by a fair stream.</text:p>
          </table:table-cell>
          <table:table-cell office:value-type="string" calcext:value-type="string">
            <text:p><text:s/>We reached the boundaries of a splendid castle that seven times was circled by high walls defended by a sweetly flowing stream. </text:p>
          </table:table-cell>
          <table:table-cell office:value-type="string" calcext:value-type="string">
            <text:p><text:s/>We reached the footings of a noble fort, circled around by seven curtain walls and also, as its moat, a lovely stream. </text:p>
          </table:table-cell>
          <table:table-cell office:value-type="string" calcext:value-type="string">
            <text:p>We came to the foot of a noble castle, seven times encircled by high walls, defended all around by a <text:s/>lovely little stream.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09-111</text:p>
          </table:table-cell>
          <table:table-cell table:style-name="ce1" office:value-type="string" calcext:value-type="string">
            <text:p>Questo passammo come terra dura; per sette porte intrai con questi savi: giugnemmo in prato di fresca verdura.</text:p>
          </table:table-cell>
          <table:table-cell table:style-name="ce1" office:value-type="string" calcext:value-type="string">
            <text:p>This we crossed, as on solid ground, and through seven gates I entered with these sages. We came to a meadow of fresh verdure, </text:p>
          </table:table-cell>
          <table:table-cell office:value-type="string" calcext:value-type="string">
            <text:p>We walked right over it as on hard ground; through seven gates I passed with those wise spirits, and then we reached a meadow fresh in bloom.</text:p>
          </table:table-cell>
          <table:table-cell office:value-type="string" calcext:value-type="string">
            <text:p>We passed this brook as though it were dry land. Through seven gates I went with these five sages. We then came out upon a verdant lawn.</text:p>
          </table:table-cell>
          <table:table-cell office:value-type="string" calcext:value-type="string">
            <text:p>This we passed over like solid ground <text:s/>through <text:s/>seven gates I entered with these sages <text:s/>we came into <text:s/>a meadow of fresh green.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12-114</text:p>
          </table:table-cell>
          <table:table-cell table:style-name="ce1" office:value-type="string" calcext:value-type="string">
            <text:p>Genti v'eran con occhi tardi e gravi, di grande autorità ne' lor sembianti: parlavan rado, con voci soavi.</text:p>
          </table:table-cell>
          <table:table-cell table:style-name="ce1" office:value-type="string" calcext:value-type="string">
            <text:p>where there were people with grave and slow-moving eyes and looks of great authority. They spoke seldom and with gentle voices.</text:p>
          </table:table-cell>
          <table:table-cell office:value-type="string" calcext:value-type="string">
            <text:p><text:s/>There people were whose eyes were calm and grave, whose bearing told of great authority; seldom they spoke and always quietly. </text:p>
          </table:table-cell>
          <table:table-cell office:value-type="string" calcext:value-type="string">
            <text:p><text:s/>Here there were some whose eyes were firm and grave – all, in demeanour, of authority – who seldom spoke; their tones were calm and gentle. </text:p>
          </table:table-cell>
          <table:table-cell office:value-type="string" calcext:value-type="string">
            <text:p><text:s/>Here were people with slow, grave eyes and great <text:s/>authority in their countenances: they spoke seldom, and with soft voices. <text:s text:c="2"/></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115-117</text:p>
          </table:table-cell>
          <table:table-cell table:style-name="ce1" office:value-type="string" calcext:value-type="string">
            <text:p>Traemmoci così da l'un de' canti, in loco aperto, luminoso e alto, sì che veder si potien tutti quanti.</text:p>
          </table:table-cell>
          <table:table-cell table:style-name="ce1" office:value-type="string" calcext:value-type="string">
            <text:p>Then we drew to one side, into an open place which was luminous and high, so that we could see all of them. </text:p>
          </table:table-cell>
          <table:table-cell office:value-type="string" calcext:value-type="string">
            <text:p><text:s/>Then moving to one side we reached a place spread out and luminous, higher than before, allowing us to view all who were there.</text:p>
          </table:table-cell>
          <table:table-cell office:value-type="string" calcext:value-type="string">
            <text:p><text:s/>And so we drew aside and found a space, illuminated, open, high and airy, where all of these were able to be seen. </text:p>
          </table:table-cell>
          <table:table-cell office:value-type="string" calcext:value-type="string">
            <text:p>Therefore we drew to one side, to a place open, bright, and high, whence all of them could be seen.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18-120</text:p>
          </table:table-cell>
          <table:table-cell table:style-name="ce1" office:value-type="string" calcext:value-type="string">
            <text:p>Colà diritto, sovra 'l verde smalto, mi fuor mostrati li spiriti magni, che del vedere in me stesso m'essalto.</text:p>
          </table:table-cell>
          <table:table-cell table:style-name="ce1" office:value-type="string" calcext:value-type="string">
            <text:p>There before me, on the enameled green, the great spirits were shown to me, so that I glory within me for having seen them. </text:p>
          </table:table-cell>
          <table:table-cell office:value-type="string" calcext:value-type="string">
            <text:p>And right before us on the lustrous green the mighty shades were pointed out to me (my heart felt glory when I looked at them).</text:p>
          </table:table-cell>
          <table:table-cell office:value-type="string" calcext:value-type="string">
            <text:p>And there, across that bright enamelled green, these ancient heroes were displayed to me. And I within myself am still raised high <text:s/>at what I saw:</text:p>
          </table:table-cell>
          <table:table-cell office:value-type="string" calcext:value-type="string">
            <text:p><text:s text:c="2"/>There opposite, on the bright green grass, all the great spirits were shown to me, so that I am still <text:s/>exalted within myself at the sight. <text:s/></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121-123</text:p>
          </table:table-cell>
          <table:table-cell table:style-name="ce1" office:value-type="string" calcext:value-type="string">
            <text:p>I' vidi Eletra con molti compagni, tra ' quai conobbi Ettòr ed Enea, Cesare armato con li occhi grifagni.</text:p>
          </table:table-cell>
          <table:table-cell table:style-name="ce1" office:value-type="string" calcext:value-type="string">
            <text:p>I saw Electra with many companions, among whom I knew Hector, and Aeneas, and falcon-eyed Caesar armed.</text:p>
          </table:table-cell>
          <table:table-cell office:value-type="string" calcext:value-type="string">
            <text:p>There was Electra standing with a group, among whom I saw Hector and Aeneas, and Caesar, falcon-eyed and fully armed.</text:p>
          </table:table-cell>
          <table:table-cell office:value-type="string" calcext:value-type="string">
            <text:p><text:s/>Electra, many round her. Hector I recognized, Aeneas, too, and Caesar in arms, with his hawk-like eyes. </text:p>
          </table:table-cell>
          <table:table-cell office:value-type="string" calcext:value-type="string">
            <text:p>I saw Electra with many companions, among <text:s/>whom I recognized Hector and Aeneas, Caesar in <text:s/>armor with hawklike eyes. </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124-126</text:p>
          </table:table-cell>
          <table:table-cell table:style-name="ce1" office:value-type="string" calcext:value-type="string">
            <text:p>Vidi Cammilla e la Pantasilea; da l'altra parte vidi 'l re Latino che con Lavina sua figlia sedea.</text:p>
          </table:table-cell>
          <table:table-cell table:style-name="ce1" office:value-type="string" calcext:value-type="string">
            <text:p>I saw Camilla and Penthesilea; and on the other side I saw King Latinus, who sat with his daughter Lavinia.</text:p>
          </table:table-cell>
          <table:table-cell office:value-type="string" calcext:value-type="string">
            <text:p>I saw Camilla and Penthesilea; across the way I saw the Latian King, with Lavinia, his daughter, by his side.</text:p>
          </table:table-cell>
          <table:table-cell office:value-type="string" calcext:value-type="string">
            <text:p><text:s/>Camilla I saw and Penthesilea, and King Latinus on the other side – his daughter seated with him, his Lavinia. </text:p>
          </table:table-cell>
          <table:table-cell office:value-type="string" calcext:value-type="string">
            <text:p><text:s/>I saw Camilla and Penthesilea; on the other side I <text:s/>saw King Latinus, who was sitting with Lavinia his daughter. <text:s text:c="2"/></text:p>
          </table:table-cell>
          <table:table-cell table:number-columns-repeated="2"/>
        </table:table-row>
        <table:table-row table:style-name="ro2">
          <table:table-cell office:value-type="string" calcext:value-type="string">
            <text:p>Inferno</text:p>
          </table:table-cell>
          <table:table-cell office:value-type="string" calcext:value-type="string">
            <text:p>IV</text:p>
          </table:table-cell>
          <table:table-cell office:value-type="string" calcext:value-type="string">
            <text:p>127-129</text:p>
          </table:table-cell>
          <table:table-cell table:style-name="ce1" office:value-type="string" calcext:value-type="string">
            <text:p>Vidi quel Bruto che cacciò Tarquino, Lucrezia, Iulia, Marzïa e Corniglia; e solo, in parte, vidi 'l Saladino.</text:p>
          </table:table-cell>
          <table:table-cell table:style-name="ce1" office:value-type="string" calcext:value-type="string">
            <text:p>I saw that Brutus who drove out the Tarquin, I saw Lucretia, Julia, Marcia, and Cornelia.</text:p>
          </table:table-cell>
          <table:table-cell office:value-type="string" calcext:value-type="string">
            <text:p>I saw the Brutus who drove out the Tarquin; Lucretia, Julia, Marcia, and Cornelia; off, by himself, I noticed Saladin,</text:p>
          </table:table-cell>
          <table:table-cell office:value-type="string" calcext:value-type="string">
            <text:p>Brutus (he drove proud Tarquin out), Lucrece and Julia, Marcia, Cornelia – all these I saw, and there alone, apart, the sultan Saladin.</text:p>
          </table:table-cell>
          <table:table-cell office:value-type="string" calcext:value-type="string">
            <text:p>I saw the Brutus who drove Tarquin out, Lucretia, Julia, Marcia, and Cornelia; and alone, to the side, <text:s/>Saladdin.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30-132</text:p>
          </table:table-cell>
          <table:table-cell table:style-name="ce1" office:value-type="string" calcext:value-type="string">
            <text:p>Poi ch'innalzai un poco più le ciglia, vidi 'l maestro di color che sanno seder tra filosofica famiglia.</text:p>
          </table:table-cell>
          <table:table-cell table:style-name="ce1" office:value-type="string" calcext:value-type="string">
            <text:p>And by himself apart I saw Saladin. When I raised my eyes a little higher, I saw the Master of those who know, seated in a philosophic family.</text:p>
          </table:table-cell>
          <table:table-cell office:value-type="string" calcext:value-type="string">
            <text:p>and when I raised my eyes a little higher I saw the master sage of those who know, sitting with his philosophic family.</text:p>
          </table:table-cell>
          <table:table-cell office:value-type="string" calcext:value-type="string">
            <text:p><text:s/>And then – my brow raised higher still – I saw, among his family of philosophers, the master of all those who think and know. </text:p>
          </table:table-cell>
          <table:table-cell office:value-type="string" calcext:value-type="string">
            <text:p>When I lifted my brow a little higher, I saw the <text:s/>master of those who know, sitting among a <text:s/>philosophical company. </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133-135</text:p>
          </table:table-cell>
          <table:table-cell table:style-name="ce1" office:value-type="string" calcext:value-type="string">
            <text:p>Tutti lo miran, tutti onor li fanno: quivi vid' ïo Socrate e Platone, che 'nnanzi a li altri più presso li stanno;</text:p>
          </table:table-cell>
          <table:table-cell table:style-name="ce1" office:value-type="string" calcext:value-type="string">
            <text:p>All look to him, all do him honor. There, nearest to him and in front of the rest, I saw Socrates and Plato.</text:p>
          </table:table-cell>
          <table:table-cell office:value-type="string" calcext:value-type="string">
            <text:p>All gaze at him, all pay their homage to him; and there I saw both Socrates and Plato, each closer to his side than any other;</text:p>
          </table:table-cell>
          <table:table-cell office:value-type="string" calcext:value-type="string">
            <text:p><text:s/>To him all look in wonder, all in honour. And, closer to his side than all the rest, I now saw Socrates, I saw now Plato, </text:p>
          </table:table-cell>
          <table:table-cell office:value-type="string" calcext:value-type="string">
            <text:p><text:span text:style-name="T1"> All gaze at him, all do him honor: there I saw  Socrates and Plato, standing closer to him, in front of the others,  </text:span></text:p>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36-138</text:p>
          </table:table-cell>
          <table:table-cell table:style-name="ce1" office:value-type="string" calcext:value-type="string">
            <text:p>Democrito che 'l mondo a caso pone, Dïogenès, Anassagora e Tale, Empedoclès, Eraclito e Zenone;</text:p>
          </table:table-cell>
          <table:table-cell table:style-name="ce1" office:value-type="string" calcext:value-type="string">
            <text:p>I saw Democritus, who ascribes the world to chance, Diogenes, Anaxagoras, and Thales, Empedocles, Heraclitus, and Zeno. </text:p>
          </table:table-cell>
          <table:table-cell office:value-type="string" calcext:value-type="string">
            <text:p>Democritus, who said the world was chance, Diogenes, Thales, Anaxagoras, Empedocles, Zeno, and Heraclitus;</text:p>
          </table:table-cell>
          <table:table-cell office:value-type="string" calcext:value-type="string">
            <text:p>and one, Democritus, who claims the world is chance, Diogenes and Tales, Anaxagoras, Empedocles, Heraclitus and Zeno.</text:p>
          </table:table-cell>
          <table:table-cell office:value-type="string" calcext:value-type="string">
            <text:p><text:s/>Democritus, who assigns the world to chance, Diogenes, Anaxagoras, and Thales, Empedocles, <text:s/>Heraclitus, and Zeno;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39-141</text:p>
          </table:table-cell>
          <table:table-cell table:style-name="ce1" office:value-type="string" calcext:value-type="string">
            <text:p>e vidi il buono accoglitor del quale, Dïascoride dico; e vidi Orfeo, Tulïo e Lino e Seneca morale;</text:p>
          </table:table-cell>
          <table:table-cell table:style-name="ce1" office:value-type="string" calcext:value-type="string">
            <text:p>I saw the good collector of the qualities of things—I mean Dioscorides— and I saw Orpheus, Tully, Linus, and Seneca the moralist.</text:p>
          </table:table-cell>
          <table:table-cell office:value-type="string" calcext:value-type="string">
            <text:p>I saw the one who classified our herbs: Dioscorides I mean. And I saw Orpheus, Tully, Linus, Seneca the moralist.</text:p>
          </table:table-cell>
          <table:table-cell office:value-type="string" calcext:value-type="string">
            <text:p><text:s/>Then one I saw who gathered healing herbs – I mean good Dioscorides. Orpheus I saw, and Seneca the moralist, Linus, Tully,</text:p>
          </table:table-cell>
          <table:table-cell office:value-type="string" calcext:value-type="string">
            <text:p>and I saw Dioscorides; and I saw Orpheus, Tullius and <text:s/>Linus, and Seneca the moralist,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42-144</text:p>
          </table:table-cell>
          <table:table-cell table:style-name="ce1" office:value-type="string" calcext:value-type="string">
            <text:p>Euclide geomètra e Tolomeo, Ipocràte, Avicenna e Galïeno, Averoìs che 'l gran comento feo.</text:p>
          </table:table-cell>
          <table:table-cell table:style-name="ce1" office:value-type="string" calcext:value-type="string">
            <text:p>Euclid the geometer, and Ptolemy, Hippocrates, Avicenna, Galen, and Averroés, who made the great commentary.</text:p>
          </table:table-cell>
          <table:table-cell office:value-type="string" calcext:value-type="string">
            <text:p>Euclid the geometer, and Ptolemy, Hippocrates, Galen, Avicenna, and Averroes, who made the Commentary.</text:p>
          </table:table-cell>
          <table:table-cell office:value-type="string" calcext:value-type="string">
            <text:p><text:s/>Euclid (geometer) and Ptolemy, Hippocrates, Avicenna and Galen, Averroes, too, who made the Commentary. </text:p>
          </table:table-cell>
          <table:table-cell office:value-type="string" calcext:value-type="string">
            <text:p><text:span text:style-name="T1">Euclid the geometer  and Ptolemy, Hippocrates, Avicenna and Galen,  </text:span>Averroés who made the great commentary.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45-147</text:p>
          </table:table-cell>
          <table:table-cell table:style-name="ce1" office:value-type="string" calcext:value-type="string">
            <text:p>Io non posso ritrar di tutti a pieno, però che sì mi caccia il lungo tema, che molte volte al fatto il dir vien meno.</text:p>
          </table:table-cell>
          <table:table-cell table:style-name="ce1" office:value-type="string" calcext:value-type="string">
            <text:p>I cannot give full account of them all, for my long theme so drives me on, that many times the telling comes short of the fact.</text:p>
          </table:table-cell>
          <table:table-cell office:value-type="string" calcext:value-type="string">
            <text:p>I cannot tell about them all in full; my theme is long and urges me ahead, often I must omit things I have seen.</text:p>
          </table:table-cell>
          <table:table-cell office:value-type="string" calcext:value-type="string">
            <text:p>I cannot here draw portraits of them all; my lengthy subject presses me ahead, and saying often falls far short of fact.</text:p>
          </table:table-cell>
          <table:table-cell office:value-type="string" calcext:value-type="string">
            <text:p>I cannot describe them all in full, because my long theme so drives me that often the word falls short of the fact.</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148-150</text:p>
          </table:table-cell>
          <table:table-cell table:style-name="ce1" office:value-type="string" calcext:value-type="string">
            <text:p>La sesta compagnia in due si scema: per altra via mi mena il savio duca, fuor de la queta, ne l'aura che trema.</text:p>
          </table:table-cell>
          <table:table-cell table:style-name="ce1" office:value-type="string" calcext:value-type="string">
            <text:p>The company of six diminishes to two; by another way my wise guide leads me, out of the quiet, into the trembling air.</text:p>
          </table:table-cell>
          <table:table-cell office:value-type="string" calcext:value-type="string">
            <text:p>The company of six becomes just two; my wise guide leads me by another way out of the quiet into tempestuous air.</text:p>
          </table:table-cell>
          <table:table-cell office:value-type="string" calcext:value-type="string">
            <text:p><text:s/>That company of six declines to two. My lord in wisdom leads a different way, out of that quiet into trembling air. </text:p>
          </table:table-cell>
          <table:table-cell office:value-type="string" calcext:value-type="string">
            <text:p><text:span text:style-name="T1"> The company of six is reduced to two: along </text:span>another way my wise leader conducts me out of the  quiet, into the trembling air.  </text:p>
          </table:table-cell>
          <table:table-cell table:number-columns-repeated="2"/>
        </table:table-row>
        <table:table-row table:style-name="ro6">
          <table:table-cell office:value-type="string" calcext:value-type="string">
            <text:p>Inferno</text:p>
          </table:table-cell>
          <table:table-cell office:value-type="string" calcext:value-type="string">
            <text:p>IV</text:p>
          </table:table-cell>
          <table:table-cell office:value-type="string" calcext:value-type="string">
            <text:p>151-151</text:p>
          </table:table-cell>
          <table:table-cell table:style-name="ce1" office:value-type="string" calcext:value-type="string">
            <text:p>E vegno in parte ove non è che luca.</text:p>
          </table:table-cell>
          <table:table-cell table:style-name="ce1" office:value-type="string" calcext:value-type="string">
            <text:p>And I come to a part where there is naught that shines.</text:p>
          </table:table-cell>
          <table:table-cell office:value-type="string" calcext:value-type="string">
            <text:p>I come into a place where no light is.</text:p>
          </table:table-cell>
          <table:table-cell office:value-type="string" calcext:value-type="string">
            <text:p><text:s/>And nothing, where I now arrive, is shining.</text:p>
          </table:table-cell>
          <table:table-cell office:value-type="string" calcext:value-type="string">
            <text:p>And I came to a place where nothing gives light.</text:p>
          </table:table-cell>
          <table:table-cell table:number-columns-repeated="2"/>
        </table:table-row>
        <table:table-row table:style-name="ro5">
          <table:table-cell office:value-type="string" calcext:value-type="string">
            <text:p>Inferno</text:p>
          </table:table-cell>
          <table:table-cell office:value-type="string" calcext:value-type="string">
            <text:p>V</text:p>
          </table:table-cell>
          <table:table-cell office:value-type="string" calcext:value-type="string">
            <text:p>1-3</text:p>
          </table:table-cell>
          <table:table-cell table:style-name="ce1" office:value-type="string" calcext:value-type="string">
            <text:p>Così discesi del cerchio primaio giù nel secondo, che men loco cinghia e tanto più dolor, che punge a guaio.</text:p>
          </table:table-cell>
          <table:table-cell table:style-name="ce1" office:value-type="string" calcext:value-type="string">
            <text:p>Thus I descended from the first circle into the second, which girds less space, and so much greater woe that it goads to wailing.</text:p>
          </table:table-cell>
          <table:table-cell table:style-name="ce1" office:value-type="string" calcext:value-type="string">
            <text:p>This way I went, descending from the first into the second round, that holds less space but much more pain—stinging the soul to wailing.</text:p>
          </table:table-cell>
          <table:table-cell table:style-name="ce1" office:value-type="string" calcext:value-type="string">
            <text:p>And so from Circle One I now went down, deeper, to Circle Two, which bounds a lesser space and therefore greater suffering. Its sting is misery.</text:p>
          </table:table-cell>
          <table:table-cell table:style-name="ce1" office:value-type="string" calcext:value-type="string">
            <text:p>Thus I descended from the first circle down to the second, which encloses a smaller space, but so much more suffering that it goads the souls to shriek.</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4-6</text:p>
          </table:table-cell>
          <table:table-cell table:style-name="ce1" office:value-type="string" calcext:value-type="string">
            <text:p>Stavvi Minòs orribilmente, e ringhia: essamina le colpe ne l'intrata; giudica e manda secondo ch'avvinghia.</text:p>
          </table:table-cell>
          <table:table-cell table:style-name="ce1" office:value-type="string" calcext:value-type="string">
            <text:p>There stands Minos, horrible and snarling: upon the entrance he examines their offenses, and judges and dispatches them according as he entwines.</text:p>
          </table:table-cell>
          <table:table-cell table:style-name="ce1" office:value-type="string" calcext:value-type="string">
            <text:p>There stands Minos grotesquely, and he snarls, examining the guilty at the entrance; he judges and dispatches, tail in coils.</text:p>
          </table:table-cell>
          <table:table-cell table:style-name="ce1" office:value-type="string" calcext:value-type="string">
            <text:p>Minos stands there – horribly there – and barking. He, on the threshold, checks degrees of guilt, then judges and dispatches with his twirling tail.</text:p>
          </table:table-cell>
          <table:table-cell table:style-name="ce1" office:value-type="string" calcext:value-type="string">
            <text:p>There stands Minos bristling and snarling: he examines the soul’s guilt at the entrance; he judges and passes sentence by how he wraps.</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7-9</text:p>
          </table:table-cell>
          <table:table-cell table:style-name="ce1" office:value-type="string" calcext:value-type="string">
            <text:p>Dico che quando l'anima mal nata li vien dinanzi, tutta si confessa; e quel conoscitor de le peccata </text:p>
          </table:table-cell>
          <table:table-cell table:style-name="ce1" office:value-type="string" calcext:value-type="string">
            <text:p>I mean that when the ill-begotten soul comes before him, it confesses all; and that discerner of sins sees which shall be its place in Hell, then girds himself with his tail as many times as the grades he wills that it be sent down.</text:p>
          </table:table-cell>
          <table:table-cell table:style-name="ce1" office:value-type="string" calcext:value-type="string">
            <text:p>By this I mean that when the evil soul appears before him, it confesses all, and he, who is the expert judge of sins,</text:p>
          </table:table-cell>
          <table:table-cell table:style-name="ce1" office:value-type="string" calcext:value-type="string">
            <text:p>I mean that every ill-begotten creature, when summoned here, confesses everything. And he (his sense of sin is very fine)</text:p>
          </table:table-cell>
          <table:table-cell table:style-name="ce1" office:value-type="string" calcext:value-type="string">
            <text:p>I say that when the ill-born soul comes before him, it confesses all; and that connoisseur of sin sees </text:p>
          </table:table-cell>
          <table:table-cell table:number-columns-repeated="2"/>
        </table:table-row>
        <table:table-row table:style-name="ro9">
          <table:table-cell office:value-type="string" calcext:value-type="string">
            <text:p>Inferno</text:p>
          </table:table-cell>
          <table:table-cell office:value-type="string" calcext:value-type="string">
            <text:p>V</text:p>
          </table:table-cell>
          <table:table-cell office:value-type="string" calcext:value-type="string">
            <text:p>10-12</text:p>
          </table:table-cell>
          <table:table-cell table:style-name="ce1" office:value-type="string" calcext:value-type="string">
            <text:p>vede qual loco d'inferno è da essa; cignesi con la coda tante volte quantunque gradi vuol che giù sia messa.</text:p>
          </table:table-cell>
          <table:table-cell table:style-name="ce1" office:value-type="string" calcext:value-type="string">
            <text:p>Always before him stands a crowd of them; they go, each in his turn, to the judgment; they tell, and hear, and then are hurled below.</text:p>
          </table:table-cell>
          <table:table-cell table:style-name="ce1" office:value-type="string" calcext:value-type="string">
            <text:p>knows to what place in Hell the soul belongs; the times he wraps his tail around himself tell just how far the sinner must go down.</text:p>
          </table:table-cell>
          <table:table-cell table:style-name="ce1" office:value-type="string" calcext:value-type="string">
            <text:p>perceives what place in Hell best suits each one, and coils his tail around himself to tell the numbered ring to which he’ll send them down.</text:p>
          </table:table-cell>
          <table:table-cell table:style-name="ce1" office:value-type="string" calcext:value-type="string">
            <text:p><text:span text:style-name="T2">which is its place in Hell. </text:span>He girds himself with his tail as many times as the levels he wills the soul to be sent down. </text:p>
          </table:table-cell>
          <table:table-cell table:number-columns-repeated="2"/>
        </table:table-row>
        <table:table-row table:style-name="ro10">
          <table:table-cell office:value-type="string" calcext:value-type="string">
            <text:p>Inferno</text:p>
          </table:table-cell>
          <table:table-cell office:value-type="string" calcext:value-type="string">
            <text:p>V</text:p>
          </table:table-cell>
          <table:table-cell office:value-type="string" calcext:value-type="string">
            <text:p>13-15</text:p>
          </table:table-cell>
          <table:table-cell table:style-name="ce1" office:value-type="string" calcext:value-type="string">
            <text:p>Sempre dinanzi a lui ne stanno molte: vanno a vicenda ciascuna al giudizio, dicono e odono e poi son giù volte.</text:p>
          </table:table-cell>
          <table:table-cell table:style-name="ce1" office:value-type="string" calcext:value-type="string">
            <text:p>“O you who come to the abode of pain,” said Minos to me, when he saw me, pausing in the act of that great office,</text:p>
          </table:table-cell>
          <table:table-cell table:style-name="ce1" office:value-type="string" calcext:value-type="string">
            <text:p>The damned keep crowding up in front of him: they pass along to judgment one by one; they speak, they hear, and then are hurled below.</text:p>
          </table:table-cell>
          <table:table-cell table:style-name="ce1" office:value-type="string" calcext:value-type="string">
            <text:p>Before him, always, stands a crowd of souls. By turns they go, each one, for sentencing. Each pleads, attends – and then is tipped below.</text:p>
          </table:table-cell>
          <table:table-cell table:style-name="ce1" office:value-type="string" calcext:value-type="string">
            <text:p><text:span text:style-name="T2">Always many stand before him; each goes in turn to judgment. </text:span>They speak and hear and are cast into the deep. </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16-18</text:p>
          </table:table-cell>
          <table:table-cell table:style-name="ce1" office:value-type="string" calcext:value-type="string">
            <text:p>“O tu che vieni al doloroso ospizio,” disse Minòs a me quando mi vide, lasciando l'atto di cotanto offizio.</text:p>
          </table:table-cell>
          <table:table-cell table:style-name="ce1" office:value-type="string" calcext:value-type="string">
            <text:p>“beware how you enter and in whom you trust; let not the breadth of the entrance deceive you!”</text:p>
          </table:table-cell>
          <table:table-cell table:style-name="ce1" office:value-type="string" calcext:value-type="string">
            <text:p>“O you who come to the place where pain is host,” Minos spoke out when he caught sight of me, putting aside the duties of his office,</text:p>
          </table:table-cell>
          <table:table-cell table:style-name="ce1" office:value-type="string" calcext:value-type="string">
            <text:p>‘You there, arriving at this house of woe,’ so, when he saw me there, the judge spoke forth, to interrupt a while his formal role.</text:p>
          </table:table-cell>
          <table:table-cell table:style-name="ce1" office:value-type="string" calcext:value-type="string">
            <text:p>“O you who come to the dolorous hospice,” said Minos when he saw me, leaving off the exercise of his great office.</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19-21</text:p>
          </table:table-cell>
          <table:table-cell table:style-name="ce1" office:value-type="string" calcext:value-type="string">
            <text:p>“Guarda com' entri e di cui tu ti fide; non t'inganni l'ampiezza de l'intrare!” E 'l duca mio a lui: “Perché pur gride?</text:p>
          </table:table-cell>
          <table:table-cell table:style-name="ce1" office:value-type="string" calcext:value-type="string">
            <text:p>And my leader to him, “Why do you too cry out? Do not hinder his fated going: thus is it willed there where that can be done which is willed; and ask no more.”</text:p>
          </table:table-cell>
          <table:table-cell table:style-name="ce1" office:value-type="string" calcext:value-type="string">
            <text:p>“be careful how you enter and whom you trust, it’s easy to get in, but don’t be fooled!” And my guide said to him: “Why keep on shouting?</text:p>
          </table:table-cell>
          <table:table-cell table:style-name="ce1" office:value-type="string" calcext:value-type="string">
            <text:p>‘Watch as you enter – and in whom you trust. Don’t let yourself be fooled by this wide threshold.’ My leader’s thrust: ‘This yelling! Why persist?</text:p>
          </table:table-cell>
          <table:table-cell table:style-name="ce1" office:value-type="string" calcext:value-type="string">
            <text:p>“Beware how you enter and to whom you entrust yourself: be not deceived by the spacious entrance!” And my leader to him: “Why still cry out?</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22-24</text:p>
          </table:table-cell>
          <table:table-cell table:style-name="ce1" office:value-type="string" calcext:value-type="string">
            <text:p><text:s/>Non impedir lo suo fatale andare: vuolsi così colà dove si puote ciò che si vuole, e più non dimandare.”</text:p>
          </table:table-cell>
          <table:table-cell table:style-name="ce1" office:value-type="string" calcext:value-type="string">
            <text:p>Now the doleful notes begin to reach me; now I am come where much wailing smites me.</text:p>
          </table:table-cell>
          <table:table-cell table:style-name="ce1" office:value-type="string" calcext:value-type="string">
            <text:p>Do not attempt to stop his fated journey; it is so willed there where the power is for what is willed; that’s all you need to know.”</text:p>
          </table:table-cell>
          <table:table-cell table:style-name="ce1" office:value-type="string" calcext:value-type="string">
            <text:p>Do not impede him on his destined way. For this is willed where all is possible that is willed there. And so demand no more.’</text:p>
          </table:table-cell>
          <table:table-cell table:style-name="ce1" office:value-type="string" calcext:value-type="string">
            <text:p>Do not impede his going, which is decreed: this is willed where what is willed can be done, so ask no more.</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25-27</text:p>
          </table:table-cell>
          <table:table-cell table:style-name="ce1" office:value-type="string" calcext:value-type="string">
            <text:p>Or incomincian le dolenti note a farmisi sentire; or son venuto là dove molto pianto mi percuote.</text:p>
          </table:table-cell>
          <table:table-cell table:style-name="ce1" office:value-type="string" calcext:value-type="string">
            <text:p>I came into a place mute of all light, which bellows like the sea in tempest when it is assailed by warring winds.</text:p>
          </table:table-cell>
          <table:table-cell table:style-name="ce1" office:value-type="string" calcext:value-type="string">
            <text:p>And now the notes of anguish start to play upon my ears; and now I find myself where sounds on sounds of weeping pound at me.</text:p>
          </table:table-cell>
          <table:table-cell table:style-name="ce1" office:value-type="string" calcext:value-type="string">
            <text:p>But now the tones of pain, continuing, demand I hear them out. And now I’ve come where grief and weeping pierce me at the heart.</text:p>
          </table:table-cell>
          <table:table-cell table:style-name="ce1" office:value-type="string" calcext:value-type="string">
            <text:p>” Now the grief-stricken notes begin to make themselves heard.</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28-30</text:p>
          </table:table-cell>
          <table:table-cell table:style-name="ce1" office:value-type="string" calcext:value-type="string">
            <text:p>Io venni in loco d'ogne luce muto, che mugghia come fa mar per tempesta, se da contrari venti è combattuto.</text:p>
          </table:table-cell>
          <table:table-cell table:style-name="ce1" office:value-type="string" calcext:value-type="string">
            <text:p>The hellish hurricane, never resting, sweeps along the spirits with its rapine; whirling and smiting, it torments them.</text:p>
          </table:table-cell>
          <table:table-cell table:style-name="ce1" office:value-type="string" calcext:value-type="string">
            <text:p>I came to a place where no light shone at all, bellowing like the sea racked by a tempest, when warring winds attack it from both sides.</text:p>
          </table:table-cell>
          <table:table-cell table:style-name="ce1" office:value-type="string" calcext:value-type="string">
            <text:p>And so I came where light is mute, a place that moans as oceans do impelled by storms, surging, embattled in conflicting squalls.</text:p>
          </table:table-cell>
          <table:table-cell table:style-name="ce1" office:value-type="string" calcext:value-type="string">
            <text:p>Now I have come where much weeping assails me. I came into a place where all light is silent, that groans like the sea in a storm.</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31-33</text:p>
          </table:table-cell>
          <table:table-cell table:style-name="ce1" office:value-type="string" calcext:value-type="string">
            <text:p>La bufera infernal, che mai non resta, mena li spirti con la sua rapina; voltando e percotendo li molesta.</text:p>
          </table:table-cell>
          <table:table-cell table:style-name="ce1" office:value-type="string" calcext:value-type="string">
            <text:p>When they arrive before the ruin, there the shrieks, the moans, the lamentations; there they curse the divine power.</text:p>
          </table:table-cell>
          <table:table-cell table:style-name="ce1" office:value-type="string" calcext:value-type="string">
            <text:p>The infernal storm, eternal in its rage, sweeps and drives the spirits with its blast: it whirls them, lashing them with punishment.</text:p>
          </table:table-cell>
          <table:table-cell table:style-name="ce1" office:value-type="string" calcext:value-type="string">
            <text:p>The swirling wind of Hell will never rest. It drags these spirits onwards in its force. It chafes them – rolling, clashing – grievously.</text:p>
          </table:table-cell>
          <table:table-cell table:style-name="ce1" office:value-type="string" calcext:value-type="string">
            <text:p>When it is lashed by conflicting winds, the infernal whirlwind, which never rests, drives the spirits before its violence; turning and striking, it tortures them.</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34-36</text:p>
          </table:table-cell>
          <table:table-cell table:style-name="ce1" office:value-type="string" calcext:value-type="string">
            <text:p>Quando giungon davanti a la ruina, quivi le strida, il compianto, il lamento; bestemmian quivi la virtù divina.</text:p>
          </table:table-cell>
          <table:table-cell table:style-name="ce1" office:value-type="string" calcext:value-type="string">
            <text:p>I learned that to such torment are condemned the carnal sinners, who subject reason to desire.</text:p>
          </table:table-cell>
          <table:table-cell table:style-name="ce1" office:value-type="string" calcext:value-type="string">
            <text:p>When they are swept back past their place of judgment, then come the shrieks, laments, and anguished cries; there they blaspheme God’s almighty power.</text:p>
          </table:table-cell>
          <table:table-cell table:style-name="ce1" office:value-type="string" calcext:value-type="string">
            <text:p>Then, once they reach the point from which they fell… screams, keening cries, the agony of all, and all blaspheming at the Holy Power.</text:p>
          </table:table-cell>
          <table:table-cell table:style-name="ce1" office:value-type="string" calcext:value-type="string">
            <text:p>When they come before the landslide, there the shrieks, the wailing, the lamenting; there they curse God’s power. </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37-39</text:p>
          </table:table-cell>
          <table:table-cell table:style-name="ce1" office:value-type="string" calcext:value-type="string">
            <text:p>Intesi ch'a così fatto tormento enno dannati i peccator carnali, che la ragion sommettono al talento.</text:p>
          </table:table-cell>
          <table:table-cell table:style-name="ce1" office:value-type="string" calcext:value-type="string">
            <text:p>And as their wings bear the starlings along in the cold season, in wide, dense flocks,</text:p>
          </table:table-cell>
          <table:table-cell table:style-name="ce1" office:value-type="string" calcext:value-type="string">
            <text:p>I learned that to this place of punishment all those who sin in lust have been condemned, those who make reason slave to appetite;</text:p>
          </table:table-cell>
          <table:table-cell table:style-name="ce1" office:value-type="string" calcext:value-type="string">
            <text:p>Caught in this torment, as I understood, were those who – here condemned for carnal sin – made reason bow to their instinctual bent.</text:p>
          </table:table-cell>
          <table:table-cell table:style-name="ce1" office:value-type="string" calcext:value-type="string">
            <text:p>I understood that to this torment were damned the carnal sinners. They who subject their reason to their lust. </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40-42</text:p>
          </table:table-cell>
          <table:table-cell table:style-name="ce1" office:value-type="string" calcext:value-type="string">
            <text:p>E come li stornei ne portan l'ali nel freddo tempo, a schiera larga e piena, così quel fiato li spiriti mali </text:p>
          </table:table-cell>
          <table:table-cell table:style-name="ce1" office:value-type="string" calcext:value-type="string">
            <text:p>so does that blast the sinful spirits; hither, thither, downward, upward, it drives them.</text:p>
          </table:table-cell>
          <table:table-cell table:style-name="ce1" office:value-type="string" calcext:value-type="string">
            <text:p>and as the wings of starlings in the winter bear them along in wide-spread, crowded flocks, so does that wind propel the evil spirits:</text:p>
          </table:table-cell>
          <table:table-cell table:style-name="ce1" office:value-type="string" calcext:value-type="string">
            <text:p>As starlings on the wing in winter chills are borne along in wide and teeming flocks, so on these breathing gusts the evil souls.</text:p>
          </table:table-cell>
          <table:table-cell table:style-name="ce1" office:value-type="string" calcext:value-type="string">
            <text:p>And as their wings carry off the starlings in the cold season, in large full flocks, so does that breath carry the evil spirits.</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43-45</text:p>
          </table:table-cell>
          <table:table-cell table:style-name="ce1" office:value-type="string" calcext:value-type="string">
            <text:p>di qua, di là, di giù, di sù li mena; nulla speranza li conforta mai, non che di posa, ma di minor pena.</text:p>
          </table:table-cell>
          <table:table-cell table:style-name="ce1" office:value-type="string" calcext:value-type="string">
            <text:p>No hope of less pain, not to say of rest, ever comforts them.</text:p>
          </table:table-cell>
          <table:table-cell table:style-name="ce1" office:value-type="string" calcext:value-type="string">
            <text:p>now here, then there, and up and down, it drives them with never any hope to comfort them—hope not of rest but even of suffering less.</text:p>
          </table:table-cell>
          <table:table-cell table:style-name="ce1" office:value-type="string" calcext:value-type="string">
            <text:p>This way and that and up and down they’re borne. Here is no hope of any comfort ever, neither of respite nor of lesser pain.</text:p>
          </table:table-cell>
          <table:table-cell table:style-name="ce1" office:value-type="string" calcext:value-type="string">
            <text:p>Here, there, down, up; no hope ever comforts them, not of lessened suffering, much less of rest. </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46-48</text:p>
          </table:table-cell>
          <table:table-cell table:style-name="ce1" office:value-type="string" calcext:value-type="string">
            <text:p>E come i gru van cantando lor lai, faccendo in aere di sé lunga riga, così vid' io venir, traendo guai,</text:p>
          </table:table-cell>
          <table:table-cell table:style-name="ce1" office:value-type="string" calcext:value-type="string">
            <text:p>And as the cranes go chanting their lays, making a long line of themselves in the air,</text:p>
          </table:table-cell>
          <table:table-cell table:style-name="ce1" office:value-type="string" calcext:value-type="string">
            <text:p>And just like cranes in flight, chanting their lays, stretching an endless line in their formation, I saw approaching, crying their laments,</text:p>
          </table:table-cell>
          <table:table-cell table:style-name="ce1" office:value-type="string" calcext:value-type="string">
            <text:p>And now, as cranes go singing lamentations and form themselves through air in long-drawn lines, coming towards me, trailing all their sorrows,</text:p>
          </table:table-cell>
          <table:table-cell table:style-name="ce1" office:value-type="string" calcext:value-type="string">
            <text:p>And as the cranes go singing their lays, making a long line of themselves in the air.</text:p>
          </table:table-cell>
          <table:table-cell table:number-columns-repeated="2"/>
        </table:table-row>
        <table:table-row table:style-name="ro10">
          <table:table-cell office:value-type="string" calcext:value-type="string">
            <text:p>Inferno</text:p>
          </table:table-cell>
          <table:table-cell office:value-type="string" calcext:value-type="string">
            <text:p>V</text:p>
          </table:table-cell>
          <table:table-cell office:value-type="string" calcext:value-type="string">
            <text:p>49-51</text:p>
          </table:table-cell>
          <table:table-cell table:style-name="ce1" office:value-type="string" calcext:value-type="string">
            <text:p>ombre portate da la detta briga. “Maestro, chi son quelle genti che l'aura nera sì gastiga?”</text:p>
          </table:table-cell>
          <table:table-cell table:style-name="ce1" office:value-type="string" calcext:value-type="string">
            <text:p>so I saw shades come, uttering wails, borne by that strife; wherefore I said, “Master, who are these people that are so lashed by the black air?”</text:p>
          </table:table-cell>
          <table:table-cell table:style-name="ce1" office:value-type="string" calcext:value-type="string">
            <text:p>spirits carried along by the battling winds. And so I asked, “Teacher, tell me, what souls are these punished in the sweep of the black wind?”</text:p>
          </table:table-cell>
          <table:table-cell table:style-name="ce1" office:value-type="string" calcext:value-type="string">
            <text:p>I saw new shadows lifted by this force. ‘Who are these people? Tell me, sir,’ I said, ‘why black air scourges them so viciously.’</text:p>
          </table:table-cell>
          <table:table-cell table:style-name="ce1" office:value-type="string" calcext:value-type="string">
            <text:p>So I saw coming toward us, uttering cries, shades borne by the aforesaid violence; so I said: “Master, who are those people whom the black wind so chastises?”</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52-54</text:p>
          </table:table-cell>
          <table:table-cell table:style-name="ce1" office:value-type="string" calcext:value-type="string">
            <text:p>“La prima di color di cui novelle tu vuo' saper,” mi disse quelli allotta, “fu imperadrice di molte favelle.”</text:p>
          </table:table-cell>
          <table:table-cell table:style-name="ce1" office:value-type="string" calcext:value-type="string">
            <text:p>“The first of these of whom you wish to know,” he said to me then, “was empress of many tongues.</text:p>
          </table:table-cell>
          <table:table-cell table:style-name="ce1" office:value-type="string" calcext:value-type="string">
            <text:p>“The first of those whose story you should know,” my master wasted no time answering, “was empress over lands of many tongues;</text:p>
          </table:table-cell>
          <table:table-cell table:style-name="ce1" office:value-type="string" calcext:value-type="string">
            <text:p>‘The first of those whose tale you wish to hear,’ he answered me without a moment’s pause, ‘governed as empress over diverse tongues.</text:p>
          </table:table-cell>
          <table:table-cell table:style-name="ce1" office:value-type="string" calcext:value-type="string">
            <text:p>“The first of those about whom you wish to learn,” he said to me then, “was empress over many languages. So broken was she to the vice of lust.</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55-57</text:p>
          </table:table-cell>
          <table:table-cell table:style-name="ce1" office:value-type="string" calcext:value-type="string">
            <text:p>A vizio di lussuria fu sì rotta, che libito fé licito in sua legge, per tòrre il biasmo in che era condotta.</text:p>
          </table:table-cell>
          <table:table-cell table:style-name="ce1" office:value-type="string" calcext:value-type="string">
            <text:p>She was so given to lechery that she made lust licit in her law, to take away the blame she had incurred.</text:p>
          </table:table-cell>
          <table:table-cell table:style-name="ce1" office:value-type="string" calcext:value-type="string">
            <text:p>her vicious tastes had so corrupted her she licensed every form of lust with laws to cleanse the stain of scandal she had spread;</text:p>
          </table:table-cell>
          <table:table-cell table:style-name="ce1" office:value-type="string" calcext:value-type="string">
            <text:p>She was so wracked by lust and luxury, licentiousness was legal under laws she made – to lift the blame that she herself incurred.</text:p>
          </table:table-cell>
          <table:table-cell table:style-name="ce1" office:value-type="string" calcext:value-type="string">
            <text:p>That in her laws she made licit whatever pleased, to lift from herself the blame she had incurred. </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58-60</text:p>
          </table:table-cell>
          <table:table-cell table:style-name="ce1" office:value-type="string" calcext:value-type="string">
            <text:p>Ell' è Semiramìs, di cui si legge che succedette a Nino e fu sua sposa: tenne la terra che 'l Soldan corregge.</text:p>
          </table:table-cell>
          <table:table-cell table:style-name="ce1" office:value-type="string" calcext:value-type="string">
            <text:p>She is Semiramis, of whom we read that she succeeded Ninus and had been his wife: she held the land the Sultan rules.</text:p>
          </table:table-cell>
          <table:table-cell table:style-name="ce1" office:value-type="string" calcext:value-type="string">
            <text:p>she is Semiramis, who, legend says, was Ninus’ wife as well as his successor; she governed all the land the Sultan rules.</text:p>
          </table:table-cell>
          <table:table-cell table:style-name="ce1" office:value-type="string" calcext:value-type="string">
            <text:p>This is Semiramis. Of her one reads that she, though heir to Ninus, was his bride. Her lands were those where now the Sultan reigns.</text:p>
          </table:table-cell>
          <table:table-cell table:style-name="ce1" office:value-type="string" calcext:value-type="string">
            <text:p>She is Semiramis, of whom we read that she succeeded Ninus and was his wife. She ruled the lands the Sultan governs now.</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61-63</text:p>
          </table:table-cell>
          <table:table-cell table:style-name="ce1" office:value-type="string" calcext:value-type="string">
            <text:p>L'altra è colei che s'ancise amorosa, e ruppe fede al cener di Sicheo; poi è Cleopatràs lussurïosa.</text:p>
          </table:table-cell>
          <table:table-cell table:style-name="ce1" office:value-type="string" calcext:value-type="string">
            <text:p>The next is she who slew herself for love and broke faith to the ashes of Sichaeus; next is wanton Cleopatra.</text:p>
          </table:table-cell>
          <table:table-cell table:style-name="ce1" office:value-type="string" calcext:value-type="string">
            <text:p>The next is she who killed herself for love and broke faith with the ashes of Sichaeus; and there is Cleopatra, who loved men’s lusting.</text:p>
          </table:table-cell>
          <table:table-cell table:style-name="ce1" office:value-type="string" calcext:value-type="string">
            <text:p>The other, lovelorn, slew herself and broke her vow of faith to Sichaeus’s ashes. And next, so lascivious, Cleopatra.</text:p>
          </table:table-cell>
          <table:table-cell table:style-name="ce1" office:value-type="string" calcext:value-type="string">
            <text:p><text:s/>The next is she who killed herself for love and broke faith with the ashes of Sichaeus; next is lustful Cleopatra.</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64-66</text:p>
          </table:table-cell>
          <table:table-cell table:style-name="ce1" office:value-type="string" calcext:value-type="string">
            <text:p>Elena vedi, per cui tanto reo tempo si volse, e vedi 'l grande Achille, che con amore al fine combatteo.</text:p>
          </table:table-cell>
          <table:table-cell table:style-name="ce1" office:value-type="string" calcext:value-type="string">
            <text:p>See Helen, for whom so many years of ill revolved; and see the great Achilles, who fought at the last with love.</text:p>
          </table:table-cell>
          <table:table-cell table:style-name="ce1" office:value-type="string" calcext:value-type="string">
            <text:p>See Helen there, the root of evil woe lasting long years, and see the great Achilles, who lost his life to love, in final combat;</text:p>
          </table:table-cell>
          <table:table-cell table:style-name="ce1" office:value-type="string" calcext:value-type="string">
            <text:p>Helen. You see? Because of her, a wretched waste of years went by. See! Great Achilles. He fought with love until his final day.</text:p>
          </table:table-cell>
          <table:table-cell table:style-name="ce1" office:value-type="string" calcext:value-type="string">
            <text:p>Behold Helen, who brought such evil times, and see the great Achilles, who battled against Love at the end. </text:p>
          </table:table-cell>
          <table:table-cell table:number-columns-repeated="2"/>
        </table:table-row>
        <table:table-row table:style-name="ro10">
          <table:table-cell office:value-type="string" calcext:value-type="string">
            <text:p>Inferno</text:p>
          </table:table-cell>
          <table:table-cell office:value-type="string" calcext:value-type="string">
            <text:p>V</text:p>
          </table:table-cell>
          <table:table-cell office:value-type="string" calcext:value-type="string">
            <text:p>67-69</text:p>
          </table:table-cell>
          <table:table-cell table:style-name="ce1" office:value-type="string" calcext:value-type="string">
            <text:p>Vedi Parìs, Tristano”; e più di mille ombre mostrommi e nominommi a dito, ch'amor di nostra vita dipartille.</text:p>
          </table:table-cell>
          <table:table-cell table:style-name="ce1" office:value-type="string" calcext:value-type="string">
            <text:p>See Paris, Tristan, and more than a thousand shades whom love had parted from our life he showed me, pointing them out and naming them.</text:p>
          </table:table-cell>
          <table:table-cell table:style-name="ce1" office:value-type="string" calcext:value-type="string">
            <text:p>see Paris, Tristan”—then, more than a thousand he pointed out to me, and named them all, those shades whom love cut off from life on earth.</text:p>
          </table:table-cell>
          <table:table-cell table:style-name="ce1" office:value-type="string" calcext:value-type="string">
            <text:p>Paris you see, and Tristan there.’ And more than a thousand shadows he numbered, naming them all, whom Love had led to leave our life.</text:p>
          </table:table-cell>
          <table:table-cell table:style-name="ce1" office:value-type="string" calcext:value-type="string">
            <text:p><text:span text:style-name="T2">Behold Paris, Tristan. </text:span>And more than a thousand shades he showed me, and named them, pointing, whom Love parted from our life.</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70-72</text:p>
          </table:table-cell>
          <table:table-cell table:style-name="ce1" office:value-type="string" calcext:value-type="string">
            <text:p>Poscia ch'io ebbi 'l mio dottore udito nomar le donne antiche e ' cavalieri, pietà mi giunse, e fui quasi smarrito.</text:p>
          </table:table-cell>
          <table:table-cell table:style-name="ce1" office:value-type="string" calcext:value-type="string">
            <text:p>When I heard my teacher name the ladies and the knights of old, pity overcame me and I was as one bewildered.</text:p>
          </table:table-cell>
          <table:table-cell table:style-name="ce1" office:value-type="string" calcext:value-type="string">
            <text:p>After I heard my teacher call the names of all these knights and ladies of ancient times, pity confused my senses, and I was dazed.</text:p>
          </table:table-cell>
          <table:table-cell table:style-name="ce1" office:value-type="string" calcext:value-type="string">
            <text:p>Hearing that man of learning herald thus these chevaliers of old, and noble ladies, pity oppressed me and I was all but lost.</text:p>
          </table:table-cell>
          <table:table-cell table:style-name="ce1" office:value-type="string" calcext:value-type="string">
            <text:p>After I had heard my teacher name the ancient ladies and knights, pity came upon me, and I was almost lost.</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73-75</text:p>
          </table:table-cell>
          <table:table-cell table:style-name="ce1" office:value-type="string" calcext:value-type="string">
            <text:p>I' cominciai: “Poeta, volontieri parlerei a que' due che 'nsieme vanno, e paion sì al vento esser leggieri.”</text:p>
          </table:table-cell>
          <table:table-cell table:style-name="ce1" office:value-type="string" calcext:value-type="string">
            <text:p>“Poet,” I began, “willingly would I speak with those two that go together and seem to be so light upon the wind.”</text:p>
          </table:table-cell>
          <table:table-cell table:style-name="ce1" office:value-type="string" calcext:value-type="string">
            <text:p>I began: “Poet, I would like, with all my heart, to speak to those two there who move together and seem to be so light upon the winds.”</text:p>
          </table:table-cell>
          <table:table-cell table:style-name="ce1" office:value-type="string" calcext:value-type="string">
            <text:p>‘How willingly,’ I turned towards the poet, ‘I’d speak to those two there who go conjoined and look to be so light upon the wind.’</text:p>
          </table:table-cell>
          <table:table-cell table:style-name="ce1" office:value-type="string" calcext:value-type="string">
            <text:p>I began: “Poet, gladly would I speak with those two who go together and seem to be so light upon the wind.”</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76-78</text:p>
          </table:table-cell>
          <table:table-cell table:style-name="ce1" office:value-type="string" calcext:value-type="string">
            <text:p>Ed elli a me: “Vedrai quando saranno più presso a noi; e tu allor li priega per quello amor che i mena, ed ei verranno.”</text:p>
          </table:table-cell>
          <table:table-cell table:style-name="ce1" office:value-type="string" calcext:value-type="string">
            <text:p>And he to me, “You shall see when they are nearer to us; and do you entreat them then by that love which leads them, and they will come.”</text:p>
          </table:table-cell>
          <table:table-cell table:style-name="ce1" office:value-type="string" calcext:value-type="string">
            <text:p>And he: “You’ll see when they are closer to us; if you entreat them by that love of theirs that carries them along, they’ll come to you.”</text:p>
          </table:table-cell>
          <table:table-cell table:style-name="ce1" office:value-type="string" calcext:value-type="string">
            <text:p>And he to me: ‘You’ll see them clearer soon. When they are closer, call to them. Invoke the love that draws them on, and they will come.’</text:p>
          </table:table-cell>
          <table:table-cell table:style-name="ce1" office:value-type="string" calcext:value-type="string">
            <text:p>And he to me: “You will see when they are closer to us; and then beg them by the love that drives them, and they will come.”</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79-81</text:p>
          </table:table-cell>
          <table:table-cell table:style-name="ce1" office:value-type="string" calcext:value-type="string">
            <text:p>Sì tosto come il vento a noi li piega, mossi la voce: “O anime affannate, venite a noi parlar, s'altri nol niega!”</text:p>
          </table:table-cell>
          <table:table-cell table:style-name="ce1" office:value-type="string" calcext:value-type="string">
            <text:p>As soon as the wind bends them to us, I raised my voice, “O wearied souls! come speak with us, if Another forbid it not.”</text:p>
          </table:table-cell>
          <table:table-cell table:style-name="ce1" office:value-type="string" calcext:value-type="string">
            <text:p>When the winds bent their course in our direction I raised my voice to them, “O wearied souls, come speak with us if it be not forbidden.”</text:p>
          </table:table-cell>
          <table:table-cell table:style-name="ce1" office:value-type="string" calcext:value-type="string">
            <text:p>The wind had swept them nearer to us now. I moved to them in words: ‘Soul-wearied creatures! Come, if none forbids, to us and, breathless, speak.’</text:p>
          </table:table-cell>
          <table:table-cell table:style-name="ce1" office:value-type="string" calcext:value-type="string">
            <text:p>As soon as the wind bends them toward us, I sent forth my voice: “O wearied souls, come speak with us, if another does not forbid it!”</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82-84</text:p>
          </table:table-cell>
          <table:table-cell table:style-name="ce1" office:value-type="string" calcext:value-type="string">
            <text:p>Quali colombe dal disio chiamate con l'ali alzate e ferme al dolce nido vegnon per l'aere, dal voler portate;</text:p>
          </table:table-cell>
          <table:table-cell table:style-name="ce1" office:value-type="string" calcext:value-type="string">
            <text:p>As doves called by desire, with wings raised and steady, come through the air, borne by their will to their sweet nest,</text:p>
          </table:table-cell>
          <table:table-cell table:style-name="ce1" office:value-type="string" calcext:value-type="string">
            <text:p>As doves, called by desire to return to their sweet nest, with wings raised high and poised, float downward through the air, guided by will,</text:p>
          </table:table-cell>
          <table:table-cell table:style-name="ce1" office:value-type="string" calcext:value-type="string">
            <text:p>As doves, when called by their desires, will come – wings spreading high – to settle on their nest, borne through the air by their own steady will,</text:p>
          </table:table-cell>
          <table:table-cell table:style-name="ce1" office:value-type="string" calcext:value-type="string">
            <text:p>As doves, called by their desire, with wings raised and steady come to their sweet nest through the air, borne by their will.</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85-87</text:p>
          </table:table-cell>
          <table:table-cell table:style-name="ce1" office:value-type="string" calcext:value-type="string">
            <text:p>cotali uscir de la schiera ov' è Dido, a noi venendo per l'aere maligno, sì forte fu l'affettüoso grido.</text:p>
          </table:table-cell>
          <table:table-cell table:style-name="ce1" office:value-type="string" calcext:value-type="string">
            <text:p>so did these issue from the troop where Dido is, coming to us through the malignant air, such force had my compassionate cry.</text:p>
          </table:table-cell>
          <table:table-cell table:style-name="ce1" office:value-type="string" calcext:value-type="string">
            <text:p>so these two left the flock where Dido is and came toward us through the malignant air, such was the tender power of my call.</text:p>
          </table:table-cell>
          <table:table-cell table:style-name="ce1" office:value-type="string" calcext:value-type="string">
            <text:p>so these two left the flock where Dido is. They came, approaching through malignant air, so strong for them had been my feeling cry.</text:p>
          </table:table-cell>
          <table:table-cell table:style-name="ce1" office:value-type="string" calcext:value-type="string">
            <text:p>So did they emerge from the flock where Dido is, coming to us through the cruel air, so compelling was my deepfelt cry.</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88-90</text:p>
          </table:table-cell>
          <table:table-cell table:style-name="ce1" office:value-type="string" calcext:value-type="string">
            <text:p>“O animal grazïoso e benigno che visitando vai per l'aere perso noi che tignemmo il mondo di sanguigno,</text:p>
          </table:table-cell>
          <table:table-cell table:style-name="ce1" office:value-type="string" calcext:value-type="string">
            <text:p>“O living creature, gracious and benign, that go through the black air visiting us who stained the world with blood,</text:p>
          </table:table-cell>
          <table:table-cell table:style-name="ce1" office:value-type="string" calcext:value-type="string">
            <text:p>“O living creature, gracious and so kind, who makes your way here through this dingy air to visit us who stained the world with blood,</text:p>
          </table:table-cell>
          <table:table-cell table:style-name="ce1" office:value-type="string" calcext:value-type="string">
            <text:p>‘Our fellow being, gracious, kind and good! You, on your journeying through this bruised air, here visit two who tinged the world with blood.</text:p>
          </table:table-cell>
          <table:table-cell table:style-name="ce1" office:value-type="string" calcext:value-type="string">
            <text:p>“O gracious and benign living creature who through the black air go visiting us who stained the world blood-red.</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91-93</text:p>
          </table:table-cell>
          <table:table-cell table:style-name="ce1" office:value-type="string" calcext:value-type="string">
            <text:p>se fosse amico il re de l'universo, noi pregheremmo lui de la tua pace, poi c'hai pietà del nostro mal perverso.</text:p>
          </table:table-cell>
          <table:table-cell table:style-name="ce1" office:value-type="string" calcext:value-type="string">
            <text:p>if the King of the universe were friendly to us, we would pray Him for your peace, since you have pity on our perverse ill.</text:p>
          </table:table-cell>
          <table:table-cell table:style-name="ce1" office:value-type="string" calcext:value-type="string">
            <text:p>if we could claim as friend the King of Kings, we would beseech him that he grant you peace, you who show pity for our atrocious plight.</text:p>
          </table:table-cell>
          <table:table-cell table:style-name="ce1" office:value-type="string" calcext:value-type="string">
            <text:p>Suppose the Sovereign of the Universe were still our friend, we’d pray He grant you peace. You pity so the ill perverting us.</text:p>
          </table:table-cell>
          <table:table-cell table:style-name="ce1" office:value-type="string" calcext:value-type="string">
            <text:p>If the king of the universe were friendly we would pray to him for your peace, since you have pity on our twisted pain.</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94-96</text:p>
          </table:table-cell>
          <table:table-cell table:style-name="ce1" office:value-type="string" calcext:value-type="string">
            <text:p>Di quel che udire e che parlar vi piace, noi udiremo e parleremo a voi, mentre che 'l vento, come fa, ci tace.</text:p>
          </table:table-cell>
          <table:table-cell table:style-name="ce1" office:value-type="string" calcext:value-type="string">
            <text:p>Of that which it pleases you to hear and to speak, we will hear and speak with you, while the wind, as now, is silent for us.</text:p>
          </table:table-cell>
          <table:table-cell table:style-name="ce1" office:value-type="string" calcext:value-type="string">
            <text:p>Whatever pleases you to hear or speak we will hear and we will speak about with you as long as the wind, here where we are, is silent.</text:p>
          </table:table-cell>
          <table:table-cell table:style-name="ce1" office:value-type="string" calcext:value-type="string">
            <text:p>Whatever you may please to hear or say, we, as we hear, we, as we speak, assent, so long – as now they do – these winds stay silent.</text:p>
          </table:table-cell>
          <table:table-cell table:style-name="ce1" office:value-type="string" calcext:value-type="string">
            <text:p>Of whatever it pleases you to hear and to speak we will listen and speak to you, while the wind is quiet for us, as it is now.</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97-99</text:p>
          </table:table-cell>
          <table:table-cell table:style-name="ce1" office:value-type="string" calcext:value-type="string">
            <text:p>Siede la terra dove nata fui su la marina dove 'l Po discende per aver pace co' seguaci sui.</text:p>
          </table:table-cell>
          <table:table-cell table:style-name="ce1" office:value-type="string" calcext:value-type="string">
            <text:p>The city where I was born lies on that shore where the Po descends to be at peace with its followers.</text:p>
          </table:table-cell>
          <table:table-cell table:style-name="ce1" office:value-type="string" calcext:value-type="string">
            <text:p>The place where I was born lies on the shore where the river Po with its attendant streams descends to seek its final resting place.</text:p>
          </table:table-cell>
          <table:table-cell table:style-name="ce1" office:value-type="string" calcext:value-type="string">
            <text:p>My native place is set along those shores through which the river Po comes down, to be at last at peace with all its tributaries.</text:p>
          </table:table-cell>
          <table:table-cell table:style-name="ce1" office:value-type="string" calcext:value-type="string">
            <text:p>The city where I was born sits beside the shore where the Po descends to have peace with its followers.</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100-102</text:p>
          </table:table-cell>
          <table:table-cell table:style-name="ce1" office:value-type="string" calcext:value-type="string">
            <text:p>Amor, ch'al cor gentil ratto s'apprende, prese costui de la bella persona che mi fu tolta; e 'l modo ancor m'offende.</text:p>
          </table:table-cell>
          <table:table-cell table:style-name="ce1" office:value-type="string" calcext:value-type="string">
            <text:p>Love, which is quickly kindled in a gentle heart, seized this one for the fair form that was taken from me—and the way of it afflicts me still.</text:p>
          </table:table-cell>
          <table:table-cell table:style-name="ce1" office:value-type="string" calcext:value-type="string">
            <text:p>Love, quick to kindle in the gentle heart, seized this one for the beauty of my body, torn from me. (How it happened still offends me!)</text:p>
          </table:table-cell>
          <table:table-cell table:style-name="ce1" office:value-type="string" calcext:value-type="string">
            <text:p>Love, who so fast brings flame to generous hearts, seized him with feeling for the lovely form, now torn from me. The harm of how still rankles.</text:p>
          </table:table-cell>
          <table:table-cell table:style-name="ce1" office:value-type="string" calcext:value-type="string">
            <text:p>Love, which is swiftly kindled in the noble heart, seized this one for the lovely person that was taken from me; and the manner still injures me.</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103-105</text:p>
          </table:table-cell>
          <table:table-cell table:style-name="ce1" office:value-type="string" calcext:value-type="string">
            <text:p>Amor, ch'a nullo amato amar perdona, mi prese del costui piacer sì forte, che, come vedi, ancor non m'abbandona.</text:p>
          </table:table-cell>
          <table:table-cell table:style-name="ce1" office:value-type="string" calcext:value-type="string">
            <text:p>Love, which absolves no loved one from loving, seized me so strongly with delight in him, that, as you see, it does not leave me even now.</text:p>
          </table:table-cell>
          <table:table-cell table:style-name="ce1" office:value-type="string" calcext:value-type="string">
            <text:p>Love, that excuses no one loved from loving, seized me so strongly with delight in him that, as you see, he never leaves my side.</text:p>
          </table:table-cell>
          <table:table-cell table:style-name="ce1" office:value-type="string" calcext:value-type="string">
            <text:p>Love, who no loved one pardons love’s requite, seized me for him so strongly in delight that, as you see, he does not leave me yet.</text:p>
          </table:table-cell>
          <table:table-cell table:style-name="ce1" office:value-type="string" calcext:value-type="string">
            <text:p>Love, which pardons no one loved from loving in return, seized me for his beauty so strongly that, as you see, it still does not abandon me.</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106-108</text:p>
          </table:table-cell>
          <table:table-cell table:style-name="ce1" office:value-type="string" calcext:value-type="string">
            <text:p>Amor condusse noi ad una morte. Caina attende chi a vita ci spense.” Queste parole da lor ci fuor porte.</text:p>
          </table:table-cell>
          <table:table-cell table:style-name="ce1" office:value-type="string" calcext:value-type="string">
            <text:p>Love brought us to one death. Caina awaits him who quenched our life.”</text:p>
          </table:table-cell>
          <table:table-cell table:style-name="ce1" office:value-type="string" calcext:value-type="string">
            <text:p>Love led us straight to sudden death together. Caina awaits the one who quenched our lives.” These were the words that came from them to us.</text:p>
          </table:table-cell>
          <table:table-cell table:style-name="ce1" office:value-type="string" calcext:value-type="string">
            <text:p>Love drew us onwards to consuming death. Cain’s ice awaits the one who quenched our lives.’ These words, borne on to us from them, were theirs.</text:p>
          </table:table-cell>
          <table:table-cell table:style-name="ce1" office:value-type="string" calcext:value-type="string">
            <text:p>Love led us on to one death. Caina awaits him who extinguished our life.” These words were borne from them to us.</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109-111</text:p>
          </table:table-cell>
          <table:table-cell table:style-name="ce1" office:value-type="string" calcext:value-type="string">
            <text:p>Quand' io intesi quell' anime offense, china' il viso, e tanto il tenni basso, fin che 'l poeta mi disse: “Che pense?”</text:p>
          </table:table-cell>
          <table:table-cell table:style-name="ce1" office:value-type="string" calcext:value-type="string">
            <text:p>These words were borne to us from them.</text:p>
          </table:table-cell>
          <table:table-cell table:style-name="ce1" office:value-type="string" calcext:value-type="string">
            <text:p>When those offended souls had told their story, I bowed my head and kept it bowed until the poet said, “What are you thinking of?”</text:p>
          </table:table-cell>
          <table:table-cell table:style-name="ce1" office:value-type="string" calcext:value-type="string">
            <text:p>And when I heard these spirits in distress, I bowed my eyes and held them low, until, at length, the poet said: ‘What thoughts are these?’</text:p>
          </table:table-cell>
          <table:table-cell table:style-name="ce1" office:value-type="string" calcext:value-type="string">
            <text:p>When I understood those injured souls, I bent my face downward, and I held it down so long that the poet said: “What are you pondering?”</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112-114</text:p>
          </table:table-cell>
          <table:table-cell table:style-name="ce1" office:value-type="string" calcext:value-type="string">
            <text:p>Quando rispuosi, cominciai: “Oh lasso, quanti dolci pensier, quanto disio menò costoro al doloroso passo!”</text:p>
          </table:table-cell>
          <table:table-cell table:style-name="ce1" office:value-type="string" calcext:value-type="string">
            <text:p>And when I heard those afflicted souls I bowed my head and held it bowed until the poet said to me, “What are you thinking of?”</text:p>
          </table:table-cell>
          <table:table-cell table:style-name="ce1" office:value-type="string" calcext:value-type="string">
            <text:p>When finally I spoke, I sighed, “Alas, all those sweet thoughts, and oh, how much desiring brought these two down into this agony.”</text:p>
          </table:table-cell>
          <table:table-cell table:style-name="ce1" office:value-type="string" calcext:value-type="string">
            <text:p>I, answering in the end, began: ‘Alas, how many yearning thoughts, what great desire, have led them through such sorrow to their fate?’</text:p>
          </table:table-cell>
          <table:table-cell table:style-name="ce1" office:value-type="string" calcext:value-type="string">
            <text:p>When I replied, I began: “Alas, how many sweet thoughts, how much yearning led them to the grievous pass!”</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15-117</text:p>
          </table:table-cell>
          <table:table-cell table:style-name="ce1" office:value-type="string" calcext:value-type="string">
            <text:p>Poi mi rivolsi a loro e parla' io, e cominciai: “Francesca, i tuoi martìri a lagrimar mi fanno tristo e pio.</text:p>
          </table:table-cell>
          <table:table-cell table:style-name="ce1" office:value-type="string" calcext:value-type="string">
            <text:p>When I answered, I began, “Alas! How many sweet thoughts, what great desire, brought them to the woeful pass!”</text:p>
          </table:table-cell>
          <table:table-cell table:style-name="ce1" office:value-type="string" calcext:value-type="string">
            <text:p>And then I turned to them and tried to speak; I said, “Francesca, the torment that you suffer brings painful tears of pity to my eyes.</text:p>
          </table:table-cell>
          <table:table-cell table:style-name="ce1" office:value-type="string" calcext:value-type="string">
            <text:p>And turning to them now I came to say: ‘Francesca, how your suffering saddens me! Sheer pity brings me to the point of tears.</text:p>
          </table:table-cell>
          <table:table-cell table:style-name="ce1" office:value-type="string" calcext:value-type="string">
            <text:p>Then I turned back to them and spoke, and I began: “Francesca, your sufferings make me sad and piteous to tears.</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18-120</text:p>
          </table:table-cell>
          <table:table-cell table:style-name="ce1" office:value-type="string" calcext:value-type="string">
            <text:p>Ma dimmi: al tempo d'i dolci sospiri, a che e come concedette amore che conosceste i dubbiosi disiri?”</text:p>
          </table:table-cell>
          <table:table-cell table:style-name="ce1" office:value-type="string" calcext:value-type="string">
            <text:p>Then I turned again to them, and I began, “Francesca, your torments make me weep for grief and pity; but tell me, in the time of the sweet sighs,</text:p>
          </table:table-cell>
          <table:table-cell table:style-name="ce1" office:value-type="string" calcext:value-type="string">
            <text:p>But tell me, in that time of your sweet sighing how, and by what signs, did love allow you to recognize your dubious desires?”</text:p>
          </table:table-cell>
          <table:table-cell table:style-name="ce1" office:value-type="string" calcext:value-type="string">
            <text:p>But tell me this: the how of it – and why – that Love, in sweetness of such sighing hours, permitted you to know these doubtful pangs.’</text:p>
          </table:table-cell>
          <table:table-cell table:style-name="ce1" office:value-type="string" calcext:value-type="string">
            <text:p>But tell me: in the time of your sweet sighs, by what and how did Love grant you to know your dangerous desires?”</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21-123</text:p>
          </table:table-cell>
          <table:table-cell table:style-name="ce1" office:value-type="string" calcext:value-type="string">
            <text:p>E quella a me: “Nessun maggior dolore che ricordarsi del tempo felice ne la miseria; e ciò sa 'l tuo dottore.</text:p>
          </table:table-cell>
          <table:table-cell table:style-name="ce1" office:value-type="string" calcext:value-type="string">
            <text:p>by what and how did Love grant you to know the dubious desires?”</text:p>
          </table:table-cell>
          <table:table-cell table:style-name="ce1" office:value-type="string" calcext:value-type="string">
            <text:p>And she to me: “There is no greater pain than to remember, in our present grief, past happiness (as well your teacher knows)!</text:p>
          </table:table-cell>
          <table:table-cell table:style-name="ce1" office:value-type="string" calcext:value-type="string">
            <text:p>To me she said: ‘There is no sorrow greater than, in times of misery, to hold at heart the memory of happiness. (Your teacher knows.)</text:p>
          </table:table-cell>
          <table:table-cell table:style-name="ce1" office:value-type="string" calcext:value-type="string">
            <text:p>And she to me: “There is no greater pain than to remember the happy time in wretchedness; and this your teacher knows.</text:p>
          </table:table-cell>
          <table:table-cell table:number-columns-repeated="2"/>
        </table:table-row>
        <table:table-row table:style-name="ro12">
          <table:table-cell office:value-type="string" calcext:value-type="string">
            <text:p>Inferno</text:p>
          </table:table-cell>
          <table:table-cell office:value-type="string" calcext:value-type="string">
            <text:p>V</text:p>
          </table:table-cell>
          <table:table-cell office:value-type="string" calcext:value-type="string">
            <text:p>124-126</text:p>
          </table:table-cell>
          <table:table-cell table:style-name="ce1" office:value-type="string" calcext:value-type="string">
            <text:p>Ma s'a conoscer la prima radice del nostro amor tu hai cotanto affetto, dirò come colui che piange e dice.</text:p>
          </table:table-cell>
          <table:table-cell table:style-name="ce1" office:value-type="string" calcext:value-type="string">
            <text:p>And she to me, “There is no greater sorrow than to recall, in wretchedness, the happy time; and this your teacher knows.</text:p>
          </table:table-cell>
          <table:table-cell table:style-name="ce1" office:value-type="string" calcext:value-type="string">
            <text:p>But if your great desire is to learn the very root of such a love as ours, I shall tell you, but in words of flowing tears.</text:p>
          </table:table-cell>
          <table:table-cell table:style-name="ce1" office:value-type="string" calcext:value-type="string">
            <text:p>And yet, if you so deeply yearn to trace the root from which the love we share first sprang, then I shall say – and speak as though in tears.</text:p>
          </table:table-cell>
          <table:table-cell table:style-name="ce1" office:value-type="string" calcext:value-type="string">
            <text:p>But if you have so much desire to know the first root of our love, I will do as one who weeps and speaks.</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27-129</text:p>
          </table:table-cell>
          <table:table-cell table:style-name="ce1" office:value-type="string" calcext:value-type="string">
            <text:p>Noi leggiavamo un giorno per diletto di Lancialotto come amor lo strinse; soli eravamo e sanza alcun sospetto.</text:p>
          </table:table-cell>
          <table:table-cell table:style-name="ce1" office:value-type="string" calcext:value-type="string">
            <text:p>But if you have such great desire to know the first root of our love, I will tell as one who weeps and tells.</text:p>
          </table:table-cell>
          <table:table-cell table:style-name="ce1" office:value-type="string" calcext:value-type="string">
            <text:p>One day we read, to pass the time away, of Lancelot, of how he fell in love; we were alone, innocent of suspicion.</text:p>
          </table:table-cell>
          <table:table-cell table:style-name="ce1" office:value-type="string" calcext:value-type="string">
            <text:p>One day we read together, for pure joy how Lancelot was taken in Love’s palm. We were alone. We knew no suspicion.</text:p>
          </table:table-cell>
          <table:table-cell table:style-name="ce1" office:value-type="string" calcext:value-type="string">
            <text:p>We were reading one day, for pleasure, of Lancelot, how Love beset him; we were alone and without any suspicion.</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130-132</text:p>
          </table:table-cell>
          <table:table-cell table:style-name="ce1" office:value-type="string" calcext:value-type="string">
            <text:p>Per più fïate li occhi ci sospinse quella lettura, e scolorocci il viso; ma solo un punto fu quel che ci vinse.</text:p>
          </table:table-cell>
          <table:table-cell table:style-name="ce1" office:value-type="string" calcext:value-type="string">
            <text:p>One day, for pastime, we read of Lancelot, how love constrained him; we were alone, suspecting nothing.</text:p>
          </table:table-cell>
          <table:table-cell table:style-name="ce1" office:value-type="string" calcext:value-type="string">
            <text:p>Time and again our eyes were brought together by the book we read; our faces flushed and paled. To the moment of one line alone we yielded:</text:p>
          </table:table-cell>
          <table:table-cell table:style-name="ce1" office:value-type="string" calcext:value-type="string">
            <text:p>Time after time, the words we read would lift our eyes and drain all colour from our faces. A single point, however, vanquished us.</text:p>
          </table:table-cell>
          <table:table-cell table:style-name="ce1" office:value-type="string" calcext:value-type="string">
            <text:p>Many times that reading drove our eyes together and turned our faces pale; but one point alone was the one that overpowered us.</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133-135</text:p>
          </table:table-cell>
          <table:table-cell table:style-name="ce1" office:value-type="string" calcext:value-type="string">
            <text:p>Quando leggemmo il disïato riso esser basciato da cotanto amante, questi, che mai da me non fia diviso,</text:p>
          </table:table-cell>
          <table:table-cell table:style-name="ce1" office:value-type="string" calcext:value-type="string">
            <text:p>Several times that reading urged our eyes to meet and took the color from our faces, but one moment alone it was that overcame us.</text:p>
          </table:table-cell>
          <table:table-cell table:style-name="ce1" office:value-type="string" calcext:value-type="string">
            <text:p>it was when we read about those longed-for lips now being kissed by such a famous lover, that this one (who shall never leave my side)</text:p>
          </table:table-cell>
          <table:table-cell table:style-name="ce1" office:value-type="string" calcext:value-type="string">
            <text:p>For when at last we read the longed-for smile of Guinevere – at last her lover kissed – he, who from me will never now depart,</text:p>
          </table:table-cell>
          <table:table-cell table:style-name="ce1" office:value-type="string" calcext:value-type="string">
            <text:p>When we read that the yearned-for smile was kissed by so great a lover, he, who will never be separated from me.</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36-138</text:p>
          </table:table-cell>
          <table:table-cell table:style-name="ce1" office:value-type="string" calcext:value-type="string">
            <text:p>la bocca mi basciò tutto tremante. Galeotto fu 'l libro e chi lo scrisse: quel giorno più non vi leggemmo avante.”</text:p>
          </table:table-cell>
          <table:table-cell table:style-name="ce1" office:value-type="string" calcext:value-type="string">
            <text:p>When we read how the longed-for smile was kissed by so great a lover, this one, who never shall be parted from me, kissed my mouth all trembling.</text:p>
          </table:table-cell>
          <table:table-cell table:style-name="ce1" office:value-type="string" calcext:value-type="string">
            <text:p>then kissed my mouth, and trembled as he did. Our Galehot was that book and he who wrote it. That day we read no further.”</text:p>
          </table:table-cell>
          <table:table-cell table:style-name="ce1" office:value-type="string" calcext:value-type="string">
            <text:p>touched his kiss, trembling to my open mouth. This book was Galehault – pander-penned, the pimp! That day we read no further down those lines.</text:p>
          </table:table-cell>
          <table:table-cell table:style-name="ce1" office:value-type="string" calcext:value-type="string">
            <text:p>Kissed my mouth all trembling. Galeotto was the book and he who wrote it: that day we read there no further.</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39-141</text:p>
          </table:table-cell>
          <table:table-cell table:style-name="ce1" office:value-type="string" calcext:value-type="string">
            <text:p>Mentre che l'uno spirto questo disse, l'altro piangëa; sì che di pietade io venni men così com' io morisse.</text:p>
          </table:table-cell>
          <table:table-cell table:style-name="ce1" office:value-type="string" calcext:value-type="string">
            <text:p>A Gallehault was the book and he who wrote it; that day we read no farther in it.</text:p>
          </table:table-cell>
          <table:table-cell table:style-name="ce1" office:value-type="string" calcext:value-type="string">
            <text:p>And all the while the one of the two spirits spoke these words, the other wept, in such a way that pity blurred my senses;</text:p>
          </table:table-cell>
          <table:table-cell table:style-name="ce1" office:value-type="string" calcext:value-type="string">
            <text:p>And all the while, as one of them spoke on, the other wept, and I, in such great pity, fainted away as though I were to die.</text:p>
          </table:table-cell>
          <table:table-cell table:style-name="ce1" office:value-type="string" calcext:value-type="string">
            <text:p>While one spirit said this, the other was weeping so that for pity I fainted as if I were dying, </text:p>
          </table:table-cell>
          <table:table-cell table:number-columns-repeated="2"/>
        </table:table-row>
        <table:table-row table:style-name="ro13">
          <table:table-cell office:value-type="string" calcext:value-type="string">
            <text:p>Inferno</text:p>
          </table:table-cell>
          <table:table-cell office:value-type="string" calcext:value-type="string">
            <text:p>V</text:p>
          </table:table-cell>
          <table:table-cell office:value-type="string" calcext:value-type="string">
            <text:p>142-142</text:p>
          </table:table-cell>
          <table:table-cell table:style-name="ce1" office:value-type="string" calcext:value-type="string">
            <text:p>E caddi come corpo morto cade.</text:p>
          </table:table-cell>
          <table:table-cell table:style-name="ce1" office:value-type="string" calcext:value-type="string">
            <text:p>While the one spirit said this, the other wept, so that for pity I swooned, as if in death, and fell as a dead body falls.</text:p>
          </table:table-cell>
          <table:table-cell table:style-name="ce1" office:value-type="string" calcext:value-type="string">
            <text:p>I swooned as though to die and fell to Hell’s floor as a body, dead, falls.</text:p>
          </table:table-cell>
          <table:table-cell table:style-name="ce1" office:value-type="string" calcext:value-type="string">
            <text:p>And now I fell as bodies fall, for dead.</text:p>
          </table:table-cell>
          <table:table-cell table:style-name="ce3" office:value-type="string" calcext:value-type="string">
            <text:p>and I fell as a dead body falls.</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2">00/00/0000</text:date>, <text:time style:data-style-name="N2" text:time-value="17:18:28.67780472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02T17:48:43.595101405</dc:date>
    <meta:editing-duration>PT2H40M36S</meta:editing-duration>
    <meta:editing-cycles>42</meta:editing-cycles>
    <meta:generator>LibreOffice/24.2.7.2$Linux_X86_64 LibreOffice_project/420$Build-2</meta:generator>
    <meta:document-statistic meta:table-count="1" meta:cell-count="1912" meta:object-count="0"/>
  </office:meta>
</office:document-meta>
</file>